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2.026cm" svg:height="14.662cm" svg:x="45.322cm" svg:y="6.933cm">
            <draw:object draw:notify-on-update-of-ranges="Planilha1.R8:Planilha1.R14 Planilha1.S7:Planilha1.S7 Planilha1.S8:Planilha1.S14 Planilha1.T7:Planilha1.T7 Planilha1.T8:Planilha1.T14 Planilha1.U7:Planilha1.U7 Planilha1.U8:Planilha1.U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griid</text:p>
          </table:table-cell>
          <table:table-cell table:number-columns-repeated="5"/>
          <table:table-cell office:value-type="string" calcext:value-type="string">
            <text:p>griid</text:p>
          </table:table-cell>
          <table:table-cell table:number-columns-repeated="8"/>
          <table:table-cell office:value-type="string" calcext:value-type="string">
            <text:p>Sequenci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quencial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Sequencia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Grid_siz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2042" calcext:value-type="float">
            <text:p>0,002042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2042" calcext:value-type="float">
            <text:p>0,002042</text:p>
          </table:table-cell>
          <table:table-cell office:value-type="float" office:value="0.005467" calcext:value-type="float">
            <text:p>0,005467</text:p>
          </table:table-cell>
          <table:table-cell office:value-type="float" office:value="0.015508" calcext:value-type="float">
            <text:p>0,015508</text:p>
          </table:table-cell>
          <table:table-cell office:value-type="float" office:value="0.048404" calcext:value-type="float">
            <text:p>0,048404</text:p>
          </table:table-cell>
          <table:table-cell office:value-type="float" office:value="0.177081" calcext:value-type="float">
            <text:p>0,177081</text:p>
          </table:table-cell>
          <table:table-cell office:value-type="float" office:value="0.734491" calcext:value-type="float">
            <text:p>0,734491</text:p>
          </table:table-cell>
          <table:table-cell office:value-type="float" office:value="2.9318" calcext:value-type="float">
            <text:p>2,9318</text:p>
          </table:table-cell>
          <table:table-cell office:value-type="float" office:value="12.963446" calcext:value-type="float">
            <text:p>12,963446</text:p>
          </table:table-cell>
          <table:table-cell/>
          <table:table-cell office:value-type="string" calcext:value-type="string">
            <text:p>media</text:p>
          </table:table-cell>
          <table:table-cell table:formula="of:=SUM([.I3:.I12])/10" office:value-type="float" office:value="0.002113" calcext:value-type="float">
            <text:p>0,002113</text:p>
          </table:table-cell>
          <table:table-cell table:formula="of:=SUM([.J3:.J12])/10" office:value-type="float" office:value="0.0054594" calcext:value-type="float">
            <text:p>0,0054594</text:p>
          </table:table-cell>
          <table:table-cell table:formula="of:=SUM([.K3:.K12])/10" office:value-type="float" office:value="0.0149035" calcext:value-type="float">
            <text:p>0,0149035</text:p>
          </table:table-cell>
          <table:table-cell table:formula="of:=SUM([.L3:.L12])/10" office:value-type="float" office:value="0.0471594" calcext:value-type="float">
            <text:p>0,0471594</text:p>
          </table:table-cell>
          <table:table-cell table:formula="of:=SUM([.M3:.M12])/10" office:value-type="float" office:value="0.1748331" calcext:value-type="float">
            <text:p>0,1748331</text:p>
          </table:table-cell>
          <table:table-cell table:formula="of:=SUM([.N3:.N12])/10" office:value-type="float" office:value="0.7126848" calcext:value-type="float">
            <text:p>0,7126848</text:p>
          </table:table-cell>
          <table:table-cell table:formula="of:=SUM([.O3:.O12])/10" office:value-type="float" office:value="2.9642592" calcext:value-type="float">
            <text:p>2,9642592</text:p>
          </table:table-cell>
          <table:table-cell table:formula="of:=SUM([.P3:.P12])/10" office:value-type="float" office:value="12.5256248" calcext:value-type="float">
            <text:p>12,52562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2402" calcext:value-type="float">
            <text:p>0,0024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2402" calcext:value-type="float">
            <text:p>0,002402</text:p>
          </table:table-cell>
          <table:table-cell office:value-type="float" office:value="0.005343" calcext:value-type="float">
            <text:p>0,005343</text:p>
          </table:table-cell>
          <table:table-cell office:value-type="float" office:value="0.014308" calcext:value-type="float">
            <text:p>0,014308</text:p>
          </table:table-cell>
          <table:table-cell office:value-type="float" office:value="0.047932" calcext:value-type="float">
            <text:p>0,047932</text:p>
          </table:table-cell>
          <table:table-cell office:value-type="float" office:value="0.178394" calcext:value-type="float">
            <text:p>0,178394</text:p>
          </table:table-cell>
          <table:table-cell office:value-type="float" office:value="0.70999" calcext:value-type="float">
            <text:p>0,70999</text:p>
          </table:table-cell>
          <table:table-cell office:value-type="float" office:value="3.064323" calcext:value-type="float">
            <text:p>3,064323</text:p>
          </table:table-cell>
          <table:table-cell office:value-type="float" office:value="12.909527" calcext:value-type="float">
            <text:p>12,909527</text:p>
          </table:table-cell>
          <table:table-cell/>
          <table:table-cell office:value-type="string" calcext:value-type="string">
            <text:p>min</text:p>
          </table:table-cell>
          <table:table-cell table:formula="of:=[.I14]-[.G18]*[.I15]/SQRT(10)" office:value-type="float" office:value="0.00201543302781052" calcext:value-type="float">
            <text:p>0,00201543302781052</text:p>
          </table:table-cell>
          <table:table-cell table:formula="of:=[.J14]-[.G18]*[.J15]/SQRT(10)" office:value-type="float" office:value="0.00520993919535125" calcext:value-type="float">
            <text:p>0,00520993919535125</text:p>
          </table:table-cell>
          <table:table-cell table:formula="of:=[.K14]-[.G18]*[.K15]/SQRT(10)" office:value-type="float" office:value="0.0145837969224629" calcext:value-type="float">
            <text:p>0,0145837969224629</text:p>
          </table:table-cell>
          <table:table-cell table:formula="of:=[.L14]-[.G18]*[.L15]/SQRT(10)" office:value-type="float" office:value="0.0464598672895533" calcext:value-type="float">
            <text:p>0,0464598672895533</text:p>
          </table:table-cell>
          <table:table-cell table:formula="of:=[.M14]-[.G18]*[.M15]/SQRT(10)" office:value-type="float" office:value="0.17360905209547" calcext:value-type="float">
            <text:p>0,17360905209547</text:p>
          </table:table-cell>
          <table:table-cell table:formula="of:=[.N14]-[.G18]*[.N15]/SQRT(10)" office:value-type="float" office:value="0.705011986215643" calcext:value-type="float">
            <text:p>0,705011986215643</text:p>
          </table:table-cell>
          <table:table-cell table:formula="of:=[.O14]-[.G18]*[.O15]/SQRT(10)" office:value-type="float" office:value="2.93318093212593" calcext:value-type="float">
            <text:p>2,93318093212593</text:p>
          </table:table-cell>
          <table:table-cell table:formula="of:=[.P14]-[.G18]*[.P15]/SQRT(10)" office:value-type="float" office:value="12.3776697138049" calcext:value-type="float">
            <text:p>12,37766971380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044" calcext:value-type="float">
            <text:p>0,0020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5142" calcext:value-type="float">
            <text:p>0,005142</text:p>
          </table:table-cell>
          <table:table-cell office:value-type="float" office:value="0.015061" calcext:value-type="float">
            <text:p>0,015061</text:p>
          </table:table-cell>
          <table:table-cell office:value-type="float" office:value="0.047621" calcext:value-type="float">
            <text:p>0,047621</text:p>
          </table:table-cell>
          <table:table-cell office:value-type="float" office:value="0.173948" calcext:value-type="float">
            <text:p>0,173948</text:p>
          </table:table-cell>
          <table:table-cell office:value-type="float" office:value="0.705875" calcext:value-type="float">
            <text:p>0,705875</text:p>
          </table:table-cell>
          <table:table-cell office:value-type="float" office:value="2.99904" calcext:value-type="float">
            <text:p>2,99904</text:p>
          </table:table-cell>
          <table:table-cell office:value-type="float" office:value="12.381141" calcext:value-type="float">
            <text:p>12,381141</text:p>
          </table:table-cell>
          <table:table-cell/>
          <table:table-cell office:value-type="string" calcext:value-type="string">
            <text:p>max</text:p>
          </table:table-cell>
          <table:table-cell table:formula="of:=[.I14]+[.G18]*[.I15]/SQRT(10)" office:value-type="float" office:value="0.00221056697218948" calcext:value-type="float">
            <text:p>0,00221056697218948</text:p>
          </table:table-cell>
          <table:table-cell table:formula="of:=[.J14]+[.G18]*[.J15]/SQRT(10)" office:value-type="float" office:value="0.00570886080464875" calcext:value-type="float">
            <text:p>0,00570886080464875</text:p>
          </table:table-cell>
          <table:table-cell table:formula="of:=[.K14]+[.G18]*[.K15]/SQRT(10)" office:value-type="float" office:value="0.0152232030775371" calcext:value-type="float">
            <text:p>0,0152232030775371</text:p>
          </table:table-cell>
          <table:table-cell table:formula="of:=[.L14]+[.G18]*[.L15]/SQRT(10)" office:value-type="float" office:value="0.0478589327104467" calcext:value-type="float">
            <text:p>0,0478589327104467</text:p>
          </table:table-cell>
          <table:table-cell table:formula="of:=[.M14]+[.G18]*[.M15]/SQRT(10)" office:value-type="float" office:value="0.17605714790453" calcext:value-type="float">
            <text:p>0,17605714790453</text:p>
          </table:table-cell>
          <table:table-cell table:formula="of:=[.N14]+[.G18]*[.N15]/SQRT(10)" office:value-type="float" office:value="0.720357613784357" calcext:value-type="float">
            <text:p>0,720357613784357</text:p>
          </table:table-cell>
          <table:table-cell table:formula="of:=[.O14]+[.G18]*[.O15]/SQRT(10)" office:value-type="float" office:value="2.99533746787406" calcext:value-type="float">
            <text:p>2,99533746787406</text:p>
          </table:table-cell>
          <table:table-cell table:formula="of:=[.P14]+[.G18]*[.P15]/SQRT(10)" office:value-type="float" office:value="12.6735798861951" calcext:value-type="float">
            <text:p>12,67357988619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2044" calcext:value-type="float">
            <text:p>0,00204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5769" calcext:value-type="float">
            <text:p>0,005769</text:p>
          </table:table-cell>
          <table:table-cell office:value-type="float" office:value="0.014101" calcext:value-type="float">
            <text:p>0,014101</text:p>
          </table:table-cell>
          <table:table-cell office:value-type="float" office:value="0.048937" calcext:value-type="float">
            <text:p>0,048937</text:p>
          </table:table-cell>
          <table:table-cell office:value-type="float" office:value="0.174876" calcext:value-type="float">
            <text:p>0,174876</text:p>
          </table:table-cell>
          <table:table-cell office:value-type="float" office:value="0.732596" calcext:value-type="float">
            <text:p>0,732596</text:p>
          </table:table-cell>
          <table:table-cell office:value-type="float" office:value="2.985528" calcext:value-type="float">
            <text:p>2,985528</text:p>
          </table:table-cell>
          <table:table-cell office:value-type="float" office:value="12.397605" calcext:value-type="float">
            <text:p>12,3976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076" calcext:value-type="float">
            <text:p>0,00207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0.004964" calcext:value-type="float">
            <text:p>0,004964</text:p>
          </table:table-cell>
          <table:table-cell office:value-type="float" office:value="0.015444" calcext:value-type="float">
            <text:p>0,015444</text:p>
          </table:table-cell>
          <table:table-cell office:value-type="float" office:value="0.047512" calcext:value-type="float">
            <text:p>0,047512</text:p>
          </table:table-cell>
          <table:table-cell office:value-type="float" office:value="0.175584" calcext:value-type="float">
            <text:p>0,175584</text:p>
          </table:table-cell>
          <table:table-cell office:value-type="float" office:value="0.702685" calcext:value-type="float">
            <text:p>0,702685</text:p>
          </table:table-cell>
          <table:table-cell office:value-type="float" office:value="2.979102" calcext:value-type="float">
            <text:p>2,979102</text:p>
          </table:table-cell>
          <table:table-cell office:value-type="float" office:value="12.532477" calcext:value-type="float">
            <text:p>12,53247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2112" calcext:value-type="float">
            <text:p>0,0021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2112" calcext:value-type="float">
            <text:p>0,002112</text:p>
          </table:table-cell>
          <table:table-cell office:value-type="float" office:value="0.005298" calcext:value-type="float">
            <text:p>0,005298</text:p>
          </table:table-cell>
          <table:table-cell office:value-type="float" office:value="0.014696" calcext:value-type="float">
            <text:p>0,014696</text:p>
          </table:table-cell>
          <table:table-cell office:value-type="float" office:value="0.046803" calcext:value-type="float">
            <text:p>0,046803</text:p>
          </table:table-cell>
          <table:table-cell office:value-type="float" office:value="0.171976" calcext:value-type="float">
            <text:p>0,171976</text:p>
          </table:table-cell>
          <table:table-cell office:value-type="float" office:value="0.70147" calcext:value-type="float">
            <text:p>0,70147</text:p>
          </table:table-cell>
          <table:table-cell office:value-type="float" office:value="2.965337" calcext:value-type="float">
            <text:p>2,965337</text:p>
          </table:table-cell>
          <table:table-cell office:value-type="float" office:value="12.546211" calcext:value-type="float">
            <text:p>12,546211</text:p>
          </table:table-cell>
          <table:table-cell/>
          <table:table-cell office:value-type="string" calcext:value-type="string">
            <text:p>Sequencial</text:p>
          </table:table-cell>
          <table:table-cell table:formula="of:=[.I14]-[.G18]*[.I15]/SQRT(10)" office:value-type="float" office:value="0.00201543302781052" calcext:value-type="float">
            <text:p>0,00201543302781052</text:p>
          </table:table-cell>
          <table:table-cell office:value-type="float" office:value="0.00213" calcext:value-type="float">
            <text:p>0,00213</text:p>
          </table:table-cell>
          <table:table-cell table:formula="of:=[.I14]+[.G18]*[.I15]/SQRT(10)" office:value-type="float" office:value="0.00221056697218948" calcext:value-type="float">
            <text:p>0,00221056697218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1863" calcext:value-type="float">
            <text:p>0,00186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1863" calcext:value-type="float">
            <text:p>0,001863</text:p>
          </table:table-cell>
          <table:table-cell office:value-type="float" office:value="0.00632" calcext:value-type="float">
            <text:p>0,00632</text:p>
          </table:table-cell>
          <table:table-cell office:value-type="float" office:value="0.014886" calcext:value-type="float">
            <text:p>0,014886</text:p>
          </table:table-cell>
          <table:table-cell office:value-type="float" office:value="0.045271" calcext:value-type="float">
            <text:p>0,045271</text:p>
          </table:table-cell>
          <table:table-cell office:value-type="float" office:value="0.174473" calcext:value-type="float">
            <text:p>0,174473</text:p>
          </table:table-cell>
          <table:table-cell office:value-type="float" office:value="0.70077" calcext:value-type="float">
            <text:p>0,70077</text:p>
          </table:table-cell>
          <table:table-cell office:value-type="float" office:value="2.957333" calcext:value-type="float">
            <text:p>2,957333</text:p>
          </table:table-cell>
          <table:table-cell office:value-type="float" office:value="12.22643" calcext:value-type="float">
            <text:p>12,22643</text:p>
          </table:table-cell>
          <table:table-cell/>
          <table:table-cell office:value-type="string" calcext:value-type="string">
            <text:p>OMP N1</text:p>
          </table:table-cell>
          <table:table-cell table:formula="of:=[.I36]-[.G18]*[.I37]/SQRT(10)" office:value-type="float" office:value="0.00211263026689542" calcext:value-type="float">
            <text:p>0,00211263026689542</text:p>
          </table:table-cell>
          <table:table-cell office:value-type="float" office:value="0.0021293" calcext:value-type="float">
            <text:p>0,0021293</text:p>
          </table:table-cell>
          <table:table-cell table:formula="of:=[.I36]+[.G18]*[.I37]/SQRT(10)" office:value-type="float" office:value="0.00214596973310457" calcext:value-type="float">
            <text:p>0,002145969733104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2271" calcext:value-type="float">
            <text:p>0,00227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2271" calcext:value-type="float">
            <text:p>0,002271</text:p>
          </table:table-cell>
          <table:table-cell office:value-type="float" office:value="0.005449" calcext:value-type="float">
            <text:p>0,005449</text:p>
          </table:table-cell>
          <table:table-cell office:value-type="float" office:value="0.014475" calcext:value-type="float">
            <text:p>0,014475</text:p>
          </table:table-cell>
          <table:table-cell office:value-type="float" office:value="0.04679" calcext:value-type="float">
            <text:p>0,04679</text:p>
          </table:table-cell>
          <table:table-cell office:value-type="float" office:value="0.172437" calcext:value-type="float">
            <text:p>0,172437</text:p>
          </table:table-cell>
          <table:table-cell office:value-type="float" office:value="0.711696" calcext:value-type="float">
            <text:p>0,711696</text:p>
          </table:table-cell>
          <table:table-cell office:value-type="float" office:value="2.932146" calcext:value-type="float">
            <text:p>2,932146</text:p>
          </table:table-cell>
          <table:table-cell office:value-type="float" office:value="12.542523" calcext:value-type="float">
            <text:p>12,542523</text:p>
          </table:table-cell>
          <table:table-cell/>
          <table:table-cell office:value-type="string" calcext:value-type="string">
            <text:p>OMP N2</text:p>
          </table:table-cell>
          <table:table-cell table:formula="of:=[.I55]-[.G18]*[.I56]/SQRT(10)" office:value-type="float" office:value="0.00127685444145559" calcext:value-type="float">
            <text:p>0,00127685444145559</text:p>
          </table:table-cell>
          <table:table-cell office:value-type="float" office:value="0.0013508" calcext:value-type="float">
            <text:p>0,0013508</text:p>
          </table:table-cell>
          <table:table-cell table:formula="of:=[.I55]+[.G18]*[.I56]/SQRT(10)" office:value-type="float" office:value="0.00142474555854441" calcext:value-type="float">
            <text:p>0,001424745558544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2006" calcext:value-type="float">
            <text:p>0,0020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2006" calcext:value-type="float">
            <text:p>0,002006</text:p>
          </table:table-cell>
          <table:table-cell office:value-type="float" office:value="0.00508" calcext:value-type="float">
            <text:p>0,00508</text:p>
          </table:table-cell>
          <table:table-cell office:value-type="float" office:value="0.014957" calcext:value-type="float">
            <text:p>0,014957</text:p>
          </table:table-cell>
          <table:table-cell office:value-type="float" office:value="0.046131" calcext:value-type="float">
            <text:p>0,046131</text:p>
          </table:table-cell>
          <table:table-cell office:value-type="float" office:value="0.175776" calcext:value-type="float">
            <text:p>0,175776</text:p>
          </table:table-cell>
          <table:table-cell office:value-type="float" office:value="0.720084" calcext:value-type="float">
            <text:p>0,720084</text:p>
          </table:table-cell>
          <table:table-cell office:value-type="float" office:value="2.87189" calcext:value-type="float">
            <text:p>2,87189</text:p>
          </table:table-cell>
          <table:table-cell office:value-type="float" office:value="12.416645" calcext:value-type="float">
            <text:p>12,416645</text:p>
          </table:table-cell>
          <table:table-cell/>
          <table:table-cell office:value-type="string" calcext:value-type="string">
            <text:p>OMP N4</text:p>
          </table:table-cell>
          <table:table-cell table:formula="of:=[.I74]-[.G78]*[.I75]/SQRT(10)" office:value-type="float" office:value="0.000899551370416905" calcext:value-type="float">
            <text:p>0,000899551370416905</text:p>
          </table:table-cell>
          <table:table-cell office:value-type="float" office:value="0.0009643" calcext:value-type="float">
            <text:p>0,0009643</text:p>
          </table:table-cell>
          <table:table-cell table:formula="of:=[.I74]+[.G78]*[.I75]/SQRT(10)" office:value-type="float" office:value="0.0010290486295831" calcext:value-type="float">
            <text:p>0,00102904862958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7" calcext:value-type="float">
            <text:p>0,0022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5762" calcext:value-type="float">
            <text:p>0,005762</text:p>
          </table:table-cell>
          <table:table-cell office:value-type="float" office:value="0.015599" calcext:value-type="float">
            <text:p>0,015599</text:p>
          </table:table-cell>
          <table:table-cell office:value-type="float" office:value="0.046193" calcext:value-type="float">
            <text:p>0,046193</text:p>
          </table:table-cell>
          <table:table-cell office:value-type="float" office:value="0.173786" calcext:value-type="float">
            <text:p>0,173786</text:p>
          </table:table-cell>
          <table:table-cell office:value-type="float" office:value="0.707191" calcext:value-type="float">
            <text:p>0,707191</text:p>
          </table:table-cell>
          <table:table-cell office:value-type="float" office:value="2.956093" calcext:value-type="float">
            <text:p>2,956093</text:p>
          </table:table-cell>
          <table:table-cell office:value-type="float" office:value="12.340243" calcext:value-type="float">
            <text:p>12,340243</text:p>
          </table:table-cell>
          <table:table-cell/>
          <table:table-cell office:value-type="string" calcext:value-type="string">
            <text:p>OMP N8</text:p>
          </table:table-cell>
          <table:table-cell table:formula="of:=[.I93]-[.G97]*[.I94]/SQRT(10)" office:value-type="float" office:value="0.000919527418892399" calcext:value-type="float">
            <text:p>0,000919527418892399</text:p>
          </table:table-cell>
          <table:table-cell office:value-type="float" office:value="0.0009537" calcext:value-type="float">
            <text:p>0,0009537</text:p>
          </table:table-cell>
          <table:table-cell table:formula="of:=[.I93]+[.G97]*[.I94]/SQRT(10)" office:value-type="float" office:value="0.000987872581107601" calcext:value-type="float">
            <text:p>0,00098787258110760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Grid_siz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OMP N16</text:p>
          </table:table-cell>
          <table:table-cell table:formula="of:=[.I112]-[.G116]*[.I113]/SQRT(10)" office:value-type="float" office:value="0.00609075085820521" calcext:value-type="float">
            <text:p>0,00609075085820521</text:p>
          </table:table-cell>
          <table:table-cell office:value-type="float" office:value="0.0064753" calcext:value-type="float">
            <text:p>0,0064753</text:p>
          </table:table-cell>
          <table:table-cell table:formula="of:=[.I112]+[.G116]*[.I113]/SQRT(10)" office:value-type="float" office:value="0.00685984914179479" calcext:value-type="float">
            <text:p>0,0068598491417947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3:.I12])/10" office:value-type="float" office:value="0.002113" calcext:value-type="float">
            <text:p>0,002113</text:p>
          </table:table-cell>
          <table:table-cell table:formula="of:=SUM([.J3:.J12])/10" office:value-type="float" office:value="0.0054594" calcext:value-type="float">
            <text:p>0,0054594</text:p>
          </table:table-cell>
          <table:table-cell table:formula="of:=SUM([.K3:.K12])/10" office:value-type="float" office:value="0.0149035" calcext:value-type="float">
            <text:p>0,0149035</text:p>
          </table:table-cell>
          <table:table-cell table:formula="of:=SUM([.L3:.L12])/10" office:value-type="float" office:value="0.0471594" calcext:value-type="float">
            <text:p>0,0471594</text:p>
          </table:table-cell>
          <table:table-cell table:formula="of:=SUM([.M3:.M12])/10" office:value-type="float" office:value="0.1748331" calcext:value-type="float">
            <text:p>0,1748331</text:p>
          </table:table-cell>
          <table:table-cell table:formula="of:=SUM([.N3:.N12])/10" office:value-type="float" office:value="0.7126848" calcext:value-type="float">
            <text:p>0,7126848</text:p>
          </table:table-cell>
          <table:table-cell table:formula="of:=SUM([.O3:.O12])/10" office:value-type="float" office:value="2.9642592" calcext:value-type="float">
            <text:p>2,9642592</text:p>
          </table:table-cell>
          <table:table-cell table:formula="of:=SUM([.P3:.P12])/10" office:value-type="float" office:value="12.5256248" calcext:value-type="float">
            <text:p>12,5256248</text:p>
          </table:table-cell>
          <table:table-cell/>
          <table:table-cell office:value-type="string" calcext:value-type="string">
            <text:p>OMP N32</text:p>
          </table:table-cell>
          <table:table-cell table:formula="of:=[.I131]-[.G135]*[.I132]/SQRT(10)" office:value-type="float" office:value="0.0133470652506326" calcext:value-type="float">
            <text:p>0,0133470652506326</text:p>
          </table:table-cell>
          <table:table-cell office:value-type="float" office:value="0.0138835" calcext:value-type="float">
            <text:p>0,0138835</text:p>
          </table:table-cell>
          <table:table-cell table:formula="of:=[.I131]+[.G135]*[.I132]/SQRT(10)" office:value-type="float" office:value="0.0144199347493674" calcext:value-type="float">
            <text:p>0,01441993474936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3:.I12])" office:value-type="float" office:value="0.000157415232920946" calcext:value-type="float">
            <text:p>0,000157415232920946</text:p>
          </table:table-cell>
          <table:table-cell table:formula="of:=STDEV([.J3:.J12])" office:value-type="float" office:value="0.000402481800830795" calcext:value-type="float">
            <text:p>0,000402481800830795</text:p>
          </table:table-cell>
          <table:table-cell table:formula="of:=STDEV([.K3:.K12])" office:value-type="float" office:value="0.000515811173460469" calcext:value-type="float">
            <text:p>0,000515811173460469</text:p>
          </table:table-cell>
          <table:table-cell table:formula="of:=STDEV([.L3:.L12])" office:value-type="float" office:value="0.00112863095040949" calcext:value-type="float">
            <text:p>0,00112863095040949</text:p>
          </table:table-cell>
          <table:table-cell table:formula="of:=STDEV([.M3:.M12])" office:value-type="float" office:value="0.00197488742013873" calcext:value-type="float">
            <text:p>0,00197488742013873</text:p>
          </table:table-cell>
          <table:table-cell table:formula="of:=STDEV([.N3:.N12])" office:value-type="float" office:value="0.0123793712351548" calcext:value-type="float">
            <text:p>0,0123793712351548</text:p>
          </table:table-cell>
          <table:table-cell table:formula="of:=STDEV([.O3:.O12])" office:value-type="float" office:value="0.0501418939871862" calcext:value-type="float">
            <text:p>0,0501418939871862</text:p>
          </table:table-cell>
          <table:table-cell table:formula="of:=STDEV([.P3:.P12])" office:value-type="float" office:value="0.238711767236277" calcext:value-type="float">
            <text:p>0,23871176723627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4]-[.G18]*[.I15]/SQRT(10)" office:value-type="float" office:value="0.00201543302781052" calcext:value-type="float">
            <text:p>0,00201543302781052</text:p>
          </table:table-cell>
          <table:table-cell table:formula="of:=[.J14]-[.G18]*[.J15]/SQRT(10)" office:value-type="float" office:value="0.00520993919535125" calcext:value-type="float">
            <text:p>0,00520993919535125</text:p>
          </table:table-cell>
          <table:table-cell table:formula="of:=[.K14]-[.G18]*[.K15]/SQRT(10)" office:value-type="float" office:value="0.0145837969224629" calcext:value-type="float">
            <text:p>0,0145837969224629</text:p>
          </table:table-cell>
          <table:table-cell table:formula="of:=[.L14]-[.G18]*[.L15]/SQRT(10)" office:value-type="float" office:value="0.0464598672895533" calcext:value-type="float">
            <text:p>0,0464598672895533</text:p>
          </table:table-cell>
          <table:table-cell table:formula="of:=[.M14]-[.G18]*[.M15]/SQRT(10)" office:value-type="float" office:value="0.17360905209547" calcext:value-type="float">
            <text:p>0,17360905209547</text:p>
          </table:table-cell>
          <table:table-cell table:formula="of:=[.N14]-[.G18]*[.N15]/SQRT(10)" office:value-type="float" office:value="0.705011986215643" calcext:value-type="float">
            <text:p>0,705011986215643</text:p>
          </table:table-cell>
          <table:table-cell table:formula="of:=[.O14]-[.G18]*[.O15]/SQRT(10)" office:value-type="float" office:value="2.93318093212593" calcext:value-type="float">
            <text:p>2,93318093212593</text:p>
          </table:table-cell>
          <table:table-cell table:formula="of:=[.P14]-[.G18]*[.P15]/SQRT(10)" office:value-type="float" office:value="12.3776697138049" calcext:value-type="float">
            <text:p>12,3776697138049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14]+[.G18]*[.I15]/SQRT(10)" office:value-type="float" office:value="0.00221056697218948" calcext:value-type="float">
            <text:p>0,00221056697218948</text:p>
          </table:table-cell>
          <table:table-cell table:formula="of:=[.J14]+[.G18]*[.J15]/SQRT(10)" office:value-type="float" office:value="0.00570886080464875" calcext:value-type="float">
            <text:p>0,00570886080464875</text:p>
          </table:table-cell>
          <table:table-cell table:formula="of:=[.K14]+[.G18]*[.K15]/SQRT(10)" office:value-type="float" office:value="0.0152232030775371" calcext:value-type="float">
            <text:p>0,0152232030775371</text:p>
          </table:table-cell>
          <table:table-cell table:formula="of:=[.L14]+[.G18]*[.L15]/SQRT(10)" office:value-type="float" office:value="0.0478589327104467" calcext:value-type="float">
            <text:p>0,0478589327104467</text:p>
          </table:table-cell>
          <table:table-cell table:formula="of:=[.M14]+[.G18]*[.M15]/SQRT(10)" office:value-type="float" office:value="0.17605714790453" calcext:value-type="float">
            <text:p>0,17605714790453</text:p>
          </table:table-cell>
          <table:table-cell table:formula="of:=[.N14]+[.G18]*[.N15]/SQRT(10)" office:value-type="float" office:value="0.720357613784357" calcext:value-type="float">
            <text:p>0,720357613784357</text:p>
          </table:table-cell>
          <table:table-cell table:formula="of:=[.O14]+[.G18]*[.O15]/SQRT(10)" office:value-type="float" office:value="2.99533746787406" calcext:value-type="float">
            <text:p>2,99533746787406</text:p>
          </table:table-cell>
          <table:table-cell table:formula="of:=[.P14]+[.G18]*[.P15]/SQRT(10)" office:value-type="float" office:value="12.6735798861951" calcext:value-type="float">
            <text:p>12,6735798861951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mi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2081" calcext:value-type="float">
            <text:p>0,002081</text:p>
          </table:table-cell>
          <table:table-cell office:value-type="float" office:value="0.005496" calcext:value-type="float">
            <text:p>0,005496</text:p>
          </table:table-cell>
          <table:table-cell office:value-type="float" office:value="0.012107" calcext:value-type="float">
            <text:p>0,012107</text:p>
          </table:table-cell>
          <table:table-cell office:value-type="float" office:value="0.041393" calcext:value-type="float">
            <text:p>0,041393</text:p>
          </table:table-cell>
          <table:table-cell office:value-type="float" office:value="0.17738" calcext:value-type="float">
            <text:p>0,17738</text:p>
          </table:table-cell>
          <table:table-cell office:value-type="float" office:value="0.7655075" calcext:value-type="float">
            <text:p>0,7655075</text:p>
          </table:table-cell>
          <table:table-cell office:value-type="float" office:value="3.415003" calcext:value-type="float">
            <text:p>3,415003</text:p>
          </table:table-cell>
          <table:table-cell office:value-type="float" office:value="14.690441" calcext:value-type="float">
            <text:p>14,69044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2117" calcext:value-type="float">
            <text:p>0,002117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12739" calcext:value-type="float">
            <text:p>0,012739</text:p>
          </table:table-cell>
          <table:table-cell office:value-type="float" office:value="0.040477" calcext:value-type="float">
            <text:p>0,040477</text:p>
          </table:table-cell>
          <table:table-cell office:value-type="float" office:value="0.171928" calcext:value-type="float">
            <text:p>0,171928</text:p>
          </table:table-cell>
          <table:table-cell office:value-type="float" office:value="0.744924" calcext:value-type="float">
            <text:p>0,744924</text:p>
          </table:table-cell>
          <table:table-cell office:value-type="float" office:value="3.335871" calcext:value-type="float">
            <text:p>3,335871</text:p>
          </table:table-cell>
          <table:table-cell office:value-type="float" office:value="14.737857" calcext:value-type="float">
            <text:p>14,7378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2139" calcext:value-type="float">
            <text:p>0,002139</text:p>
          </table:table-cell>
          <table:table-cell office:value-type="float" office:value="0.005513" calcext:value-type="float">
            <text:p>0,005513</text:p>
          </table:table-cell>
          <table:table-cell office:value-type="float" office:value="0.011891" calcext:value-type="float">
            <text:p>0,011891</text:p>
          </table:table-cell>
          <table:table-cell office:value-type="float" office:value="0.041892" calcext:value-type="float">
            <text:p>0,041892</text:p>
          </table:table-cell>
          <table:table-cell office:value-type="float" office:value="0.176497" calcext:value-type="float">
            <text:p>0,176497</text:p>
          </table:table-cell>
          <table:table-cell office:value-type="float" office:value="0.78099" calcext:value-type="float">
            <text:p>0,78099</text:p>
          </table:table-cell>
          <table:table-cell office:value-type="float" office:value="3.400907" calcext:value-type="float">
            <text:p>3,400907</text:p>
          </table:table-cell>
          <table:table-cell office:value-type="float" office:value="14.864006" calcext:value-type="float">
            <text:p>14,86400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2117" calcext:value-type="float">
            <text:p>0,002117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.013006" calcext:value-type="float">
            <text:p>0,013006</text:p>
          </table:table-cell>
          <table:table-cell office:value-type="float" office:value="0.041" calcext:value-type="float">
            <text:p>0,041</text:p>
          </table:table-cell>
          <table:table-cell office:value-type="float" office:value="0.175736" calcext:value-type="float">
            <text:p>0,175736</text:p>
          </table:table-cell>
          <table:table-cell office:value-type="float" office:value="0.783616" calcext:value-type="float">
            <text:p>0,783616</text:p>
          </table:table-cell>
          <table:table-cell office:value-type="float" office:value="3.410348" calcext:value-type="float">
            <text:p>3,410348</text:p>
          </table:table-cell>
          <table:table-cell office:value-type="float" office:value="13.815924" calcext:value-type="float">
            <text:p>13,81592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005513" calcext:value-type="float">
            <text:p>0,005513</text:p>
          </table:table-cell>
          <table:table-cell office:value-type="float" office:value="0.011688" calcext:value-type="float">
            <text:p>0,011688</text:p>
          </table:table-cell>
          <table:table-cell office:value-type="float" office:value="0.040543" calcext:value-type="float">
            <text:p>0,040543</text:p>
          </table:table-cell>
          <table:table-cell office:value-type="float" office:value="0.176771" calcext:value-type="float">
            <text:p>0,176771</text:p>
          </table:table-cell>
          <table:table-cell office:value-type="float" office:value="0.741106" calcext:value-type="float">
            <text:p>0,741106</text:p>
          </table:table-cell>
          <table:table-cell office:value-type="float" office:value="3.28107" calcext:value-type="float">
            <text:p>3,28107</text:p>
          </table:table-cell>
          <table:table-cell office:value-type="float" office:value="13.721528" calcext:value-type="float">
            <text:p>13,7215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2122" calcext:value-type="float">
            <text:p>0,002122</text:p>
          </table:table-cell>
          <table:table-cell office:value-type="float" office:value="0.005592" calcext:value-type="float">
            <text:p>0,005592</text:p>
          </table:table-cell>
          <table:table-cell office:value-type="float" office:value="0.011775" calcext:value-type="float">
            <text:p>0,011775</text:p>
          </table:table-cell>
          <table:table-cell office:value-type="float" office:value="0.041815" calcext:value-type="float">
            <text:p>0,041815</text:p>
          </table:table-cell>
          <table:table-cell office:value-type="float" office:value="0.176621" calcext:value-type="float">
            <text:p>0,176621</text:p>
          </table:table-cell>
          <table:table-cell office:value-type="float" office:value="0.786273" calcext:value-type="float">
            <text:p>0,786273</text:p>
          </table:table-cell>
          <table:table-cell office:value-type="float" office:value="3.452798" calcext:value-type="float">
            <text:p>3,452798</text:p>
          </table:table-cell>
          <table:table-cell office:value-type="float" office:value="13.859187" calcext:value-type="float">
            <text:p>13,85918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2172" calcext:value-type="float">
            <text:p>0,002172</text:p>
          </table:table-cell>
          <table:table-cell office:value-type="float" office:value="0.00491" calcext:value-type="float">
            <text:p>0,00491</text:p>
          </table:table-cell>
          <table:table-cell office:value-type="float" office:value="0.013047" calcext:value-type="float">
            <text:p>0,013047</text:p>
          </table:table-cell>
          <table:table-cell office:value-type="float" office:value="0.042171" calcext:value-type="float">
            <text:p>0,042171</text:p>
          </table:table-cell>
          <table:table-cell office:value-type="float" office:value="0.174578" calcext:value-type="float">
            <text:p>0,174578</text:p>
          </table:table-cell>
          <table:table-cell office:value-type="float" office:value="0.744916" calcext:value-type="float">
            <text:p>0,744916</text:p>
          </table:table-cell>
          <table:table-cell office:value-type="float" office:value="3.422005" calcext:value-type="float">
            <text:p>3,422005</text:p>
          </table:table-cell>
          <table:table-cell office:value-type="float" office:value="14.048892" calcext:value-type="float">
            <text:p>14,0488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2119" calcext:value-type="float">
            <text:p>0,00211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0.012026" calcext:value-type="float">
            <text:p>0,012026</text:p>
          </table:table-cell>
          <table:table-cell office:value-type="float" office:value="0.041747" calcext:value-type="float">
            <text:p>0,041747</text:p>
          </table:table-cell>
          <table:table-cell office:value-type="float" office:value="0.177361" calcext:value-type="float">
            <text:p>0,177361</text:p>
          </table:table-cell>
          <table:table-cell office:value-type="float" office:value="0.74365" calcext:value-type="float">
            <text:p>0,74365</text:p>
          </table:table-cell>
          <table:table-cell office:value-type="float" office:value="3.236727" calcext:value-type="float">
            <text:p>3,236727</text:p>
          </table:table-cell>
          <table:table-cell office:value-type="float" office:value="14.034677" calcext:value-type="float">
            <text:p>14,0346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2166" calcext:value-type="float">
            <text:p>0,002166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1159" calcext:value-type="float">
            <text:p>0,01159</text:p>
          </table:table-cell>
          <table:table-cell office:value-type="float" office:value="0.041893" calcext:value-type="float">
            <text:p>0,041893</text:p>
          </table:table-cell>
          <table:table-cell office:value-type="float" office:value="0.176735" calcext:value-type="float">
            <text:p>0,176735</text:p>
          </table:table-cell>
          <table:table-cell office:value-type="float" office:value="0.742195" calcext:value-type="float">
            <text:p>0,742195</text:p>
          </table:table-cell>
          <table:table-cell office:value-type="float" office:value="3.240053" calcext:value-type="float">
            <text:p>3,240053</text:p>
          </table:table-cell>
          <table:table-cell office:value-type="float" office:value="14.591607" calcext:value-type="float">
            <text:p>14,5916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2145" calcext:value-type="float">
            <text:p>0,002145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12275" calcext:value-type="float">
            <text:p>0,012275</text:p>
          </table:table-cell>
          <table:table-cell office:value-type="float" office:value="0.041381" calcext:value-type="float">
            <text:p>0,041381</text:p>
          </table:table-cell>
          <table:table-cell office:value-type="float" office:value="0.176448" calcext:value-type="float">
            <text:p>0,176448</text:p>
          </table:table-cell>
          <table:table-cell office:value-type="float" office:value="0.752582" calcext:value-type="float">
            <text:p>0,752582</text:p>
          </table:table-cell>
          <table:table-cell office:value-type="float" office:value="3.430608" calcext:value-type="float">
            <text:p>3,430608</text:p>
          </table:table-cell>
          <table:table-cell office:value-type="float" office:value="14.392358" calcext:value-type="float">
            <text:p>14,39235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5:.I34])/10" office:value-type="float" office:value="0.0021293" calcext:value-type="float">
            <text:p>0,0021293</text:p>
          </table:table-cell>
          <table:table-cell table:formula="of:=SUM([.J25:.J34])/10" office:value-type="float" office:value="0.0053334" calcext:value-type="float">
            <text:p>0,0053334</text:p>
          </table:table-cell>
          <table:table-cell table:formula="of:=SUM([.K25:.K34])/10" office:value-type="float" office:value="0.0122144" calcext:value-type="float">
            <text:p>0,0122144</text:p>
          </table:table-cell>
          <table:table-cell table:formula="of:=SUM([.L25:.L34])/10" office:value-type="float" office:value="0.0414312" calcext:value-type="float">
            <text:p>0,0414312</text:p>
          </table:table-cell>
          <table:table-cell table:formula="of:=SUM([.M25:.M34])/10" office:value-type="float" office:value="0.1760055" calcext:value-type="float">
            <text:p>0,1760055</text:p>
          </table:table-cell>
          <table:table-cell table:formula="of:=SUM([.N25:.N34])/10" office:value-type="float" office:value="0.75857595" calcext:value-type="float">
            <text:p>0,75857595</text:p>
          </table:table-cell>
          <table:table-cell table:formula="of:=SUM([.O25:.O34])/10" office:value-type="float" office:value="3.362539" calcext:value-type="float">
            <text:p>3,362539</text:p>
          </table:table-cell>
          <table:table-cell table:formula="of:=SUM([.P25:.P34])/10" office:value-type="float" office:value="14.2756477" calcext:value-type="float">
            <text:p>14,27564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5:.I34])" office:value-type="float" office:value="0.0000268950635701878" calcext:value-type="float">
            <text:p>2,68950635701878E-05</text:p>
          </table:table-cell>
          <table:table-cell table:formula="of:=STDEV([.J25:.J34])" office:value-type="float" office:value="0.000219342552997715" calcext:value-type="float">
            <text:p>0,000219342552997715</text:p>
          </table:table-cell>
          <table:table-cell table:formula="of:=STDEV([.K25:.K34])" office:value-type="float" office:value="0.000538556960775738" calcext:value-type="float">
            <text:p>0,000538556960775738</text:p>
          </table:table-cell>
          <table:table-cell table:formula="of:=STDEV([.L25:.L34])" office:value-type="float" office:value="0.000587768057050473" calcext:value-type="float">
            <text:p>0,000587768057050473</text:p>
          </table:table-cell>
          <table:table-cell table:formula="of:=STDEV([.M25:.M34])" office:value-type="float" office:value="0.00164645756094714" calcext:value-type="float">
            <text:p>0,00164645756094714</text:p>
          </table:table-cell>
          <table:table-cell table:formula="of:=STDEV([.N25:.N34])" office:value-type="float" office:value="0.0187076418557438" calcext:value-type="float">
            <text:p>0,0187076418557438</text:p>
          </table:table-cell>
          <table:table-cell table:formula="of:=STDEV([.O25:.O34])" office:value-type="float" office:value="0.082331589673844" calcext:value-type="float">
            <text:p>0,082331589673844</text:p>
          </table:table-cell>
          <table:table-cell table:formula="of:=STDEV([.P25:.P34])" office:value-type="float" office:value="0.427736554947876" calcext:value-type="float">
            <text:p>0,42773655494787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36]-[.G40]*[.I37]/SQRT(10)" office:value-type="float" office:value="0.00211263026689542" calcext:value-type="float">
            <text:p>0,00211263026689542</text:p>
          </table:table-cell>
          <table:table-cell table:formula="of:=[.J36]-[.G40]*[.J37]/SQRT(10)" office:value-type="float" office:value="0.00519745007716728" calcext:value-type="float">
            <text:p>0,00519745007716728</text:p>
          </table:table-cell>
          <table:table-cell table:formula="of:=[.K36]-[.G40]*[.K37]/SQRT(10)" office:value-type="float" office:value="0.0118805989374253" calcext:value-type="float">
            <text:p>0,0118805989374253</text:p>
          </table:table-cell>
          <table:table-cell table:formula="of:=[.L36]-[.G40]*[.L37]/SQRT(10)" office:value-type="float" office:value="0.0410668975839504" calcext:value-type="float">
            <text:p>0,0410668975839504</text:p>
          </table:table-cell>
          <table:table-cell table:formula="of:=[.M36]-[.G40]*[.M37]/SQRT(10)" office:value-type="float" office:value="0.174985015031174" calcext:value-type="float">
            <text:p>0,174985015031174</text:p>
          </table:table-cell>
          <table:table-cell table:formula="of:=[.N36]-[.G40]*[.N37]/SQRT(10)" office:value-type="float" office:value="0.746980833448689" calcext:value-type="float">
            <text:p>0,746980833448689</text:p>
          </table:table-cell>
          <table:table-cell table:formula="of:=[.O36]-[.G40]*[.O37]/SQRT(10)" office:value-type="float" office:value="3.31150935203666" calcext:value-type="float">
            <text:p>3,31150935203666</text:p>
          </table:table-cell>
          <table:table-cell table:formula="of:=[.P36]-[.G40]*[.P37]/SQRT(10)" office:value-type="float" office:value="14.0105338365788" calcext:value-type="float">
            <text:p>14,010533836578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36]+[.G40]*[.I37]/SQRT(10)" office:value-type="float" office:value="0.00214596973310457" calcext:value-type="float">
            <text:p>0,00214596973310457</text:p>
          </table:table-cell>
          <table:table-cell table:formula="of:=[.J36]+[.G40]*[.J37]/SQRT(10)" office:value-type="float" office:value="0.00546934992283272" calcext:value-type="float">
            <text:p>0,00546934992283272</text:p>
          </table:table-cell>
          <table:table-cell table:formula="of:=[.K36]+[.G40]*[.K37]/SQRT(10)" office:value-type="float" office:value="0.0125482010625747" calcext:value-type="float">
            <text:p>0,0125482010625747</text:p>
          </table:table-cell>
          <table:table-cell table:formula="of:=[.L36]+[.G40]*[.L37]/SQRT(10)" office:value-type="float" office:value="0.0417955024160496" calcext:value-type="float">
            <text:p>0,0417955024160496</text:p>
          </table:table-cell>
          <table:table-cell table:formula="of:=[.M36]+[.G40]*[.M37]/SQRT(10)" office:value-type="float" office:value="0.177025984968826" calcext:value-type="float">
            <text:p>0,177025984968826</text:p>
          </table:table-cell>
          <table:table-cell table:formula="of:=[.N36]+[.G40]*[.N37]/SQRT(10)" office:value-type="float" office:value="0.77017106655131" calcext:value-type="float">
            <text:p>0,77017106655131</text:p>
          </table:table-cell>
          <table:table-cell table:formula="of:=[.O36]+[.G40]*[.O37]/SQRT(10)" office:value-type="float" office:value="3.41356864796334" calcext:value-type="float">
            <text:p>3,41356864796334</text:p>
          </table:table-cell>
          <table:table-cell table:formula="of:=[.P36]+[.G40]*[.P37]/SQRT(10)" office:value-type="float" office:value="14.5407615634212" calcext:value-type="float">
            <text:p>14,540761563421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4169" calcext:value-type="float">
            <text:p>0,004169</text:p>
          </table:table-cell>
          <table:table-cell office:value-type="float" office:value="0.007095" calcext:value-type="float">
            <text:p>0,007095</text:p>
          </table:table-cell>
          <table:table-cell office:value-type="float" office:value="0.022017" calcext:value-type="float">
            <text:p>0,022017</text:p>
          </table:table-cell>
          <table:table-cell office:value-type="float" office:value="0.096937" calcext:value-type="float">
            <text:p>0,096937</text:p>
          </table:table-cell>
          <table:table-cell office:value-type="float" office:value="0.439006" calcext:value-type="float">
            <text:p>0,439006</text:p>
          </table:table-cell>
          <table:table-cell office:value-type="float" office:value="1.972488" calcext:value-type="float">
            <text:p>1,972488</text:p>
          </table:table-cell>
          <table:table-cell office:value-type="float" office:value="8.833814" calcext:value-type="float">
            <text:p>8,8338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1432" calcext:value-type="float">
            <text:p>0,001432</text:p>
          </table:table-cell>
          <table:table-cell office:value-type="float" office:value="0.004363" calcext:value-type="float">
            <text:p>0,004363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22393" calcext:value-type="float">
            <text:p>0,022393</text:p>
          </table:table-cell>
          <table:table-cell office:value-type="float" office:value="0.097494" calcext:value-type="float">
            <text:p>0,097494</text:p>
          </table:table-cell>
          <table:table-cell office:value-type="float" office:value="0.440484" calcext:value-type="float">
            <text:p>0,440484</text:p>
          </table:table-cell>
          <table:table-cell office:value-type="float" office:value="2.044799" calcext:value-type="float">
            <text:p>2,044799</text:p>
          </table:table-cell>
          <table:table-cell office:value-type="float" office:value="8.864066" calcext:value-type="float">
            <text:p>8,86406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4493" calcext:value-type="float">
            <text:p>0,004493</text:p>
          </table:table-cell>
          <table:table-cell office:value-type="float" office:value="0.007703" calcext:value-type="float">
            <text:p>0,007703</text:p>
          </table:table-cell>
          <table:table-cell office:value-type="float" office:value="0.022311" calcext:value-type="float">
            <text:p>0,022311</text:p>
          </table:table-cell>
          <table:table-cell office:value-type="float" office:value="0.094453" calcext:value-type="float">
            <text:p>0,094453</text:p>
          </table:table-cell>
          <table:table-cell office:value-type="float" office:value="0.439806" calcext:value-type="float">
            <text:p>0,439806</text:p>
          </table:table-cell>
          <table:table-cell office:value-type="float" office:value="2.028028" calcext:value-type="float">
            <text:p>2,028028</text:p>
          </table:table-cell>
          <table:table-cell office:value-type="float" office:value="8.555992" calcext:value-type="float">
            <text:p>8,5559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1316" calcext:value-type="float">
            <text:p>0,001316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7895" calcext:value-type="float">
            <text:p>0,007895</text:p>
          </table:table-cell>
          <table:table-cell office:value-type="float" office:value="0.021801" calcext:value-type="float">
            <text:p>0,021801</text:p>
          </table:table-cell>
          <table:table-cell office:value-type="float" office:value="0.096031" calcext:value-type="float">
            <text:p>0,096031</text:p>
          </table:table-cell>
          <table:table-cell office:value-type="float" office:value="0.438729" calcext:value-type="float">
            <text:p>0,438729</text:p>
          </table:table-cell>
          <table:table-cell office:value-type="float" office:value="1.983179" calcext:value-type="float">
            <text:p>1,983179</text:p>
          </table:table-cell>
          <table:table-cell office:value-type="float" office:value="8.845927" calcext:value-type="float">
            <text:p>8,84592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1066" calcext:value-type="float">
            <text:p>0,001066</text:p>
          </table:table-cell>
          <table:table-cell office:value-type="float" office:value="0.004138" calcext:value-type="float">
            <text:p>0,004138</text:p>
          </table:table-cell>
          <table:table-cell office:value-type="float" office:value="0.007809" calcext:value-type="float">
            <text:p>0,007809</text:p>
          </table:table-cell>
          <table:table-cell office:value-type="float" office:value="0.022259" calcext:value-type="float">
            <text:p>0,022259</text:p>
          </table:table-cell>
          <table:table-cell office:value-type="float" office:value="0.094532" calcext:value-type="float">
            <text:p>0,094532</text:p>
          </table:table-cell>
          <table:table-cell office:value-type="float" office:value="0.445699" calcext:value-type="float">
            <text:p>0,445699</text:p>
          </table:table-cell>
          <table:table-cell office:value-type="float" office:value="1.996105" calcext:value-type="float">
            <text:p>1,996105</text:p>
          </table:table-cell>
          <table:table-cell office:value-type="float" office:value="9.003974" calcext:value-type="float">
            <text:p>9,00397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7087" calcext:value-type="float">
            <text:p>0,007087</text:p>
          </table:table-cell>
          <table:table-cell office:value-type="float" office:value="0.022633" calcext:value-type="float">
            <text:p>0,022633</text:p>
          </table:table-cell>
          <table:table-cell office:value-type="float" office:value="0.094085" calcext:value-type="float">
            <text:p>0,094085</text:p>
          </table:table-cell>
          <table:table-cell office:value-type="float" office:value="0.44679" calcext:value-type="float">
            <text:p>0,44679</text:p>
          </table:table-cell>
          <table:table-cell office:value-type="float" office:value="2.009536" calcext:value-type="float">
            <text:p>2,009536</text:p>
          </table:table-cell>
          <table:table-cell table:formula="of:=8.341374" office:value-type="float" office:value="8.341374" calcext:value-type="float">
            <text:p>8,34137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1381" calcext:value-type="float">
            <text:p>0,001381</text:p>
          </table:table-cell>
          <table:table-cell office:value-type="float" office:value="0.003945" calcext:value-type="float">
            <text:p>0,003945</text:p>
          </table:table-cell>
          <table:table-cell office:value-type="float" office:value="0.007376" calcext:value-type="float">
            <text:p>0,007376</text:p>
          </table:table-cell>
          <table:table-cell office:value-type="float" office:value="0.02162" calcext:value-type="float">
            <text:p>0,02162</text:p>
          </table:table-cell>
          <table:table-cell office:value-type="float" office:value="0.096883" calcext:value-type="float">
            <text:p>0,096883</text:p>
          </table:table-cell>
          <table:table-cell office:value-type="float" office:value="0.44861" calcext:value-type="float">
            <text:p>0,44861</text:p>
          </table:table-cell>
          <table:table-cell office:value-type="float" office:value="2.085004" calcext:value-type="float">
            <text:p>2,085004</text:p>
          </table:table-cell>
          <table:table-cell office:value-type="float" office:value="8.517723" calcext:value-type="float">
            <text:p>8,51772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1511" calcext:value-type="float">
            <text:p>0,001511</text:p>
          </table:table-cell>
          <table:table-cell office:value-type="float" office:value="0.004547" calcext:value-type="float">
            <text:p>0,004547</text:p>
          </table:table-cell>
          <table:table-cell office:value-type="float" office:value="0.008149" calcext:value-type="float">
            <text:p>0,008149</text:p>
          </table:table-cell>
          <table:table-cell office:value-type="float" office:value="0.022525" calcext:value-type="float">
            <text:p>0,022525</text:p>
          </table:table-cell>
          <table:table-cell office:value-type="float" office:value="0.09595" calcext:value-type="float">
            <text:p>0,09595</text:p>
          </table:table-cell>
          <table:table-cell office:value-type="float" office:value="0.453116" calcext:value-type="float">
            <text:p>0,453116</text:p>
          </table:table-cell>
          <table:table-cell office:value-type="float" office:value="2.091335" calcext:value-type="float">
            <text:p>2,091335</text:p>
          </table:table-cell>
          <table:table-cell office:value-type="float" office:value="8.584407" calcext:value-type="float">
            <text:p>8,5844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4471" calcext:value-type="float">
            <text:p>0,004471</text:p>
          </table:table-cell>
          <table:table-cell office:value-type="float" office:value="0.007532" calcext:value-type="float">
            <text:p>0,007532</text:p>
          </table:table-cell>
          <table:table-cell office:value-type="float" office:value="0.023975" calcext:value-type="float">
            <text:p>0,023975</text:p>
          </table:table-cell>
          <table:table-cell office:value-type="float" office:value="0.098272" calcext:value-type="float">
            <text:p>0,098272</text:p>
          </table:table-cell>
          <table:table-cell office:value-type="float" office:value="0.443405" calcext:value-type="float">
            <text:p>0,443405</text:p>
          </table:table-cell>
          <table:table-cell office:value-type="float" office:value="2.080299" calcext:value-type="float">
            <text:p>2,080299</text:p>
          </table:table-cell>
          <table:table-cell office:value-type="float" office:value="8.750497" calcext:value-type="float">
            <text:p>8,75049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1374" calcext:value-type="float">
            <text:p>0,001374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0.00792" calcext:value-type="float">
            <text:p>0,00792</text:p>
          </table:table-cell>
          <table:table-cell office:value-type="float" office:value="0.023284" calcext:value-type="float">
            <text:p>0,023284</text:p>
          </table:table-cell>
          <table:table-cell office:value-type="float" office:value="0.095383" calcext:value-type="float">
            <text:p>0,095383</text:p>
          </table:table-cell>
          <table:table-cell office:value-type="float" office:value="0.442229" calcext:value-type="float">
            <text:p>0,442229</text:p>
          </table:table-cell>
          <table:table-cell office:value-type="float" office:value="2.078732" calcext:value-type="float">
            <text:p>2,078732</text:p>
          </table:table-cell>
          <table:table-cell office:value-type="float" office:value="8.7513" calcext:value-type="float">
            <text:p>8,751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44:.I53])/10" office:value-type="float" office:value="0.0013508" calcext:value-type="float">
            <text:p>0,0013508</text:p>
          </table:table-cell>
          <table:table-cell table:formula="of:=SUM([.J44:.J53])/10" office:value-type="float" office:value="0.0042547" calcext:value-type="float">
            <text:p>0,0042547</text:p>
          </table:table-cell>
          <table:table-cell table:formula="of:=SUM([.K44:.K53])/10" office:value-type="float" office:value="0.007602" calcext:value-type="float">
            <text:p>0,007602</text:p>
          </table:table-cell>
          <table:table-cell table:formula="of:=SUM([.L44:.L53])/10" office:value-type="float" office:value="0.0224818" calcext:value-type="float">
            <text:p>0,0224818</text:p>
          </table:table-cell>
          <table:table-cell table:formula="of:=SUM([.M44:.M53])/10" office:value-type="float" office:value="0.096002" calcext:value-type="float">
            <text:p>0,096002</text:p>
          </table:table-cell>
          <table:table-cell table:formula="of:=SUM([.N44:.N53])/10" office:value-type="float" office:value="0.4437874" calcext:value-type="float">
            <text:p>0,4437874</text:p>
          </table:table-cell>
          <table:table-cell table:formula="of:=SUM([.O44:.O53])/10" office:value-type="float" office:value="2.0369505" calcext:value-type="float">
            <text:p>2,0369505</text:p>
          </table:table-cell>
          <table:table-cell table:formula="of:=SUM([.P44:.P53])/10" office:value-type="float" office:value="8.7049074" calcext:value-type="float">
            <text:p>8,704907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44:.I53])" office:value-type="float" office:value="0.00011930427951717" calcext:value-type="float">
            <text:p>0,00011930427951717</text:p>
          </table:table-cell>
          <table:table-cell table:formula="of:=STDEV([.J44:.J53])" office:value-type="float" office:value="0.000235768742627177" calcext:value-type="float">
            <text:p>0,000235768742627177</text:p>
          </table:table-cell>
          <table:table-cell table:formula="of:=STDEV([.K44:.K53])" office:value-type="float" office:value="0.000355806751544212" calcext:value-type="float">
            <text:p>0,000355806751544212</text:p>
          </table:table-cell>
          <table:table-cell table:formula="of:=STDEV([.L44:.L53])" office:value-type="float" office:value="0.000699747859351257" calcext:value-type="float">
            <text:p>0,000699747859351257</text:p>
          </table:table-cell>
          <table:table-cell table:formula="of:=STDEV([.M44:.M53])" office:value-type="float" office:value="0.00140044619873651" calcext:value-type="float">
            <text:p>0,00140044619873651</text:p>
          </table:table-cell>
          <table:table-cell table:formula="of:=STDEV([.N44:.N53])" office:value-type="float" office:value="0.00472273584082599" calcext:value-type="float">
            <text:p>0,00472273584082599</text:p>
          </table:table-cell>
          <table:table-cell table:formula="of:=STDEV([.O44:.O53])" office:value-type="float" office:value="0.0453376305003789" calcext:value-type="float">
            <text:p>0,0453376305003789</text:p>
          </table:table-cell>
          <table:table-cell table:formula="of:=STDEV([.P44:.P53])" office:value-type="float" office:value="0.199832454970658" calcext:value-type="float">
            <text:p>0,19983245497065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55]-[.G59]*[.I56]/SQRT(10)" office:value-type="float" office:value="0.00127685444145559" calcext:value-type="float">
            <text:p>0,00127685444145559</text:p>
          </table:table-cell>
          <table:table-cell table:formula="of:=[.J55]-[.G59]*[.J56]/SQRT(10)" office:value-type="float" office:value="0.00410856901935592" calcext:value-type="float">
            <text:p>0,00410856901935592</text:p>
          </table:table-cell>
          <table:table-cell table:formula="of:=[.K55]-[.G59]*[.K56]/SQRT(10)" office:value-type="float" office:value="0.00738146869061791" calcext:value-type="float">
            <text:p>0,00738146869061791</text:p>
          </table:table-cell>
          <table:table-cell table:formula="of:=[.L55]-[.G59]*[.L56]/SQRT(10)" office:value-type="float" office:value="0.0220480917834181" calcext:value-type="float">
            <text:p>0,0220480917834181</text:p>
          </table:table-cell>
          <table:table-cell table:formula="of:=[.M55]-[.G59]*[.M56]/SQRT(10)" office:value-type="float" office:value="0.0951339944532077" calcext:value-type="float">
            <text:p>0,0951339944532077</text:p>
          </table:table-cell>
          <table:table-cell table:formula="of:=[.N55]-[.G59]*[.N56]/SQRT(10)" office:value-type="float" office:value="0.440860217999313" calcext:value-type="float">
            <text:p>0,440860217999313</text:p>
          </table:table-cell>
          <table:table-cell table:formula="of:=[.O55]-[.G59]*[.O56]/SQRT(10)" office:value-type="float" office:value="2.00884994548512" calcext:value-type="float">
            <text:p>2,00884994548512</text:p>
          </table:table-cell>
          <table:table-cell table:formula="of:=[.P55]-[.G59]*[.P56]/SQRT(10)" office:value-type="float" office:value="8.58104996120646" calcext:value-type="float">
            <text:p>8,581049961206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55]+[.G59]*[.I56]/SQRT(10)" office:value-type="float" office:value="0.00142474555854441" calcext:value-type="float">
            <text:p>0,00142474555854441</text:p>
          </table:table-cell>
          <table:table-cell table:formula="of:=[.J55]+[.G59]*[.J56]/SQRT(10)" office:value-type="float" office:value="0.00440083098064408" calcext:value-type="float">
            <text:p>0,00440083098064408</text:p>
          </table:table-cell>
          <table:table-cell table:formula="of:=[.K55]+[.G59]*[.K56]/SQRT(10)" office:value-type="float" office:value="0.00782253130938209" calcext:value-type="float">
            <text:p>0,00782253130938209</text:p>
          </table:table-cell>
          <table:table-cell table:formula="of:=[.L55]+[.G59]*[.L56]/SQRT(10)" office:value-type="float" office:value="0.0229155082165819" calcext:value-type="float">
            <text:p>0,0229155082165819</text:p>
          </table:table-cell>
          <table:table-cell table:formula="of:=[.M55]+[.G59]*[.M56]/SQRT(10)" office:value-type="float" office:value="0.0968700055467923" calcext:value-type="float">
            <text:p>0,0968700055467923</text:p>
          </table:table-cell>
          <table:table-cell table:formula="of:=[.N55]+[.G59]*[.N56]/SQRT(10)" office:value-type="float" office:value="0.446714582000687" calcext:value-type="float">
            <text:p>0,446714582000687</text:p>
          </table:table-cell>
          <table:table-cell table:formula="of:=[.O55]+[.G59]*[.O56]/SQRT(10)" office:value-type="float" office:value="2.06505105451488" calcext:value-type="float">
            <text:p>2,06505105451488</text:p>
          </table:table-cell>
          <table:table-cell table:formula="of:=[.P55]+[.G59]*[.P56]/SQRT(10)" office:value-type="float" office:value="8.82876483879354" calcext:value-type="float">
            <text:p>8,8287648387935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0951" calcext:value-type="float">
            <text:p>0,000951</text:p>
          </table:table-cell>
          <table:table-cell office:value-type="float" office:value="0.002922" calcext:value-type="float">
            <text:p>0,002922</text:p>
          </table:table-cell>
          <table:table-cell office:value-type="float" office:value="0.005397" calcext:value-type="float">
            <text:p>0,005397</text:p>
          </table:table-cell>
          <table:table-cell office:value-type="float" office:value="0.013579" calcext:value-type="float">
            <text:p>0,013579</text:p>
          </table:table-cell>
          <table:table-cell office:value-type="float" office:value="0.049701" calcext:value-type="float">
            <text:p>0,049701</text:p>
          </table:table-cell>
          <table:table-cell office:value-type="float" office:value="0.249668" calcext:value-type="float">
            <text:p>0,249668</text:p>
          </table:table-cell>
          <table:table-cell office:value-type="float" office:value="0.865544" calcext:value-type="float">
            <text:p>0,865544</text:p>
          </table:table-cell>
          <table:table-cell office:value-type="float" office:value="3.808152" calcext:value-type="float">
            <text:p>3,80815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2842" calcext:value-type="float">
            <text:p>0,002842</text:p>
          </table:table-cell>
          <table:table-cell office:value-type="float" office:value="0.005261" calcext:value-type="float">
            <text:p>0,005261</text:p>
          </table:table-cell>
          <table:table-cell office:value-type="float" office:value="0.013031" calcext:value-type="float">
            <text:p>0,013031</text:p>
          </table:table-cell>
          <table:table-cell office:value-type="float" office:value="0.044652" calcext:value-type="float">
            <text:p>0,044652</text:p>
          </table:table-cell>
          <table:table-cell office:value-type="float" office:value="0.240382" calcext:value-type="float">
            <text:p>0,240382</text:p>
          </table:table-cell>
          <table:table-cell office:value-type="float" office:value="0.906041" calcext:value-type="float">
            <text:p>0,906041</text:p>
          </table:table-cell>
          <table:table-cell office:value-type="float" office:value="3.765488" calcext:value-type="float">
            <text:p>3,76548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2521" calcext:value-type="float">
            <text:p>0,002521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13543" calcext:value-type="float">
            <text:p>0,013543</text:p>
          </table:table-cell>
          <table:table-cell office:value-type="float" office:value="0.045142" calcext:value-type="float">
            <text:p>0,045142</text:p>
          </table:table-cell>
          <table:table-cell office:value-type="float" office:value="0.238604" calcext:value-type="float">
            <text:p>0,238604</text:p>
          </table:table-cell>
          <table:table-cell office:value-type="float" office:value="0.9042" calcext:value-type="float">
            <text:p>0,9042</text:p>
          </table:table-cell>
          <table:table-cell office:value-type="float" office:value="3.724106" calcext:value-type="float">
            <text:p>3,72410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2462" calcext:value-type="float">
            <text:p>0,002462</text:p>
          </table:table-cell>
          <table:table-cell office:value-type="float" office:value="0.005811" calcext:value-type="float">
            <text:p>0,005811</text:p>
          </table:table-cell>
          <table:table-cell office:value-type="float" office:value="0.013659" calcext:value-type="float">
            <text:p>0,013659</text:p>
          </table:table-cell>
          <table:table-cell office:value-type="float" office:value="0.046211" calcext:value-type="float">
            <text:p>0,046211</text:p>
          </table:table-cell>
          <table:table-cell office:value-type="float" office:value="0.240315" calcext:value-type="float">
            <text:p>0,240315</text:p>
          </table:table-cell>
          <table:table-cell office:value-type="float" office:value="0.9182" calcext:value-type="float">
            <text:p>0,9182</text:p>
          </table:table-cell>
          <table:table-cell office:value-type="float" office:value="3.848364" calcext:value-type="float">
            <text:p>3,84836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2698" calcext:value-type="float">
            <text:p>0,002698</text:p>
          </table:table-cell>
          <table:table-cell office:value-type="float" office:value="0.005368" calcext:value-type="float">
            <text:p>0,005368</text:p>
          </table:table-cell>
          <table:table-cell office:value-type="float" office:value="0.013833" calcext:value-type="float">
            <text:p>0,013833</text:p>
          </table:table-cell>
          <table:table-cell office:value-type="float" office:value="0.046007" calcext:value-type="float">
            <text:p>0,046007</text:p>
          </table:table-cell>
          <table:table-cell office:value-type="float" office:value="0.244092" calcext:value-type="float">
            <text:p>0,244092</text:p>
          </table:table-cell>
          <table:table-cell office:value-type="float" office:value="0.920889" calcext:value-type="float">
            <text:p>0,920889</text:p>
          </table:table-cell>
          <table:table-cell office:value-type="float" office:value="4.113111" calcext:value-type="float">
            <text:p>4,11311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05462" calcext:value-type="float">
            <text:p>0,005462</text:p>
          </table:table-cell>
          <table:table-cell office:value-type="float" office:value="0.014006" calcext:value-type="float">
            <text:p>0,014006</text:p>
          </table:table-cell>
          <table:table-cell office:value-type="float" office:value="0.046116" calcext:value-type="float">
            <text:p>0,046116</text:p>
          </table:table-cell>
          <table:table-cell office:value-type="float" office:value="0.238099" calcext:value-type="float">
            <text:p>0,238099</text:p>
          </table:table-cell>
          <table:table-cell office:value-type="float" office:value="0.925231" calcext:value-type="float">
            <text:p>0,925231</text:p>
          </table:table-cell>
          <table:table-cell office:value-type="float" office:value="3.96109" calcext:value-type="float">
            <text:p>3,961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2629" calcext:value-type="float">
            <text:p>0,002629</text:p>
          </table:table-cell>
          <table:table-cell office:value-type="float" office:value="0.005267" calcext:value-type="float">
            <text:p>0,005267</text:p>
          </table:table-cell>
          <table:table-cell office:value-type="float" office:value="0.014377" calcext:value-type="float">
            <text:p>0,014377</text:p>
          </table:table-cell>
          <table:table-cell office:value-type="float" office:value="0.045163" calcext:value-type="float">
            <text:p>0,045163</text:p>
          </table:table-cell>
          <table:table-cell office:value-type="float" office:value="0.240719" calcext:value-type="float">
            <text:p>0,240719</text:p>
          </table:table-cell>
          <table:table-cell office:value-type="float" office:value="0.911954" calcext:value-type="float">
            <text:p>0,911954</text:p>
          </table:table-cell>
          <table:table-cell office:value-type="float" office:value="4.014962" calcext:value-type="float">
            <text:p>4,01496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1134" calcext:value-type="float">
            <text:p>0,001134</text:p>
          </table:table-cell>
          <table:table-cell office:value-type="float" office:value="0.002646" calcext:value-type="float">
            <text:p>0,002646</text:p>
          </table:table-cell>
          <table:table-cell office:value-type="float" office:value="0.005603" calcext:value-type="float">
            <text:p>0,005603</text:p>
          </table:table-cell>
          <table:table-cell office:value-type="float" office:value="0.013733" calcext:value-type="float">
            <text:p>0,013733</text:p>
          </table:table-cell>
          <table:table-cell office:value-type="float" office:value="0.046461" calcext:value-type="float">
            <text:p>0,046461</text:p>
          </table:table-cell>
          <table:table-cell office:value-type="float" office:value="0.242786" calcext:value-type="float">
            <text:p>0,242786</text:p>
          </table:table-cell>
          <table:table-cell office:value-type="float" office:value="0.932706" calcext:value-type="float">
            <text:p>0,932706</text:p>
          </table:table-cell>
          <table:table-cell office:value-type="float" office:value="4.248253" calcext:value-type="float">
            <text:p>4,24825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2581" calcext:value-type="float">
            <text:p>0,002581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13935" calcext:value-type="float">
            <text:p>0,013935</text:p>
          </table:table-cell>
          <table:table-cell office:value-type="float" office:value="0.047554" calcext:value-type="float">
            <text:p>0,047554</text:p>
          </table:table-cell>
          <table:table-cell office:value-type="float" office:value="0.23869" calcext:value-type="float">
            <text:p>0,23869</text:p>
          </table:table-cell>
          <table:table-cell office:value-type="float" office:value="0.942911" calcext:value-type="float">
            <text:p>0,942911</text:p>
          </table:table-cell>
          <table:table-cell office:value-type="float" office:value="4.18813" calcext:value-type="float">
            <text:p>4,1881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2871" calcext:value-type="float">
            <text:p>0,002871</text:p>
          </table:table-cell>
          <table:table-cell office:value-type="float" office:value="0.005523" calcext:value-type="float">
            <text:p>0,005523</text:p>
          </table:table-cell>
          <table:table-cell office:value-type="float" office:value="0.014055" calcext:value-type="float">
            <text:p>0,014055</text:p>
          </table:table-cell>
          <table:table-cell office:value-type="float" office:value="0.047003" calcext:value-type="float">
            <text:p>0,047003</text:p>
          </table:table-cell>
          <table:table-cell office:value-type="float" office:value="0.23192" calcext:value-type="float">
            <text:p>0,23192</text:p>
          </table:table-cell>
          <table:table-cell office:value-type="float" office:value="0.984541" calcext:value-type="float">
            <text:p>0,984541</text:p>
          </table:table-cell>
          <table:table-cell office:value-type="float" office:value="4.150124" calcext:value-type="float">
            <text:p>4,15012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63:.I72])/10" office:value-type="float" office:value="0.0009643" calcext:value-type="float">
            <text:p>0,0009643</text:p>
          </table:table-cell>
          <table:table-cell table:formula="of:=SUM([.J63:.J72])/10" office:value-type="float" office:value="0.0026766" calcext:value-type="float">
            <text:p>0,0026766</text:p>
          </table:table-cell>
          <table:table-cell table:formula="of:=SUM([.K63:.K72])/10" office:value-type="float" office:value="0.0054066" calcext:value-type="float">
            <text:p>0,0054066</text:p>
          </table:table-cell>
          <table:table-cell table:formula="of:=SUM([.L63:.L72])/10" office:value-type="float" office:value="0.0137751" calcext:value-type="float">
            <text:p>0,0137751</text:p>
          </table:table-cell>
          <table:table-cell table:formula="of:=SUM([.M63:.M72])/10" office:value-type="float" office:value="0.046401" calcext:value-type="float">
            <text:p>0,046401</text:p>
          </table:table-cell>
          <table:table-cell table:formula="of:=SUM([.N63:.N72])/10" office:value-type="float" office:value="0.2405275" calcext:value-type="float">
            <text:p>0,2405275</text:p>
          </table:table-cell>
          <table:table-cell table:formula="of:=SUM([.O63:.O72])/10" office:value-type="float" office:value="0.9212217" calcext:value-type="float">
            <text:p>0,9212217</text:p>
          </table:table-cell>
          <table:table-cell table:formula="of:=SUM([.P63:.P72])/10" office:value-type="float" office:value="3.982178" calcext:value-type="float">
            <text:p>3,9821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63:.I72])" office:value-type="float" office:value="0.000104465890233235" calcext:value-type="float">
            <text:p>0,000104465890233235</text:p>
          </table:table-cell>
          <table:table-cell table:formula="of:=STDEV([.J63:.J72])" office:value-type="float" office:value="0.000154652441874604" calcext:value-type="float">
            <text:p>0,000154652441874604</text:p>
          </table:table-cell>
          <table:table-cell table:formula="of:=STDEV([.K63:.K72])" office:value-type="float" office:value="0.000199535683247105" calcext:value-type="float">
            <text:p>0,000199535683247105</text:p>
          </table:table-cell>
          <table:table-cell table:formula="of:=STDEV([.L63:.L72])" office:value-type="float" office:value="0.000362725010625588" calcext:value-type="float">
            <text:p>0,000362725010625588</text:p>
          </table:table-cell>
          <table:table-cell table:formula="of:=STDEV([.M63:.M72])" office:value-type="float" office:value="0.00145429249694367" calcext:value-type="float">
            <text:p>0,00145429249694367</text:p>
          </table:table-cell>
          <table:table-cell table:formula="of:=STDEV([.N63:.N72])" office:value-type="float" office:value="0.00457676679302953" calcext:value-type="float">
            <text:p>0,00457676679302953</text:p>
          </table:table-cell>
          <table:table-cell table:formula="of:=STDEV([.O63:.O72])" office:value-type="float" office:value="0.0304467713013675" calcext:value-type="float">
            <text:p>0,0304467713013675</text:p>
          </table:table-cell>
          <table:table-cell table:formula="of:=STDEV([.P63:.P72])" office:value-type="float" office:value="0.189099587017" calcext:value-type="float">
            <text:p>0,18909958701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74]-[.G78]*[.I75]/SQRT(10)" office:value-type="float" office:value="0.000899551370416905" calcext:value-type="float">
            <text:p>0,000899551370416905</text:p>
          </table:table-cell>
          <table:table-cell table:formula="of:=[.J74]-[.G78]*[.J75]/SQRT(10)" office:value-type="float" office:value="0.00258074542344201" calcext:value-type="float">
            <text:p>0,00258074542344201</text:p>
          </table:table-cell>
          <table:table-cell table:formula="of:=[.K74]-[.G78]*[.K75]/SQRT(10)" office:value-type="float" office:value="0.00528292650222641" calcext:value-type="float">
            <text:p>0,00528292650222641</text:p>
          </table:table-cell>
          <table:table-cell table:formula="of:=[.L74]-[.G78]*[.L75]/SQRT(10)" office:value-type="float" office:value="0.0135502807092144" calcext:value-type="float">
            <text:p>0,0135502807092144</text:p>
          </table:table-cell>
          <table:table-cell table:formula="of:=[.M74]-[.G78]*[.M75]/SQRT(10)" office:value-type="float" office:value="0.0454996201718107" calcext:value-type="float">
            <text:p>0,0454996201718107</text:p>
          </table:table-cell>
          <table:table-cell table:formula="of:=[.N74]-[.G78]*[.N75]/SQRT(10)" office:value-type="float" office:value="0.237690790552462" calcext:value-type="float">
            <text:p>0,237690790552462</text:p>
          </table:table-cell>
          <table:table-cell table:formula="of:=[.O74]-[.G78]*[.O75]/SQRT(10)" office:value-type="float" office:value="0.902350595636728" calcext:value-type="float">
            <text:p>0,902350595636728</text:p>
          </table:table-cell>
          <table:table-cell table:formula="of:=[.P74]-[.G78]*[.P75]/SQRT(10)" office:value-type="float" office:value="3.8649728616841" calcext:value-type="float">
            <text:p>3,864972861684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74]+[.G78]*[.I75]/SQRT(10)" office:value-type="float" office:value="0.0010290486295831" calcext:value-type="float">
            <text:p>0,0010290486295831</text:p>
          </table:table-cell>
          <table:table-cell table:formula="of:=[.J74]+[.G78]*[.J75]/SQRT(10)" office:value-type="float" office:value="0.00277245457655799" calcext:value-type="float">
            <text:p>0,00277245457655799</text:p>
          </table:table-cell>
          <table:table-cell table:formula="of:=[.K74]+[.G78]*[.K75]/SQRT(10)" office:value-type="float" office:value="0.0055302734977736" calcext:value-type="float">
            <text:p>0,0055302734977736</text:p>
          </table:table-cell>
          <table:table-cell table:formula="of:=[.L74]+[.G78]*[.L75]/SQRT(10)" office:value-type="float" office:value="0.0139999192907856" calcext:value-type="float">
            <text:p>0,0139999192907856</text:p>
          </table:table-cell>
          <table:table-cell table:formula="of:=[.M74]+[.G78]*[.M75]/SQRT(10)" office:value-type="float" office:value="0.0473023798281894" calcext:value-type="float">
            <text:p>0,0473023798281894</text:p>
          </table:table-cell>
          <table:table-cell table:formula="of:=[.N74]+[.G78]*[.N75]/SQRT(10)" office:value-type="float" office:value="0.243364209447538" calcext:value-type="float">
            <text:p>0,243364209447538</text:p>
          </table:table-cell>
          <table:table-cell table:formula="of:=[.O74]+[.G78]*[.O75]/SQRT(10)" office:value-type="float" office:value="0.940092804363272" calcext:value-type="float">
            <text:p>0,940092804363272</text:p>
          </table:table-cell>
          <table:table-cell table:formula="of:=[.P74]+[.G78]*[.P75]/SQRT(10)" office:value-type="float" office:value="4.0993831383159" calcext:value-type="float">
            <text:p>4,0993831383159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0995" calcext:value-type="float">
            <text:p>0,000995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6573" calcext:value-type="float">
            <text:p>0,006573</text:p>
          </table:table-cell>
          <table:table-cell office:value-type="float" office:value="0.020239" calcext:value-type="float">
            <text:p>0,020239</text:p>
          </table:table-cell>
          <table:table-cell office:value-type="float" office:value="0.093957" calcext:value-type="float">
            <text:p>0,093957</text:p>
          </table:table-cell>
          <table:table-cell office:value-type="float" office:value="0.225646" calcext:value-type="float">
            <text:p>0,225646</text:p>
          </table:table-cell>
          <table:table-cell office:value-type="float" office:value="0.854357" calcext:value-type="float">
            <text:p>0,854357</text:p>
          </table:table-cell>
          <table:table-cell office:value-type="float" office:value="4.558314" calcext:value-type="float">
            <text:p>4,5583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6123" calcext:value-type="float">
            <text:p>0,006123</text:p>
          </table:table-cell>
          <table:table-cell office:value-type="float" office:value="0.020126" calcext:value-type="float">
            <text:p>0,020126</text:p>
          </table:table-cell>
          <table:table-cell office:value-type="float" office:value="0.091782" calcext:value-type="float">
            <text:p>0,091782</text:p>
          </table:table-cell>
          <table:table-cell office:value-type="float" office:value="0.245215" calcext:value-type="float">
            <text:p>0,245215</text:p>
          </table:table-cell>
          <table:table-cell office:value-type="float" office:value="0.883519" calcext:value-type="float">
            <text:p>0,883519</text:p>
          </table:table-cell>
          <table:table-cell office:value-type="float" office:value="4.358866" calcext:value-type="float">
            <text:p>4,35886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1061" calcext:value-type="float">
            <text:p>0,001061</text:p>
          </table:table-cell>
          <table:table-cell office:value-type="float" office:value="0.002537" calcext:value-type="float">
            <text:p>0,002537</text:p>
          </table:table-cell>
          <table:table-cell office:value-type="float" office:value="0.006171" calcext:value-type="float">
            <text:p>0,006171</text:p>
          </table:table-cell>
          <table:table-cell office:value-type="float" office:value="0.020196" calcext:value-type="float">
            <text:p>0,020196</text:p>
          </table:table-cell>
          <table:table-cell office:value-type="float" office:value="0.085782" calcext:value-type="float">
            <text:p>0,085782</text:p>
          </table:table-cell>
          <table:table-cell office:value-type="float" office:value="0.259217" calcext:value-type="float">
            <text:p>0,259217</text:p>
          </table:table-cell>
          <table:table-cell office:value-type="float" office:value="0.881304" calcext:value-type="float">
            <text:p>0,881304</text:p>
          </table:table-cell>
          <table:table-cell office:value-type="float" office:value="4.028382" calcext:value-type="float">
            <text:p>4,02838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912" calcext:value-type="float">
            <text:p>0,000912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6065" calcext:value-type="float">
            <text:p>0,006065</text:p>
          </table:table-cell>
          <table:table-cell office:value-type="float" office:value="0.021585" calcext:value-type="float">
            <text:p>0,021585</text:p>
          </table:table-cell>
          <table:table-cell office:value-type="float" office:value="0.088199" calcext:value-type="float">
            <text:p>0,088199</text:p>
          </table:table-cell>
          <table:table-cell office:value-type="float" office:value="0.26183" calcext:value-type="float">
            <text:p>0,26183</text:p>
          </table:table-cell>
          <table:table-cell office:value-type="float" office:value="0.886858" calcext:value-type="float">
            <text:p>0,886858</text:p>
          </table:table-cell>
          <table:table-cell office:value-type="float" office:value="4.445539" calcext:value-type="float">
            <text:p>4,44553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06035" calcext:value-type="float">
            <text:p>0,006035</text:p>
          </table:table-cell>
          <table:table-cell office:value-type="float" office:value="0.018189" calcext:value-type="float">
            <text:p>0,018189</text:p>
          </table:table-cell>
          <table:table-cell office:value-type="float" office:value="0.097973" calcext:value-type="float">
            <text:p>0,097973</text:p>
          </table:table-cell>
          <table:table-cell office:value-type="float" office:value="0.271843" calcext:value-type="float">
            <text:p>0,271843</text:p>
          </table:table-cell>
          <table:table-cell office:value-type="float" office:value="0.894018" calcext:value-type="float">
            <text:p>0,894018</text:p>
          </table:table-cell>
          <table:table-cell office:value-type="float" office:value="4.432887" calcext:value-type="float">
            <text:p>4,43288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2367" calcext:value-type="float">
            <text:p>0,002367</text:p>
          </table:table-cell>
          <table:table-cell office:value-type="float" office:value="0.006501" calcext:value-type="float">
            <text:p>0,006501</text:p>
          </table:table-cell>
          <table:table-cell office:value-type="float" office:value="0.019439" calcext:value-type="float">
            <text:p>0,019439</text:p>
          </table:table-cell>
          <table:table-cell office:value-type="float" office:value="0.093756" calcext:value-type="float">
            <text:p>0,093756</text:p>
          </table:table-cell>
          <table:table-cell office:value-type="float" office:value="0.258575" calcext:value-type="float">
            <text:p>0,258575</text:p>
          </table:table-cell>
          <table:table-cell office:value-type="float" office:value="0.894377" calcext:value-type="float">
            <text:p>0,894377</text:p>
          </table:table-cell>
          <table:table-cell office:value-type="float" office:value="4.422571" calcext:value-type="float">
            <text:p>4,42257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0919" calcext:value-type="float">
            <text:p>0,000919</text:p>
          </table:table-cell>
          <table:table-cell office:value-type="float" office:value="0.002246" calcext:value-type="float">
            <text:p>0,002246</text:p>
          </table:table-cell>
          <table:table-cell office:value-type="float" office:value="0.00626" calcext:value-type="float">
            <text:p>0,00626</text:p>
          </table:table-cell>
          <table:table-cell office:value-type="float" office:value="0.020176" calcext:value-type="float">
            <text:p>0,020176</text:p>
          </table:table-cell>
          <table:table-cell office:value-type="float" office:value="0.095524" calcext:value-type="float">
            <text:p>0,095524</text:p>
          </table:table-cell>
          <table:table-cell office:value-type="float" office:value="0.258144" calcext:value-type="float">
            <text:p>0,258144</text:p>
          </table:table-cell>
          <table:table-cell office:value-type="float" office:value="0.897914" calcext:value-type="float">
            <text:p>0,897914</text:p>
          </table:table-cell>
          <table:table-cell office:value-type="float" office:value="4.398613" calcext:value-type="float">
            <text:p>4,39861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2535" calcext:value-type="float">
            <text:p>0,002535</text:p>
          </table:table-cell>
          <table:table-cell office:value-type="float" office:value="0.006084" calcext:value-type="float">
            <text:p>0,006084</text:p>
          </table:table-cell>
          <table:table-cell office:value-type="float" office:value="0.02019" calcext:value-type="float">
            <text:p>0,02019</text:p>
          </table:table-cell>
          <table:table-cell office:value-type="float" office:value="0.095172" calcext:value-type="float">
            <text:p>0,095172</text:p>
          </table:table-cell>
          <table:table-cell office:value-type="float" office:value="0.26008" calcext:value-type="float">
            <text:p>0,26008</text:p>
          </table:table-cell>
          <table:table-cell office:value-type="float" office:value="0.901963" calcext:value-type="float">
            <text:p>0,901963</text:p>
          </table:table-cell>
          <table:table-cell office:value-type="float" office:value="4.557801" calcext:value-type="float">
            <text:p>4,5578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2221" calcext:value-type="float">
            <text:p>0,002221</text:p>
          </table:table-cell>
          <table:table-cell office:value-type="float" office:value="0.006365" calcext:value-type="float">
            <text:p>0,006365</text:p>
          </table:table-cell>
          <table:table-cell office:value-type="float" office:value="0.01973" calcext:value-type="float">
            <text:p>0,01973</text:p>
          </table:table-cell>
          <table:table-cell office:value-type="float" office:value="0.09565" calcext:value-type="float">
            <text:p>0,09565</text:p>
          </table:table-cell>
          <table:table-cell office:value-type="float" office:value="0.252934" calcext:value-type="float">
            <text:p>0,252934</text:p>
          </table:table-cell>
          <table:table-cell office:value-type="float" office:value="0.908931" calcext:value-type="float">
            <text:p>0,908931</text:p>
          </table:table-cell>
          <table:table-cell office:value-type="float" office:value="4.402785" calcext:value-type="float">
            <text:p>4,40278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603" calcext:value-type="float">
            <text:p>0,00603</text:p>
          </table:table-cell>
          <table:table-cell office:value-type="float" office:value="0.019498" calcext:value-type="float">
            <text:p>0,019498</text:p>
          </table:table-cell>
          <table:table-cell office:value-type="float" office:value="0.096158" calcext:value-type="float">
            <text:p>0,096158</text:p>
          </table:table-cell>
          <table:table-cell office:value-type="float" office:value="0.257408" calcext:value-type="float">
            <text:p>0,257408</text:p>
          </table:table-cell>
          <table:table-cell office:value-type="float" office:value="0.951796" calcext:value-type="float">
            <text:p>0,951796</text:p>
          </table:table-cell>
          <table:table-cell office:value-type="float" office:value="4.448757" calcext:value-type="float">
            <text:p>4,44875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82:.I91])/10" office:value-type="float" office:value="0.0009537" calcext:value-type="float">
            <text:p>0,0009537</text:p>
          </table:table-cell>
          <table:table-cell table:formula="of:=SUM([.J82:.J91])/10" office:value-type="float" office:value="0.002429" calcext:value-type="float">
            <text:p>0,002429</text:p>
          </table:table-cell>
          <table:table-cell table:formula="of:=SUM([.K82:.K91])/10" office:value-type="float" office:value="0.0062207" calcext:value-type="float">
            <text:p>0,0062207</text:p>
          </table:table-cell>
          <table:table-cell table:formula="of:=SUM([.L82:.L91])/10" office:value-type="float" office:value="0.0199368" calcext:value-type="float">
            <text:p>0,0199368</text:p>
          </table:table-cell>
          <table:table-cell table:formula="of:=SUM([.M82:.M91])/10" office:value-type="float" office:value="0.0933953" calcext:value-type="float">
            <text:p>0,0933953</text:p>
          </table:table-cell>
          <table:table-cell table:formula="of:=SUM([.N82:.N91])/10" office:value-type="float" office:value="0.2550892" calcext:value-type="float">
            <text:p>0,2550892</text:p>
          </table:table-cell>
          <table:table-cell table:formula="of:=SUM([.O82:.O91])/10" office:value-type="float" office:value="0.8955037" calcext:value-type="float">
            <text:p>0,8955037</text:p>
          </table:table-cell>
          <table:table-cell table:formula="of:=SUM([.P82:.P91])/10" office:value-type="float" office:value="4.4054515" calcext:value-type="float">
            <text:p>4,405451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82:.I91])" office:value-type="float" office:value="0.0000551342805239072" calcext:value-type="float">
            <text:p>5,51342805239072E-05</text:p>
          </table:table-cell>
          <table:table-cell table:formula="of:=STDEV([.J82:.J91])" office:value-type="float" office:value="0.000174153827277943" calcext:value-type="float">
            <text:p>0,000174153827277943</text:p>
          </table:table-cell>
          <table:table-cell table:formula="of:=STDEV([.K82:.K91])" office:value-type="float" office:value="0.000197440877226576" calcext:value-type="float">
            <text:p>0,000197440877226576</text:p>
          </table:table-cell>
          <table:table-cell table:formula="of:=STDEV([.L82:.L91])" office:value-type="float" office:value="0.000854408021185818" calcext:value-type="float">
            <text:p>0,000854408021185818</text:p>
          </table:table-cell>
          <table:table-cell table:formula="of:=STDEV([.M82:.M91])" office:value-type="float" office:value="0.00379139033571826" calcext:value-type="float">
            <text:p>0,00379139033571826</text:p>
          </table:table-cell>
          <table:table-cell table:formula="of:=STDEV([.N82:.N91])" office:value-type="float" office:value="0.0123107053394822" calcext:value-type="float">
            <text:p>0,0123107053394822</text:p>
          </table:table-cell>
          <table:table-cell table:formula="of:=STDEV([.O82:.O91])" office:value-type="float" office:value="0.0247502813633838" calcext:value-type="float">
            <text:p>0,0247502813633838</text:p>
          </table:table-cell>
          <table:table-cell table:formula="of:=STDEV([.P82:.P91])" office:value-type="float" office:value="0.147388739178066" calcext:value-type="float">
            <text:p>0,14738873917806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93]-[.G97]*[.I94]/SQRT(10)" office:value-type="float" office:value="0.000919527418892399" calcext:value-type="float">
            <text:p>0,000919527418892399</text:p>
          </table:table-cell>
          <table:table-cell table:formula="of:=[.J93]-[.G97]*[.J94]/SQRT(10)" office:value-type="float" office:value="0.00232105833954296" calcext:value-type="float">
            <text:p>0,00232105833954296</text:p>
          </table:table-cell>
          <table:table-cell table:formula="of:=[.K93]-[.G97]*[.K94]/SQRT(10)" office:value-type="float" office:value="0.0060983248764495" calcext:value-type="float">
            <text:p>0,0060983248764495</text:p>
          </table:table-cell>
          <table:table-cell table:formula="of:=[.L93]-[.G97]*[.L94]/SQRT(10)" office:value-type="float" office:value="0.0194072324219793" calcext:value-type="float">
            <text:p>0,0194072324219793</text:p>
          </table:table-cell>
          <table:table-cell table:formula="of:=[.M93]-[.G97]*[.M94]/SQRT(10)" office:value-type="float" office:value="0.0910453719239145" calcext:value-type="float">
            <text:p>0,0910453719239145</text:p>
          </table:table-cell>
          <table:table-cell table:formula="of:=[.N93]-[.G97]*[.N94]/SQRT(10)" office:value-type="float" office:value="0.247458945778712" calcext:value-type="float">
            <text:p>0,247458945778712</text:p>
          </table:table-cell>
          <table:table-cell table:formula="of:=[.O93]-[.G97]*[.O94]/SQRT(10)" office:value-type="float" office:value="0.880163316679691" calcext:value-type="float">
            <text:p>0,880163316679691</text:p>
          </table:table-cell>
          <table:table-cell table:formula="of:=[.P93]-[.G97]*[.P94]/SQRT(10)" office:value-type="float" office:value="4.31409901301642" calcext:value-type="float">
            <text:p>4,3140990130164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93]+[.G97]*[.I94]/SQRT(10)" office:value-type="float" office:value="0.000987872581107601" calcext:value-type="float">
            <text:p>0,000987872581107601</text:p>
          </table:table-cell>
          <table:table-cell table:formula="of:=[.J93]+[.G97]*[.J94]/SQRT(10)" office:value-type="float" office:value="0.00253694166045704" calcext:value-type="float">
            <text:p>0,00253694166045704</text:p>
          </table:table-cell>
          <table:table-cell table:formula="of:=[.K93]+[.G97]*[.K94]/SQRT(10)" office:value-type="float" office:value="0.0063430751235505" calcext:value-type="float">
            <text:p>0,0063430751235505</text:p>
          </table:table-cell>
          <table:table-cell table:formula="of:=[.L93]+[.G97]*[.L94]/SQRT(10)" office:value-type="float" office:value="0.0204663675780207" calcext:value-type="float">
            <text:p>0,0204663675780207</text:p>
          </table:table-cell>
          <table:table-cell table:formula="of:=[.M93]+[.G97]*[.M94]/SQRT(10)" office:value-type="float" office:value="0.0957452280760855" calcext:value-type="float">
            <text:p>0,0957452280760855</text:p>
          </table:table-cell>
          <table:table-cell table:formula="of:=[.N93]+[.G97]*[.N94]/SQRT(10)" office:value-type="float" office:value="0.262719454221288" calcext:value-type="float">
            <text:p>0,262719454221288</text:p>
          </table:table-cell>
          <table:table-cell table:formula="of:=[.O93]+[.G97]*[.O94]/SQRT(10)" office:value-type="float" office:value="0.910844083320309" calcext:value-type="float">
            <text:p>0,910844083320309</text:p>
          </table:table-cell>
          <table:table-cell table:formula="of:=[.P93]+[.G97]*[.P94]/SQRT(10)" office:value-type="float" office:value="4.49680398698358" calcext:value-type="float">
            <text:p>4,4968039869835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7233" calcext:value-type="float">
            <text:p>0,007233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0.015258" calcext:value-type="float">
            <text:p>0,015258</text:p>
          </table:table-cell>
          <table:table-cell office:value-type="float" office:value="0.03227" calcext:value-type="float">
            <text:p>0,03227</text:p>
          </table:table-cell>
          <table:table-cell office:value-type="float" office:value="0.081582" calcext:value-type="float">
            <text:p>0,081582</text:p>
          </table:table-cell>
          <table:table-cell office:value-type="float" office:value="0.264864" calcext:value-type="float">
            <text:p>0,264864</text:p>
          </table:table-cell>
          <table:table-cell office:value-type="float" office:value="0.882737" calcext:value-type="float">
            <text:p>0,882737</text:p>
          </table:table-cell>
          <table:table-cell office:value-type="float" office:value="4.23488" calcext:value-type="float">
            <text:p>4,2348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6741" calcext:value-type="float">
            <text:p>0,006741</text:p>
          </table:table-cell>
          <table:table-cell office:value-type="float" office:value="0.009683" calcext:value-type="float">
            <text:p>0,009683</text:p>
          </table:table-cell>
          <table:table-cell office:value-type="float" office:value="0.01448" calcext:value-type="float">
            <text:p>0,01448</text:p>
          </table:table-cell>
          <table:table-cell office:value-type="float" office:value="0.032659" calcext:value-type="float">
            <text:p>0,032659</text:p>
          </table:table-cell>
          <table:table-cell office:value-type="float" office:value="0.091664" calcext:value-type="float">
            <text:p>0,091664</text:p>
          </table:table-cell>
          <table:table-cell office:value-type="float" office:value="0.259503" calcext:value-type="float">
            <text:p>0,259503</text:p>
          </table:table-cell>
          <table:table-cell office:value-type="float" office:value="0.906237" calcext:value-type="float">
            <text:p>0,906237</text:p>
          </table:table-cell>
          <table:table-cell office:value-type="float" office:value="4.376843" calcext:value-type="float">
            <text:p>4,3768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5352" calcext:value-type="float">
            <text:p>0,005352</text:p>
          </table:table-cell>
          <table:table-cell office:value-type="float" office:value="0.008992" calcext:value-type="float">
            <text:p>0,008992</text:p>
          </table:table-cell>
          <table:table-cell office:value-type="float" office:value="0.012232" calcext:value-type="float">
            <text:p>0,012232</text:p>
          </table:table-cell>
          <table:table-cell office:value-type="float" office:value="0.028433" calcext:value-type="float">
            <text:p>0,028433</text:p>
          </table:table-cell>
          <table:table-cell office:value-type="float" office:value="0.091579" calcext:value-type="float">
            <text:p>0,091579</text:p>
          </table:table-cell>
          <table:table-cell office:value-type="float" office:value="0.26496" calcext:value-type="float">
            <text:p>0,26496</text:p>
          </table:table-cell>
          <table:table-cell office:value-type="float" office:value="0.911241" calcext:value-type="float">
            <text:p>0,911241</text:p>
          </table:table-cell>
          <table:table-cell office:value-type="float" office:value="4.254664" calcext:value-type="float">
            <text:p>4,25466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6754" calcext:value-type="float">
            <text:p>0,006754</text:p>
          </table:table-cell>
          <table:table-cell office:value-type="float" office:value="0.011658" calcext:value-type="float">
            <text:p>0,011658</text:p>
          </table:table-cell>
          <table:table-cell office:value-type="float" office:value="0.012659" calcext:value-type="float">
            <text:p>0,012659</text:p>
          </table:table-cell>
          <table:table-cell office:value-type="float" office:value="0.03284" calcext:value-type="float">
            <text:p>0,03284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0.264524" calcext:value-type="float">
            <text:p>0,264524</text:p>
          </table:table-cell>
          <table:table-cell office:value-type="float" office:value="0.880133" calcext:value-type="float">
            <text:p>0,880133</text:p>
          </table:table-cell>
          <table:table-cell office:value-type="float" office:value="4.366517" calcext:value-type="float">
            <text:p>4,36651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11167" calcext:value-type="float">
            <text:p>0,011167</text:p>
          </table:table-cell>
          <table:table-cell office:value-type="float" office:value="0.012668" calcext:value-type="float">
            <text:p>0,012668</text:p>
          </table:table-cell>
          <table:table-cell office:value-type="float" office:value="0.029472" calcext:value-type="float">
            <text:p>0,029472</text:p>
          </table:table-cell>
          <table:table-cell office:value-type="float" office:value="0.106029" calcext:value-type="float">
            <text:p>0,106029</text:p>
          </table:table-cell>
          <table:table-cell office:value-type="float" office:value="0.291235" calcext:value-type="float">
            <text:p>0,291235</text:p>
          </table:table-cell>
          <table:table-cell office:value-type="float" office:value="0.913405" calcext:value-type="float">
            <text:p>0,913405</text:p>
          </table:table-cell>
          <table:table-cell office:value-type="float" office:value="4.480131" calcext:value-type="float">
            <text:p>4,48013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707" calcext:value-type="float">
            <text:p>0,00707</text:p>
          </table:table-cell>
          <table:table-cell office:value-type="float" office:value="0.011296" calcext:value-type="float">
            <text:p>0,011296</text:p>
          </table:table-cell>
          <table:table-cell office:value-type="float" office:value="0.013261" calcext:value-type="float">
            <text:p>0,013261</text:p>
          </table:table-cell>
          <table:table-cell office:value-type="float" office:value="0.030057" calcext:value-type="float">
            <text:p>0,030057</text:p>
          </table:table-cell>
          <table:table-cell office:value-type="float" office:value="0.089827" calcext:value-type="float">
            <text:p>0,089827</text:p>
          </table:table-cell>
          <table:table-cell office:value-type="float" office:value="0.265139" calcext:value-type="float">
            <text:p>0,265139</text:p>
          </table:table-cell>
          <table:table-cell office:value-type="float" office:value="0.884997" calcext:value-type="float">
            <text:p>0,884997</text:p>
          </table:table-cell>
          <table:table-cell office:value-type="float" office:value="4.600493" calcext:value-type="float">
            <text:p>4,6004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6445" calcext:value-type="float">
            <text:p>0,006445</text:p>
          </table:table-cell>
          <table:table-cell office:value-type="float" office:value="0.009647" calcext:value-type="float">
            <text:p>0,009647</text:p>
          </table:table-cell>
          <table:table-cell office:value-type="float" office:value="0.012537" calcext:value-type="float">
            <text:p>0,012537</text:p>
          </table:table-cell>
          <table:table-cell office:value-type="float" office:value="0.03168" calcext:value-type="float">
            <text:p>0,03168</text:p>
          </table:table-cell>
          <table:table-cell office:value-type="float" office:value="0.086569" calcext:value-type="float">
            <text:p>0,086569</text:p>
          </table:table-cell>
          <table:table-cell office:value-type="float" office:value="0.275686" calcext:value-type="float">
            <text:p>0,275686</text:p>
          </table:table-cell>
          <table:table-cell office:value-type="float" office:value="0.888163" calcext:value-type="float">
            <text:p>0,888163</text:p>
          </table:table-cell>
          <table:table-cell office:value-type="float" office:value="4.536828" calcext:value-type="float">
            <text:p>4,5368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6449" calcext:value-type="float">
            <text:p>0,006449</text:p>
          </table:table-cell>
          <table:table-cell office:value-type="float" office:value="0.008138" calcext:value-type="float">
            <text:p>0,008138</text:p>
          </table:table-cell>
          <table:table-cell office:value-type="float" office:value="0.01411" calcext:value-type="float">
            <text:p>0,01411</text:p>
          </table:table-cell>
          <table:table-cell office:value-type="float" office:value="0.031232" calcext:value-type="float">
            <text:p>0,031232</text:p>
          </table:table-cell>
          <table:table-cell office:value-type="float" office:value="0.085537" calcext:value-type="float">
            <text:p>0,085537</text:p>
          </table:table-cell>
          <table:table-cell office:value-type="float" office:value="0.287125" calcext:value-type="float">
            <text:p>0,287125</text:p>
          </table:table-cell>
          <table:table-cell office:value-type="float" office:value="0.889957" calcext:value-type="float">
            <text:p>0,889957</text:p>
          </table:table-cell>
          <table:table-cell office:value-type="float" office:value="4.580294" calcext:value-type="float">
            <text:p>4,58029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1132" calcext:value-type="float">
            <text:p>0,01132</text:p>
          </table:table-cell>
          <table:table-cell office:value-type="float" office:value="0.013923" calcext:value-type="float">
            <text:p>0,013923</text:p>
          </table:table-cell>
          <table:table-cell office:value-type="float" office:value="0.032853" calcext:value-type="float">
            <text:p>0,032853</text:p>
          </table:table-cell>
          <table:table-cell office:value-type="float" office:value="0.100035" calcext:value-type="float">
            <text:p>0,100035</text:p>
          </table:table-cell>
          <table:table-cell office:value-type="float" office:value="0.290056" calcext:value-type="float">
            <text:p>0,290056</text:p>
          </table:table-cell>
          <table:table-cell office:value-type="float" office:value="0.929517" calcext:value-type="float">
            <text:p>0,929517</text:p>
          </table:table-cell>
          <table:table-cell office:value-type="float" office:value="4.622795" calcext:value-type="float">
            <text:p>4,62279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6772" calcext:value-type="float">
            <text:p>0,006772</text:p>
          </table:table-cell>
          <table:table-cell office:value-type="float" office:value="0.009452" calcext:value-type="float">
            <text:p>0,009452</text:p>
          </table:table-cell>
          <table:table-cell office:value-type="float" office:value="0.01464" calcext:value-type="float">
            <text:p>0,01464</text:p>
          </table:table-cell>
          <table:table-cell office:value-type="float" office:value="0.032539" calcext:value-type="float">
            <text:p>0,032539</text:p>
          </table:table-cell>
          <table:table-cell office:value-type="float" office:value="0.083882" calcext:value-type="float">
            <text:p>0,083882</text:p>
          </table:table-cell>
          <table:table-cell office:value-type="float" office:value="0.291737" calcext:value-type="float">
            <text:p>0,291737</text:p>
          </table:table-cell>
          <table:table-cell office:value-type="float" office:value="0.926129" calcext:value-type="float">
            <text:p>0,926129</text:p>
          </table:table-cell>
          <table:table-cell office:value-type="float" office:value="4.752183" calcext:value-type="float">
            <text:p>4,75218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01:.I110])/10" office:value-type="float" office:value="0.0064753" calcext:value-type="float">
            <text:p>0,0064753</text:p>
          </table:table-cell>
          <table:table-cell table:formula="of:=SUM([.J101:.J110])/10" office:value-type="float" office:value="0.0100946" calcext:value-type="float">
            <text:p>0,0100946</text:p>
          </table:table-cell>
          <table:table-cell table:formula="of:=SUM([.K101:.K110])/10" office:value-type="float" office:value="0.0135768" calcext:value-type="float">
            <text:p>0,0135768</text:p>
          </table:table-cell>
          <table:table-cell table:formula="of:=SUM([.L101:.L110])/10" office:value-type="float" office:value="0.0314035" calcext:value-type="float">
            <text:p>0,0314035</text:p>
          </table:table-cell>
          <table:table-cell table:formula="of:=SUM([.M101:.M110])/10" office:value-type="float" office:value="0.0905019" calcext:value-type="float">
            <text:p>0,0905019</text:p>
          </table:table-cell>
          <table:table-cell table:formula="of:=SUM([.N101:.N110])/10" office:value-type="float" office:value="0.2754829" calcext:value-type="float">
            <text:p>0,2754829</text:p>
          </table:table-cell>
          <table:table-cell table:formula="of:=SUM([.O101:.O110])/10" office:value-type="float" office:value="0.9012516" calcext:value-type="float">
            <text:p>0,9012516</text:p>
          </table:table-cell>
          <table:table-cell table:formula="of:=SUM([.P101:.P110])/10" office:value-type="float" office:value="4.4805628" calcext:value-type="float">
            <text:p>4,48056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01:.I110])" office:value-type="float" office:value="0.000620434265476833" calcext:value-type="float">
            <text:p>0,000620434265476833</text:p>
          </table:table-cell>
          <table:table-cell table:formula="of:=STDEV([.J101:.J110])" office:value-type="float" office:value="0.00118403905716361" calcext:value-type="float">
            <text:p>0,00118403905716361</text:p>
          </table:table-cell>
          <table:table-cell table:formula="of:=STDEV([.K101:.K110])" office:value-type="float" office:value="0.00104532980441581" calcext:value-type="float">
            <text:p>0,00104532980441581</text:p>
          </table:table-cell>
          <table:table-cell table:formula="of:=STDEV([.L101:.L110])" office:value-type="float" office:value="0.00157249039919344" calcext:value-type="float">
            <text:p>0,00157249039919344</text:p>
          </table:table-cell>
          <table:table-cell table:formula="of:=STDEV([.M101:.M110])" office:value-type="float" office:value="0.00747755975420978" calcext:value-type="float">
            <text:p>0,00747755975420978</text:p>
          </table:table-cell>
          <table:table-cell table:formula="of:=STDEV([.N101:.N110])" office:value-type="float" office:value="0.0131918444035194" calcext:value-type="float">
            <text:p>0,0131918444035194</text:p>
          </table:table-cell>
          <table:table-cell table:formula="of:=STDEV([.O101:.O110])" office:value-type="float" office:value="0.0183849046303392" calcext:value-type="float">
            <text:p>0,0183849046303392</text:p>
          </table:table-cell>
          <table:table-cell table:formula="of:=STDEV([.P101:.P110])" office:value-type="float" office:value="0.168871286796779" calcext:value-type="float">
            <text:p>0,168871286796779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12]-[.G116]*[.I113]/SQRT(10)" office:value-type="float" office:value="0.00609075085820521" calcext:value-type="float">
            <text:p>0,00609075085820521</text:p>
          </table:table-cell>
          <table:table-cell table:formula="of:=[.J112]-[.G116]*[.J113]/SQRT(10)" office:value-type="float" office:value="0.00936072498918988" calcext:value-type="float">
            <text:p>0,00936072498918988</text:p>
          </table:table-cell>
          <table:table-cell table:formula="of:=[.K112]-[.G116]*[.K113]/SQRT(10)" office:value-type="float" office:value="0.0129288978747496" calcext:value-type="float">
            <text:p>0,0129288978747496</text:p>
          </table:table-cell>
          <table:table-cell table:formula="of:=[.L112]-[.G116]*[.L113]/SQRT(10)" office:value-type="float" office:value="0.0304288603530011" calcext:value-type="float">
            <text:p>0,0304288603530011</text:p>
          </table:table-cell>
          <table:table-cell table:formula="of:=[.M112]-[.G116]*[.M113]/SQRT(10)" office:value-type="float" office:value="0.0858672604479909" calcext:value-type="float">
            <text:p>0,0858672604479909</text:p>
          </table:table-cell>
          <table:table-cell table:formula="of:=[.N112]-[.G116]*[.N113]/SQRT(10)" office:value-type="float" office:value="0.267306510128681" calcext:value-type="float">
            <text:p>0,267306510128681</text:p>
          </table:table-cell>
          <table:table-cell table:formula="of:=[.O112]-[.G116]*[.O113]/SQRT(10)" office:value-type="float" office:value="0.889856518053418" calcext:value-type="float">
            <text:p>0,889856518053418</text:p>
          </table:table-cell>
          <table:table-cell table:formula="of:=[.P112]-[.G116]*[.P113]/SQRT(10)" office:value-type="float" office:value="4.37589529205446" calcext:value-type="float">
            <text:p>4,375895292054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112]+[.G116]*[.I113]/SQRT(10)" office:value-type="float" office:value="0.00685984914179479" calcext:value-type="float">
            <text:p>0,00685984914179479</text:p>
          </table:table-cell>
          <table:table-cell table:formula="of:=[.J112]+[.G116]*[.J113]/SQRT(10)" office:value-type="float" office:value="0.0108284750108101" calcext:value-type="float">
            <text:p>0,0108284750108101</text:p>
          </table:table-cell>
          <table:table-cell table:formula="of:=[.K112]+[.G116]*[.K113]/SQRT(10)" office:value-type="float" office:value="0.0142247021252504" calcext:value-type="float">
            <text:p>0,0142247021252504</text:p>
          </table:table-cell>
          <table:table-cell table:formula="of:=[.L112]+[.G116]*[.L113]/SQRT(10)" office:value-type="float" office:value="0.0323781396469989" calcext:value-type="float">
            <text:p>0,0323781396469989</text:p>
          </table:table-cell>
          <table:table-cell table:formula="of:=[.M112]+[.G116]*[.M113]/SQRT(10)" office:value-type="float" office:value="0.0951365395520091" calcext:value-type="float">
            <text:p>0,0951365395520091</text:p>
          </table:table-cell>
          <table:table-cell table:formula="of:=[.N112]+[.G116]*[.N113]/SQRT(10)" office:value-type="float" office:value="0.283659289871319" calcext:value-type="float">
            <text:p>0,283659289871319</text:p>
          </table:table-cell>
          <table:table-cell table:formula="of:=[.O112]+[.G116]*[.O113]/SQRT(10)" office:value-type="float" office:value="0.912646681946582" calcext:value-type="float">
            <text:p>0,912646681946582</text:p>
          </table:table-cell>
          <table:table-cell table:formula="of:=[.P112]+[.G116]*[.P113]/SQRT(10)" office:value-type="float" office:value="4.58523030794554" calcext:value-type="float">
            <text:p>4,5852303079455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13419" calcext:value-type="float">
            <text:p>0,013419</text:p>
          </table:table-cell>
          <table:table-cell office:value-type="float" office:value="0.014373" calcext:value-type="float">
            <text:p>0,014373</text:p>
          </table:table-cell>
          <table:table-cell office:value-type="float" office:value="0.016564" calcext:value-type="float">
            <text:p>0,016564</text:p>
          </table:table-cell>
          <table:table-cell table:style-name="ce2" office:value-type="float" office:value="0.030176" calcext:value-type="float">
            <text:p>0,030176</text:p>
          </table:table-cell>
          <table:table-cell office:value-type="float" office:value="0.109466" calcext:value-type="float">
            <text:p>0,109466</text:p>
          </table:table-cell>
          <table:table-cell office:value-type="float" office:value="0.263741" calcext:value-type="float">
            <text:p>0,263741</text:p>
          </table:table-cell>
          <table:table-cell office:value-type="float" office:value="0.903405" calcext:value-type="float">
            <text:p>0,903405</text:p>
          </table:table-cell>
          <table:table-cell office:value-type="float" office:value="3.618585" calcext:value-type="float">
            <text:p>3,61858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14424" calcext:value-type="float">
            <text:p>0,014424</text:p>
          </table:table-cell>
          <table:table-cell office:value-type="float" office:value="0.015227" calcext:value-type="float">
            <text:p>0,015227</text:p>
          </table:table-cell>
          <table:table-cell office:value-type="float" office:value="0.014465" calcext:value-type="float">
            <text:p>0,014465</text:p>
          </table:table-cell>
          <table:table-cell table:style-name="ce2" office:value-type="float" office:value="0.0298" calcext:value-type="float">
            <text:p>0,0298</text:p>
          </table:table-cell>
          <table:table-cell office:value-type="float" office:value="0.111704" calcext:value-type="float">
            <text:p>0,111704</text:p>
          </table:table-cell>
          <table:table-cell office:value-type="float" office:value="0.282705" calcext:value-type="float">
            <text:p>0,282705</text:p>
          </table:table-cell>
          <table:table-cell office:value-type="float" office:value="0.899534" calcext:value-type="float">
            <text:p>0,899534</text:p>
          </table:table-cell>
          <table:table-cell office:value-type="float" office:value="3.888893" calcext:value-type="float">
            <text:p>3,8888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12119" calcext:value-type="float">
            <text:p>0,012119</text:p>
          </table:table-cell>
          <table:table-cell office:value-type="float" office:value="0.016463" calcext:value-type="float">
            <text:p>0,016463</text:p>
          </table:table-cell>
          <table:table-cell office:value-type="float" office:value="0.014292" calcext:value-type="float">
            <text:p>0,014292</text:p>
          </table:table-cell>
          <table:table-cell table:style-name="ce2" office:value-type="float" office:value="0.029401" calcext:value-type="float">
            <text:p>0,029401</text:p>
          </table:table-cell>
          <table:table-cell office:value-type="float" office:value="0.101158" calcext:value-type="float">
            <text:p>0,101158</text:p>
          </table:table-cell>
          <table:table-cell office:value-type="float" office:value="0.288501" calcext:value-type="float">
            <text:p>0,288501</text:p>
          </table:table-cell>
          <table:table-cell office:value-type="float" office:value="0.905057" calcext:value-type="float">
            <text:p>0,905057</text:p>
          </table:table-cell>
          <table:table-cell office:value-type="float" office:value="3.791209" calcext:value-type="float">
            <text:p>3,7912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14269" calcext:value-type="float">
            <text:p>0,014269</text:p>
          </table:table-cell>
          <table:table-cell office:value-type="float" office:value="0.015455" calcext:value-type="float">
            <text:p>0,015455</text:p>
          </table:table-cell>
          <table:table-cell office:value-type="float" office:value="0.014222" calcext:value-type="float">
            <text:p>0,014222</text:p>
          </table:table-cell>
          <table:table-cell table:style-name="ce2" office:value-type="float" office:value="0.028775" calcext:value-type="float">
            <text:p>0,028775</text:p>
          </table:table-cell>
          <table:table-cell office:value-type="float" office:value="0.105007" calcext:value-type="float">
            <text:p>0,105007</text:p>
          </table:table-cell>
          <table:table-cell office:value-type="float" office:value="0.288272" calcext:value-type="float">
            <text:p>0,288272</text:p>
          </table:table-cell>
          <table:table-cell office:value-type="float" office:value="0.905472" calcext:value-type="float">
            <text:p>0,905472</text:p>
          </table:table-cell>
          <table:table-cell office:value-type="float" office:value="3.77255" calcext:value-type="float">
            <text:p>3,772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13839" calcext:value-type="float">
            <text:p>0,013839</text:p>
          </table:table-cell>
          <table:table-cell office:value-type="float" office:value="0.015231" calcext:value-type="float">
            <text:p>0,015231</text:p>
          </table:table-cell>
          <table:table-cell office:value-type="float" office:value="0.01797" calcext:value-type="float">
            <text:p>0,01797</text:p>
          </table:table-cell>
          <table:table-cell table:style-name="ce2" office:value-type="float" office:value="0.027003" calcext:value-type="float">
            <text:p>0,027003</text:p>
          </table:table-cell>
          <table:table-cell office:value-type="float" office:value="0.102053" calcext:value-type="float">
            <text:p>0,102053</text:p>
          </table:table-cell>
          <table:table-cell office:value-type="float" office:value="0.292163" calcext:value-type="float">
            <text:p>0,292163</text:p>
          </table:table-cell>
          <table:table-cell office:value-type="float" office:value="0.912326" calcext:value-type="float">
            <text:p>0,912326</text:p>
          </table:table-cell>
          <table:table-cell office:value-type="float" office:value="3.733297" calcext:value-type="float">
            <text:p>3,73329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13566" calcext:value-type="float">
            <text:p>0,013566</text:p>
          </table:table-cell>
          <table:table-cell office:value-type="float" office:value="0.013557" calcext:value-type="float">
            <text:p>0,013557</text:p>
          </table:table-cell>
          <table:table-cell office:value-type="float" office:value="0.016302" calcext:value-type="float">
            <text:p>0,016302</text:p>
          </table:table-cell>
          <table:table-cell table:style-name="ce2" office:value-type="float" office:value="0.027477" calcext:value-type="float">
            <text:p>0,027477</text:p>
          </table:table-cell>
          <table:table-cell office:value-type="float" office:value="0.102911" calcext:value-type="float">
            <text:p>0,102911</text:p>
          </table:table-cell>
          <table:table-cell office:value-type="float" office:value="0.290007" calcext:value-type="float">
            <text:p>0,290007</text:p>
          </table:table-cell>
          <table:table-cell office:value-type="float" office:value="0.914549" calcext:value-type="float">
            <text:p>0,914549</text:p>
          </table:table-cell>
          <table:table-cell office:value-type="float" office:value="3.746617" calcext:value-type="float">
            <text:p>3,74661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13716" calcext:value-type="float">
            <text:p>0,013716</text:p>
          </table:table-cell>
          <table:table-cell office:value-type="float" office:value="0.012582" calcext:value-type="float">
            <text:p>0,012582</text:p>
          </table:table-cell>
          <table:table-cell office:value-type="float" office:value="0.014942" calcext:value-type="float">
            <text:p>0,014942</text:p>
          </table:table-cell>
          <table:table-cell table:style-name="ce2" office:value-type="float" office:value="0.025749" calcext:value-type="float">
            <text:p>0,025749</text:p>
          </table:table-cell>
          <table:table-cell office:value-type="float" office:value="0.108666" calcext:value-type="float">
            <text:p>0,108666</text:p>
          </table:table-cell>
          <table:table-cell office:value-type="float" office:value="0.285711" calcext:value-type="float">
            <text:p>0,285711</text:p>
          </table:table-cell>
          <table:table-cell office:value-type="float" office:value="0.924742" calcext:value-type="float">
            <text:p>0,924742</text:p>
          </table:table-cell>
          <table:table-cell office:value-type="float" office:value="3.793302" calcext:value-type="float">
            <text:p>3,7933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14697" calcext:value-type="float">
            <text:p>0,014697</text:p>
          </table:table-cell>
          <table:table-cell office:value-type="float" office:value="0.013066" calcext:value-type="float">
            <text:p>0,013066</text:p>
          </table:table-cell>
          <table:table-cell office:value-type="float" office:value="0.013857" calcext:value-type="float">
            <text:p>0,013857</text:p>
          </table:table-cell>
          <table:table-cell table:style-name="ce2" office:value-type="float" office:value="0.03003" calcext:value-type="float">
            <text:p>0,03003</text:p>
          </table:table-cell>
          <table:table-cell office:value-type="float" office:value="0.116565" calcext:value-type="float">
            <text:p>0,116565</text:p>
          </table:table-cell>
          <table:table-cell office:value-type="float" office:value="0.289496" calcext:value-type="float">
            <text:p>0,289496</text:p>
          </table:table-cell>
          <table:table-cell office:value-type="float" office:value="0.910379" calcext:value-type="float">
            <text:p>0,910379</text:p>
          </table:table-cell>
          <table:table-cell office:value-type="float" office:value="3.696001" calcext:value-type="float">
            <text:p>3,6960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15304" calcext:value-type="float">
            <text:p>0,015304</text:p>
          </table:table-cell>
          <table:table-cell office:value-type="float" office:value="0.015726" calcext:value-type="float">
            <text:p>0,015726</text:p>
          </table:table-cell>
          <table:table-cell office:value-type="float" office:value="0.016945" calcext:value-type="float">
            <text:p>0,016945</text:p>
          </table:table-cell>
          <table:table-cell table:style-name="ce2" office:value-type="float" office:value="0.028851" calcext:value-type="float">
            <text:p>0,028851</text:p>
          </table:table-cell>
          <table:table-cell office:value-type="float" office:value="0.119031" calcext:value-type="float">
            <text:p>0,119031</text:p>
          </table:table-cell>
          <table:table-cell office:value-type="float" office:value="0.287342" calcext:value-type="float">
            <text:p>0,287342</text:p>
          </table:table-cell>
          <table:table-cell office:value-type="float" office:value="0.923656" calcext:value-type="float">
            <text:p>0,923656</text:p>
          </table:table-cell>
          <table:table-cell office:value-type="float" office:value="3.742443" calcext:value-type="float">
            <text:p>3,7424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13482" calcext:value-type="float">
            <text:p>0,013482</text:p>
          </table:table-cell>
          <table:table-cell office:value-type="float" office:value="0.014346" calcext:value-type="float">
            <text:p>0,014346</text:p>
          </table:table-cell>
          <table:table-cell office:value-type="float" office:value="0.0153" calcext:value-type="float">
            <text:p>0,0153</text:p>
          </table:table-cell>
          <table:table-cell table:style-name="ce2" office:value-type="float" office:value="0.028621" calcext:value-type="float">
            <text:p>0,028621</text:p>
          </table:table-cell>
          <table:table-cell office:value-type="float" office:value="0.11853" calcext:value-type="float">
            <text:p>0,11853</text:p>
          </table:table-cell>
          <table:table-cell office:value-type="float" office:value="0.291438" calcext:value-type="float">
            <text:p>0,291438</text:p>
          </table:table-cell>
          <table:table-cell office:value-type="float" office:value="0.915633" calcext:value-type="float">
            <text:p>0,915633</text:p>
          </table:table-cell>
          <table:table-cell office:value-type="float" office:value="3.85826" calcext:value-type="float">
            <text:p>3,8582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20:.I129])/10" office:value-type="float" office:value="0.0138835" calcext:value-type="float">
            <text:p>0,0138835</text:p>
          </table:table-cell>
          <table:table-cell table:formula="of:=SUM([.J120:.J129])/10" office:value-type="float" office:value="0.0146026" calcext:value-type="float">
            <text:p>0,0146026</text:p>
          </table:table-cell>
          <table:table-cell table:formula="of:=SUM([.K120:.K129])/10" office:value-type="float" office:value="0.0154859" calcext:value-type="float">
            <text:p>0,0154859</text:p>
          </table:table-cell>
          <table:table-cell table:formula="of:=SUM([.L120:.L129])/10" office:value-type="float" office:value="0.0285883" calcext:value-type="float">
            <text:p>0,0285883</text:p>
          </table:table-cell>
          <table:table-cell table:formula="of:=SUM([.M120:.M129])/10" office:value-type="float" office:value="0.1095091" calcext:value-type="float">
            <text:p>0,1095091</text:p>
          </table:table-cell>
          <table:table-cell table:formula="of:=SUM([.N120:.N129])/10" office:value-type="float" office:value="0.2859376" calcext:value-type="float">
            <text:p>0,2859376</text:p>
          </table:table-cell>
          <table:table-cell table:formula="of:=SUM([.O120:.O129])/10" office:value-type="float" office:value="0.9114753" calcext:value-type="float">
            <text:p>0,9114753</text:p>
          </table:table-cell>
          <table:table-cell table:formula="of:=SUM([.P120:.P129])/10" office:value-type="float" office:value="3.7641157" calcext:value-type="float">
            <text:p>3,76411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20:.I129])" office:value-type="float" office:value="0.000865487563297256" calcext:value-type="float">
            <text:p>0,000865487563297256</text:p>
          </table:table-cell>
          <table:table-cell table:formula="of:=STDEV([.J120:.J129])" office:value-type="float" office:value="0.00124232159014216" calcext:value-type="float">
            <text:p>0,00124232159014216</text:p>
          </table:table-cell>
          <table:table-cell table:formula="of:=STDEV([.K120:.K129])" office:value-type="float" office:value="0.00138149769372872" calcext:value-type="float">
            <text:p>0,00138149769372872</text:p>
          </table:table-cell>
          <table:table-cell table:formula="of:=STDEV([.L120:.L129])" office:value-type="float" office:value="0.00143924031272674" calcext:value-type="float">
            <text:p>0,00143924031272674</text:p>
          </table:table-cell>
          <table:table-cell table:formula="of:=STDEV([.M120:.M129])" office:value-type="float" office:value="0.0068027553968145" calcext:value-type="float">
            <text:p>0,0068027553968145</text:p>
          </table:table-cell>
          <table:table-cell table:formula="of:=STDEV([.N120:.N129])" office:value-type="float" office:value="0.00826918722594777" calcext:value-type="float">
            <text:p>0,00826918722594777</text:p>
          </table:table-cell>
          <table:table-cell table:formula="of:=STDEV([.O120:.O129])" office:value-type="float" office:value="0.00841950790393622" calcext:value-type="float">
            <text:p>0,00841950790393622</text:p>
          </table:table-cell>
          <table:table-cell table:formula="of:=STDEV([.P120:.P129])" office:value-type="float" office:value="0.0771967529124984" calcext:value-type="float">
            <text:p>0,077196752912498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31]-[.G135]*[.I132]/SQRT(10)" office:value-type="float" office:value="0.0133470652506326" calcext:value-type="float">
            <text:p>0,0133470652506326</text:p>
          </table:table-cell>
          <table:table-cell table:formula="of:=[.J131]-[.G135]*[.J132]/SQRT(10)" office:value-type="float" office:value="0.0138326011009947" calcext:value-type="float">
            <text:p>0,0138326011009947</text:p>
          </table:table-cell>
          <table:table-cell table:formula="of:=[.K131]-[.G135]*[.K132]/SQRT(10)" office:value-type="float" office:value="0.0146296388582873" calcext:value-type="float">
            <text:p>0,0146296388582873</text:p>
          </table:table-cell>
          <table:table-cell table:formula="of:=[.L131]-[.G135]*[.L132]/SQRT(10)" office:value-type="float" office:value="0.0276962496122443" calcext:value-type="float">
            <text:p>0,0276962496122443</text:p>
          </table:table-cell>
          <table:table-cell table:formula="of:=[.M131]-[.G135]*[.M132]/SQRT(10)" office:value-type="float" office:value="0.105292708521888" calcext:value-type="float">
            <text:p>0,105292708521888</text:p>
          </table:table-cell>
          <table:table-cell table:formula="of:=[.N131]-[.G135]*[.N132]/SQRT(10)" office:value-type="float" office:value="0.280812304657657" calcext:value-type="float">
            <text:p>0,280812304657657</text:p>
          </table:table-cell>
          <table:table-cell table:formula="of:=[.O131]-[.G135]*[.O132]/SQRT(10)" office:value-type="float" office:value="0.906256834936171" calcext:value-type="float">
            <text:p>0,906256834936171</text:p>
          </table:table-cell>
          <table:table-cell table:formula="of:=[.P131]-[.G135]*[.P132]/SQRT(10)" office:value-type="float" office:value="3.71626865683414" calcext:value-type="float">
            <text:p>3,716268656834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131]+[.G135]*[.I132]/SQRT(10)" office:value-type="float" office:value="0.0144199347493674" calcext:value-type="float">
            <text:p>0,0144199347493674</text:p>
          </table:table-cell>
          <table:table-cell table:formula="of:=[.J131]+[.G135]*[.J132]/SQRT(10)" office:value-type="float" office:value="0.0153725988990053" calcext:value-type="float">
            <text:p>0,0153725988990053</text:p>
          </table:table-cell>
          <table:table-cell table:formula="of:=[.K131]+[.G135]*[.K132]/SQRT(10)" office:value-type="float" office:value="0.0163421611417127" calcext:value-type="float">
            <text:p>0,0163421611417127</text:p>
          </table:table-cell>
          <table:table-cell table:formula="of:=[.L131]+[.G135]*[.L132]/SQRT(10)" office:value-type="float" office:value="0.0294803503877557" calcext:value-type="float">
            <text:p>0,0294803503877557</text:p>
          </table:table-cell>
          <table:table-cell table:formula="of:=[.M131]+[.G135]*[.M132]/SQRT(10)" office:value-type="float" office:value="0.113725491478112" calcext:value-type="float">
            <text:p>0,113725491478112</text:p>
          </table:table-cell>
          <table:table-cell table:formula="of:=[.N131]+[.G135]*[.N132]/SQRT(10)" office:value-type="float" office:value="0.291062895342343" calcext:value-type="float">
            <text:p>0,291062895342343</text:p>
          </table:table-cell>
          <table:table-cell table:formula="of:=[.O131]+[.G135]*[.O132]/SQRT(10)" office:value-type="float" office:value="0.916693765063829" calcext:value-type="float">
            <text:p>0,916693765063829</text:p>
          </table:table-cell>
          <table:table-cell table:formula="of:=[.P131]+[.G135]*[.P132]/SQRT(10)" office:value-type="float" office:value="3.81196274316586" calcext:value-type="float">
            <text:p>3,81196274316586</text:p>
          </table:table-cell>
          <table:table-cell table:number-columns-repeated="1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4719" calcext:value-type="float">
            <text:p>0,004719</text:p>
          </table:table-cell>
          <table:table-cell office:value-type="float" office:value="0.01003" calcext:value-type="float">
            <text:p>0,01003</text:p>
          </table:table-cell>
          <table:table-cell office:value-type="float" office:value="0.035942" calcext:value-type="float">
            <text:p>0,035942</text:p>
          </table:table-cell>
          <table:table-cell office:value-type="float" office:value="0.067624" calcext:value-type="float">
            <text:p>0,067624</text:p>
          </table:table-cell>
          <table:table-cell office:value-type="float" office:value="0.202631" calcext:value-type="float">
            <text:p>0,202631</text:p>
          </table:table-cell>
          <table:table-cell office:value-type="float" office:value="0.790014" calcext:value-type="float">
            <text:p>0,790014</text:p>
          </table:table-cell>
          <table:table-cell office:value-type="float" office:value="3.499846" calcext:value-type="float">
            <text:p>3,499846</text:p>
          </table:table-cell>
          <table:table-cell office:value-type="float" office:value="11.754783" calcext:value-type="float">
            <text:p>11,75478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5133" calcext:value-type="float">
            <text:p>0,005133</text:p>
          </table:table-cell>
          <table:table-cell office:value-type="float" office:value="0.01203" calcext:value-type="float">
            <text:p>0,01203</text:p>
          </table:table-cell>
          <table:table-cell office:value-type="float" office:value="0.028582" calcext:value-type="float">
            <text:p>0,028582</text:p>
          </table:table-cell>
          <table:table-cell office:value-type="float" office:value="0.073669" calcext:value-type="float">
            <text:p>0,073669</text:p>
          </table:table-cell>
          <table:table-cell office:value-type="float" office:value="0.205882" calcext:value-type="float">
            <text:p>0,205882</text:p>
          </table:table-cell>
          <table:table-cell office:value-type="float" office:value="0.799773" calcext:value-type="float">
            <text:p>0,799773</text:p>
          </table:table-cell>
          <table:table-cell office:value-type="float" office:value="3.329306" calcext:value-type="float">
            <text:p>3,329306</text:p>
          </table:table-cell>
          <table:table-cell office:value-type="float" office:value="13.333878" calcext:value-type="float">
            <text:p>13,3338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4813" calcext:value-type="float">
            <text:p>0,004813</text:p>
          </table:table-cell>
          <table:table-cell office:value-type="float" office:value="0.011048" calcext:value-type="float">
            <text:p>0,011048</text:p>
          </table:table-cell>
          <table:table-cell office:value-type="float" office:value="0.032841" calcext:value-type="float">
            <text:p>0,032841</text:p>
          </table:table-cell>
          <table:table-cell office:value-type="float" office:value="0.073376" calcext:value-type="float">
            <text:p>0,073376</text:p>
          </table:table-cell>
          <table:table-cell office:value-type="float" office:value="0.225449" calcext:value-type="float">
            <text:p>0,225449</text:p>
          </table:table-cell>
          <table:table-cell office:value-type="float" office:value="0.723508" calcext:value-type="float">
            <text:p>0,723508</text:p>
          </table:table-cell>
          <table:table-cell office:value-type="float" office:value="3.240356" calcext:value-type="float">
            <text:p>3,240356</text:p>
          </table:table-cell>
          <table:table-cell office:value-type="float" office:value="11.791424" calcext:value-type="float">
            <text:p>11,79142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5278" calcext:value-type="float">
            <text:p>0,005278</text:p>
          </table:table-cell>
          <table:table-cell office:value-type="float" office:value="0.010829" calcext:value-type="float">
            <text:p>0,010829</text:p>
          </table:table-cell>
          <table:table-cell office:value-type="float" office:value="0.032032" calcext:value-type="float">
            <text:p>0,032032</text:p>
          </table:table-cell>
          <table:table-cell office:value-type="float" office:value="0.06468" calcext:value-type="float">
            <text:p>0,06468</text:p>
          </table:table-cell>
          <table:table-cell office:value-type="float" office:value="0.205475" calcext:value-type="float">
            <text:p>0,205475</text:p>
          </table:table-cell>
          <table:table-cell office:value-type="float" office:value="0.758141" calcext:value-type="float">
            <text:p>0,758141</text:p>
          </table:table-cell>
          <table:table-cell office:value-type="float" office:value="3.548722" calcext:value-type="float">
            <text:p>3,548722</text:p>
          </table:table-cell>
          <table:table-cell office:value-type="float" office:value="12.990109" calcext:value-type="float">
            <text:p>12,9901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4803" calcext:value-type="float">
            <text:p>0,004803</text:p>
          </table:table-cell>
          <table:table-cell office:value-type="float" office:value="0.012099" calcext:value-type="float">
            <text:p>0,012099</text:p>
          </table:table-cell>
          <table:table-cell office:value-type="float" office:value="0.033981" calcext:value-type="float">
            <text:p>0,033981</text:p>
          </table:table-cell>
          <table:table-cell office:value-type="float" office:value="0.063454" calcext:value-type="float">
            <text:p>0,063454</text:p>
          </table:table-cell>
          <table:table-cell office:value-type="float" office:value="0.202222" calcext:value-type="float">
            <text:p>0,202222</text:p>
          </table:table-cell>
          <table:table-cell office:value-type="float" office:value="0.751832" calcext:value-type="float">
            <text:p>0,751832</text:p>
          </table:table-cell>
          <table:table-cell office:value-type="float" office:value="3.314574" calcext:value-type="float">
            <text:p>3,314574</text:p>
          </table:table-cell>
          <table:table-cell office:value-type="float" office:value="10.706407" calcext:value-type="float">
            <text:p>10,7064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4865" calcext:value-type="float">
            <text:p>0,004865</text:p>
          </table:table-cell>
          <table:table-cell office:value-type="float" office:value="0.011344" calcext:value-type="float">
            <text:p>0,011344</text:p>
          </table:table-cell>
          <table:table-cell office:value-type="float" office:value="0.029794" calcext:value-type="float">
            <text:p>0,029794</text:p>
          </table:table-cell>
          <table:table-cell office:value-type="float" office:value="0.068503" calcext:value-type="float">
            <text:p>0,068503</text:p>
          </table:table-cell>
          <table:table-cell office:value-type="float" office:value="0.201971" calcext:value-type="float">
            <text:p>0,201971</text:p>
          </table:table-cell>
          <table:table-cell office:value-type="float" office:value="0.758426" calcext:value-type="float">
            <text:p>0,758426</text:p>
          </table:table-cell>
          <table:table-cell office:value-type="float" office:value="3.586346" calcext:value-type="float">
            <text:p>3,586346</text:p>
          </table:table-cell>
          <table:table-cell office:value-type="float" office:value="11.362248" calcext:value-type="float">
            <text:p>11,3622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4963" calcext:value-type="float">
            <text:p>0,004963</text:p>
          </table:table-cell>
          <table:table-cell office:value-type="float" office:value="0.010467" calcext:value-type="float">
            <text:p>0,010467</text:p>
          </table:table-cell>
          <table:table-cell office:value-type="float" office:value="0.033915" calcext:value-type="float">
            <text:p>0,033915</text:p>
          </table:table-cell>
          <table:table-cell office:value-type="float" office:value="0.060866" calcext:value-type="float">
            <text:p>0,060866</text:p>
          </table:table-cell>
          <table:table-cell office:value-type="float" office:value="0.223247" calcext:value-type="float">
            <text:p>0,223247</text:p>
          </table:table-cell>
          <table:table-cell office:value-type="float" office:value="0.861899" calcext:value-type="float">
            <text:p>0,861899</text:p>
          </table:table-cell>
          <table:table-cell office:value-type="float" office:value="3.280767" calcext:value-type="float">
            <text:p>3,280767</text:p>
          </table:table-cell>
          <table:table-cell office:value-type="float" office:value="11.821125" calcext:value-type="float">
            <text:p>11,82112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5068" calcext:value-type="float">
            <text:p>0,005068</text:p>
          </table:table-cell>
          <table:table-cell office:value-type="float" office:value="0.010279" calcext:value-type="float">
            <text:p>0,010279</text:p>
          </table:table-cell>
          <table:table-cell office:value-type="float" office:value="0.03295" calcext:value-type="float">
            <text:p>0,03295</text:p>
          </table:table-cell>
          <table:table-cell office:value-type="float" office:value="0.065577" calcext:value-type="float">
            <text:p>0,065577</text:p>
          </table:table-cell>
          <table:table-cell office:value-type="float" office:value="0.218481" calcext:value-type="float">
            <text:p>0,218481</text:p>
          </table:table-cell>
          <table:table-cell office:value-type="float" office:value="0.850556" calcext:value-type="float">
            <text:p>0,850556</text:p>
          </table:table-cell>
          <table:table-cell office:value-type="float" office:value="3.455751" calcext:value-type="float">
            <text:p>3,455751</text:p>
          </table:table-cell>
          <table:table-cell office:value-type="float" office:value="11.775562" calcext:value-type="float">
            <text:p>11,77556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459" calcext:value-type="float">
            <text:p>0,00459</text:p>
          </table:table-cell>
          <table:table-cell office:value-type="float" office:value="0.011335" calcext:value-type="float">
            <text:p>0,011335</text:p>
          </table:table-cell>
          <table:table-cell office:value-type="float" office:value="0.029781" calcext:value-type="float">
            <text:p>0,029781</text:p>
          </table:table-cell>
          <table:table-cell office:value-type="float" office:value="0.075152" calcext:value-type="float">
            <text:p>0,075152</text:p>
          </table:table-cell>
          <table:table-cell office:value-type="float" office:value="0.201719" calcext:value-type="float">
            <text:p>0,201719</text:p>
          </table:table-cell>
          <table:table-cell office:value-type="float" office:value="0.779214" calcext:value-type="float">
            <text:p>0,779214</text:p>
          </table:table-cell>
          <table:table-cell office:value-type="float" office:value="3.633233" calcext:value-type="float">
            <text:p>3,633233</text:p>
          </table:table-cell>
          <table:table-cell office:value-type="float" office:value="12.330261" calcext:value-type="float">
            <text:p>12,33026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476" calcext:value-type="float">
            <text:p>0,00476</text:p>
          </table:table-cell>
          <table:table-cell office:value-type="float" office:value="0.011151" calcext:value-type="float">
            <text:p>0,011151</text:p>
          </table:table-cell>
          <table:table-cell office:value-type="float" office:value="0.032953" calcext:value-type="float">
            <text:p>0,032953</text:p>
          </table:table-cell>
          <table:table-cell office:value-type="float" office:value="0.063337" calcext:value-type="float">
            <text:p>0,063337</text:p>
          </table:table-cell>
          <table:table-cell office:value-type="float" office:value="0.20379" calcext:value-type="float">
            <text:p>0,20379</text:p>
          </table:table-cell>
          <table:table-cell office:value-type="float" office:value="0.758264" calcext:value-type="float">
            <text:p>0,758264</text:p>
          </table:table-cell>
          <table:table-cell office:value-type="float" office:value="3.173295" calcext:value-type="float">
            <text:p>3,173295</text:p>
          </table:table-cell>
          <table:table-cell office:value-type="float" office:value="11.108924" calcext:value-type="float">
            <text:p>11,10892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41:.I150])/10" office:value-type="float" office:value="0.0048992" calcext:value-type="float">
            <text:p>0,0048992</text:p>
          </table:table-cell>
          <table:table-cell table:formula="of:=SUM([.J141:.J150])/10" office:value-type="float" office:value="0.0110612" calcext:value-type="float">
            <text:p>0,0110612</text:p>
          </table:table-cell>
          <table:table-cell table:formula="of:=SUM([.K141:.K150])/10" office:value-type="float" office:value="0.0322771" calcext:value-type="float">
            <text:p>0,0322771</text:p>
          </table:table-cell>
          <table:table-cell table:formula="of:=SUM([.L141:.L150])/10" office:value-type="float" office:value="0.0676238" calcext:value-type="float">
            <text:p>0,0676238</text:p>
          </table:table-cell>
          <table:table-cell table:formula="of:=SUM([.M141:.M150])/10" office:value-type="float" office:value="0.2090867" calcext:value-type="float">
            <text:p>0,2090867</text:p>
          </table:table-cell>
          <table:table-cell table:formula="of:=SUM([.N141:.N150])/10" office:value-type="float" office:value="0.7831627" calcext:value-type="float">
            <text:p>0,7831627</text:p>
          </table:table-cell>
          <table:table-cell table:formula="of:=SUM([.O141:.O150])/10" office:value-type="float" office:value="3.4062196" calcext:value-type="float">
            <text:p>3,4062196</text:p>
          </table:table-cell>
          <table:table-cell table:formula="of:=SUM([.P141:.P150])/10" office:value-type="float" office:value="11.8974721" calcext:value-type="float">
            <text:p>11,897472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41:.I150])" office:value-type="float" office:value="0.000209768020017881" calcext:value-type="float">
            <text:p>0,000209768020017881</text:p>
          </table:table-cell>
          <table:table-cell table:formula="of:=STDEV([.J141:.J150])" office:value-type="float" office:value="0.000688071669393692" calcext:value-type="float">
            <text:p>0,000688071669393692</text:p>
          </table:table-cell>
          <table:table-cell table:formula="of:=STDEV([.K141:.K150])" office:value-type="float" office:value="0.0022694894408704" calcext:value-type="float">
            <text:p>0,0022694894408704</text:p>
          </table:table-cell>
          <table:table-cell table:formula="of:=STDEV([.L141:.L150])" office:value-type="float" office:value="0.00495945932985083" calcext:value-type="float">
            <text:p>0,00495945932985083</text:p>
          </table:table-cell>
          <table:table-cell table:formula="of:=STDEV([.M141:.M150])" office:value-type="float" office:value="0.00943738251199864" calcext:value-type="float">
            <text:p>0,00943738251199864</text:p>
          </table:table-cell>
          <table:table-cell table:formula="of:=STDEV([.N141:.N150])" office:value-type="float" office:value="0.0440680376565601" calcext:value-type="float">
            <text:p>0,0440680376565601</text:p>
          </table:table-cell>
          <table:table-cell table:formula="of:=STDEV([.O141:.O150])" office:value-type="float" office:value="0.15892848703685" calcext:value-type="float">
            <text:p>0,15892848703685</text:p>
          </table:table-cell>
          <table:table-cell table:formula="of:=STDEV([.P141:.P150])" office:value-type="float" office:value="0.804406605542586" calcext:value-type="float">
            <text:p>0,80440660554258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52]-[.G156]*[.I153]/SQRT(10)" office:value-type="float" office:value="0.00479007979298091" calcext:value-type="float">
            <text:p>0,00479007979298091</text:p>
          </table:table-cell>
          <table:table-cell table:formula="of:=[.J152]-[.G156]*[.J153]/SQRT(10)" office:value-type="float" office:value="0.0107032687814958" calcext:value-type="float">
            <text:p>0,0107032687814958</text:p>
          </table:table-cell>
          <table:table-cell table:formula="of:=[.K152]-[.G156]*[.K153]/SQRT(10)" office:value-type="float" office:value="0.0310965236776688" calcext:value-type="float">
            <text:p>0,0310965236776688</text:p>
          </table:table-cell>
          <table:table-cell table:formula="of:=[.L152]-[.G156]*[.L153]/SQRT(10)" office:value-type="float" office:value="0.065043915665248" calcext:value-type="float">
            <text:p>0,065043915665248</text:p>
          </table:table-cell>
          <table:table-cell table:formula="of:=[.M152]-[.G156]*[.M153]/SQRT(10)" office:value-type="float" office:value="0.204177423870398" calcext:value-type="float">
            <text:p>0,204177423870398</text:p>
          </table:table-cell>
          <table:table-cell table:formula="of:=[.N152]-[.G156]*[.N153]/SQRT(10)" office:value-type="float" office:value="0.760238741469053" calcext:value-type="float">
            <text:p>0,760238741469053</text:p>
          </table:table-cell>
          <table:table-cell table:formula="of:=[.O152]-[.G156]*[.O153]/SQRT(10)" office:value-type="float" office:value="3.3235458473221" calcext:value-type="float">
            <text:p>3,3235458473221</text:p>
          </table:table-cell>
          <table:table-cell table:formula="of:=[.P152]-[.G156]*[.P153]/SQRT(10)" office:value-type="float" office:value="11.4790240671833" calcext:value-type="float">
            <text:p>11,479024067183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152]+[.G156]*[.I153]/SQRT(10)" office:value-type="float" office:value="0.00500832020701909" calcext:value-type="float">
            <text:p>0,00500832020701909</text:p>
          </table:table-cell>
          <table:table-cell table:formula="of:=[.J152]+[.G156]*[.J153]/SQRT(10)" office:value-type="float" office:value="0.0114191312185042" calcext:value-type="float">
            <text:p>0,0114191312185042</text:p>
          </table:table-cell>
          <table:table-cell table:formula="of:=[.K152]+[.G156]*[.K153]/SQRT(10)" office:value-type="float" office:value="0.0334576763223312" calcext:value-type="float">
            <text:p>0,0334576763223312</text:p>
          </table:table-cell>
          <table:table-cell table:formula="of:=[.L152]+[.G156]*[.L153]/SQRT(10)" office:value-type="float" office:value="0.070203684334752" calcext:value-type="float">
            <text:p>0,070203684334752</text:p>
          </table:table-cell>
          <table:table-cell table:formula="of:=[.M152]+[.G156]*[.M153]/SQRT(10)" office:value-type="float" office:value="0.213995976129602" calcext:value-type="float">
            <text:p>0,213995976129602</text:p>
          </table:table-cell>
          <table:table-cell table:formula="of:=[.N152]+[.G156]*[.N153]/SQRT(10)" office:value-type="float" office:value="0.806086658530947" calcext:value-type="float">
            <text:p>0,806086658530947</text:p>
          </table:table-cell>
          <table:table-cell table:formula="of:=[.O152]+[.G156]*[.O153]/SQRT(10)" office:value-type="float" office:value="3.4888933526779" calcext:value-type="float">
            <text:p>3,4888933526779</text:p>
          </table:table-cell>
          <table:table-cell table:formula="of:=[.P152]+[.G156]*[.P153]/SQRT(10)" office:value-type="float" office:value="12.3159201328167" calcext:value-type="float">
            <text:p>12,315920132816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4684" calcext:value-type="float">
            <text:p>0,004684</text:p>
          </table:table-cell>
          <table:table-cell office:value-type="float" office:value="0.007361" calcext:value-type="float">
            <text:p>0,007361</text:p>
          </table:table-cell>
          <table:table-cell office:value-type="float" office:value="0.016621" calcext:value-type="float">
            <text:p>0,016621</text:p>
          </table:table-cell>
          <table:table-cell office:value-type="float" office:value="0.045812" calcext:value-type="float">
            <text:p>0,045812</text:p>
          </table:table-cell>
          <table:table-cell office:value-type="float" office:value="0.110153" calcext:value-type="float">
            <text:p>0,110153</text:p>
          </table:table-cell>
          <table:table-cell office:value-type="float" office:value="0.394493" calcext:value-type="float">
            <text:p>0,394493</text:p>
          </table:table-cell>
          <table:table-cell office:value-type="float" office:value="1.763049" calcext:value-type="float">
            <text:p>1,763049</text:p>
          </table:table-cell>
          <table:table-cell office:value-type="float" office:value="6.518358" calcext:value-type="float">
            <text:p>6,5183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4446" calcext:value-type="float">
            <text:p>0,004446</text:p>
          </table:table-cell>
          <table:table-cell office:value-type="float" office:value="0.007322" calcext:value-type="float">
            <text:p>0,007322</text:p>
          </table:table-cell>
          <table:table-cell office:value-type="float" office:value="0.016048" calcext:value-type="float">
            <text:p>0,016048</text:p>
          </table:table-cell>
          <table:table-cell office:value-type="float" office:value="0.044866" calcext:value-type="float">
            <text:p>0,044866</text:p>
          </table:table-cell>
          <table:table-cell office:value-type="float" office:value="0.116054" calcext:value-type="float">
            <text:p>0,116054</text:p>
          </table:table-cell>
          <table:table-cell office:value-type="float" office:value="0.401666" calcext:value-type="float">
            <text:p>0,401666</text:p>
          </table:table-cell>
          <table:table-cell office:value-type="float" office:value="1.740044" calcext:value-type="float">
            <text:p>1,740044</text:p>
          </table:table-cell>
          <table:table-cell office:value-type="float" office:value="5.60444" calcext:value-type="float">
            <text:p>5,6044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6563" calcext:value-type="float">
            <text:p>0,006563</text:p>
          </table:table-cell>
          <table:table-cell office:value-type="float" office:value="0.017054" calcext:value-type="float">
            <text:p>0,017054</text:p>
          </table:table-cell>
          <table:table-cell office:value-type="float" office:value="0.046825" calcext:value-type="float">
            <text:p>0,046825</text:p>
          </table:table-cell>
          <table:table-cell office:value-type="float" office:value="0.118189" calcext:value-type="float">
            <text:p>0,118189</text:p>
          </table:table-cell>
          <table:table-cell office:value-type="float" office:value="0.40374" calcext:value-type="float">
            <text:p>0,40374</text:p>
          </table:table-cell>
          <table:table-cell office:value-type="float" office:value="1.791234" calcext:value-type="float">
            <text:p>1,791234</text:p>
          </table:table-cell>
          <table:table-cell office:value-type="float" office:value="5.986389" calcext:value-type="float">
            <text:p>5,98638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3982" calcext:value-type="float">
            <text:p>0,003982</text:p>
          </table:table-cell>
          <table:table-cell office:value-type="float" office:value="0.007173" calcext:value-type="float">
            <text:p>0,007173</text:p>
          </table:table-cell>
          <table:table-cell office:value-type="float" office:value="0.016127" calcext:value-type="float">
            <text:p>0,016127</text:p>
          </table:table-cell>
          <table:table-cell office:value-type="float" office:value="0.042042" calcext:value-type="float">
            <text:p>0,042042</text:p>
          </table:table-cell>
          <table:table-cell office:value-type="float" office:value="0.111973" calcext:value-type="float">
            <text:p>0,111973</text:p>
          </table:table-cell>
          <table:table-cell office:value-type="float" office:value="0.399412" calcext:value-type="float">
            <text:p>0,399412</text:p>
          </table:table-cell>
          <table:table-cell office:value-type="float" office:value="1.791287" calcext:value-type="float">
            <text:p>1,791287</text:p>
          </table:table-cell>
          <table:table-cell office:value-type="float" office:value="6.420078" calcext:value-type="float">
            <text:p>6,4200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4502" calcext:value-type="float">
            <text:p>0,004502</text:p>
          </table:table-cell>
          <table:table-cell office:value-type="float" office:value="0.007791" calcext:value-type="float">
            <text:p>0,007791</text:p>
          </table:table-cell>
          <table:table-cell office:value-type="float" office:value="0.016623" calcext:value-type="float">
            <text:p>0,016623</text:p>
          </table:table-cell>
          <table:table-cell office:value-type="float" office:value="0.046704" calcext:value-type="float">
            <text:p>0,046704</text:p>
          </table:table-cell>
          <table:table-cell office:value-type="float" office:value="0.116143" calcext:value-type="float">
            <text:p>0,116143</text:p>
          </table:table-cell>
          <table:table-cell office:value-type="float" office:value="0.413531" calcext:value-type="float">
            <text:p>0,413531</text:p>
          </table:table-cell>
          <table:table-cell office:value-type="float" office:value="1.783943" calcext:value-type="float">
            <text:p>1,783943</text:p>
          </table:table-cell>
          <table:table-cell office:value-type="float" office:value="6.257659" calcext:value-type="float">
            <text:p>6,25765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3918" calcext:value-type="float">
            <text:p>0,003918</text:p>
          </table:table-cell>
          <table:table-cell office:value-type="float" office:value="0.006679" calcext:value-type="float">
            <text:p>0,006679</text:p>
          </table:table-cell>
          <table:table-cell office:value-type="float" office:value="0.016199" calcext:value-type="float">
            <text:p>0,016199</text:p>
          </table:table-cell>
          <table:table-cell office:value-type="float" office:value="0.043095" calcext:value-type="float">
            <text:p>0,043095</text:p>
          </table:table-cell>
          <table:table-cell office:value-type="float" office:value="0.108968" calcext:value-type="float">
            <text:p>0,108968</text:p>
          </table:table-cell>
          <table:table-cell office:value-type="float" office:value="0.397867" calcext:value-type="float">
            <text:p>0,397867</text:p>
          </table:table-cell>
          <table:table-cell office:value-type="float" office:value="1.811706" calcext:value-type="float">
            <text:p>1,811706</text:p>
          </table:table-cell>
          <table:table-cell office:value-type="float" office:value="6.389778" calcext:value-type="float">
            <text:p>6,3897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5073" calcext:value-type="float">
            <text:p>0,005073</text:p>
          </table:table-cell>
          <table:table-cell office:value-type="float" office:value="0.00652" calcext:value-type="float">
            <text:p>0,00652</text:p>
          </table:table-cell>
          <table:table-cell office:value-type="float" office:value="0.015627" calcext:value-type="float">
            <text:p>0,015627</text:p>
          </table:table-cell>
          <table:table-cell office:value-type="float" office:value="0.044653" calcext:value-type="float">
            <text:p>0,044653</text:p>
          </table:table-cell>
          <table:table-cell office:value-type="float" office:value="0.112384" calcext:value-type="float">
            <text:p>0,112384</text:p>
          </table:table-cell>
          <table:table-cell office:value-type="float" office:value="0.40577" calcext:value-type="float">
            <text:p>0,40577</text:p>
          </table:table-cell>
          <table:table-cell office:value-type="float" office:value="1.869884" calcext:value-type="float">
            <text:p>1,869884</text:p>
          </table:table-cell>
          <table:table-cell office:value-type="float" office:value="6.414533" calcext:value-type="float">
            <text:p>6,41453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3982" calcext:value-type="float">
            <text:p>0,003982</text:p>
          </table:table-cell>
          <table:table-cell office:value-type="float" office:value="0.006892" calcext:value-type="float">
            <text:p>0,006892</text:p>
          </table:table-cell>
          <table:table-cell office:value-type="float" office:value="0.015096" calcext:value-type="float">
            <text:p>0,015096</text:p>
          </table:table-cell>
          <table:table-cell office:value-type="float" office:value="0.041889" calcext:value-type="float">
            <text:p>0,041889</text:p>
          </table:table-cell>
          <table:table-cell office:value-type="float" office:value="0.116611" calcext:value-type="float">
            <text:p>0,116611</text:p>
          </table:table-cell>
          <table:table-cell office:value-type="float" office:value="0.403505" calcext:value-type="float">
            <text:p>0,403505</text:p>
          </table:table-cell>
          <table:table-cell office:value-type="float" office:value="1.80304" calcext:value-type="float">
            <text:p>1,80304</text:p>
          </table:table-cell>
          <table:table-cell office:value-type="float" office:value="6.816148" calcext:value-type="float">
            <text:p>6,8161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4687" calcext:value-type="float">
            <text:p>0,004687</text:p>
          </table:table-cell>
          <table:table-cell office:value-type="float" office:value="0.006595" calcext:value-type="float">
            <text:p>0,006595</text:p>
          </table:table-cell>
          <table:table-cell office:value-type="float" office:value="0.018625" calcext:value-type="float">
            <text:p>0,018625</text:p>
          </table:table-cell>
          <table:table-cell office:value-type="float" office:value="0.042664" calcext:value-type="float">
            <text:p>0,042664</text:p>
          </table:table-cell>
          <table:table-cell office:value-type="float" office:value="0.109825" calcext:value-type="float">
            <text:p>0,109825</text:p>
          </table:table-cell>
          <table:table-cell office:value-type="float" office:value="0.404418" calcext:value-type="float">
            <text:p>0,404418</text:p>
          </table:table-cell>
          <table:table-cell office:value-type="float" office:value="1.791874" calcext:value-type="float">
            <text:p>1,791874</text:p>
          </table:table-cell>
          <table:table-cell office:value-type="float" office:value="6.729769" calcext:value-type="float">
            <text:p>6,72976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4188" calcext:value-type="float">
            <text:p>0,004188</text:p>
          </table:table-cell>
          <table:table-cell office:value-type="float" office:value="0.006701" calcext:value-type="float">
            <text:p>0,006701</text:p>
          </table:table-cell>
          <table:table-cell office:value-type="float" office:value="0.017551" calcext:value-type="float">
            <text:p>0,017551</text:p>
          </table:table-cell>
          <table:table-cell office:value-type="float" office:value="0.045299" calcext:value-type="float">
            <text:p>0,045299</text:p>
          </table:table-cell>
          <table:table-cell office:value-type="float" office:value="0.112469" calcext:value-type="float">
            <text:p>0,112469</text:p>
          </table:table-cell>
          <table:table-cell office:value-type="float" office:value="0.395033" calcext:value-type="float">
            <text:p>0,395033</text:p>
          </table:table-cell>
          <table:table-cell office:value-type="float" office:value="1.828579" calcext:value-type="float">
            <text:p>1,828579</text:p>
          </table:table-cell>
          <table:table-cell office:value-type="float" office:value="6.78555" calcext:value-type="float">
            <text:p>6,7855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60:.I169])/10" office:value-type="float" office:value="0.0044062" calcext:value-type="float">
            <text:p>0,0044062</text:p>
          </table:table-cell>
          <table:table-cell table:formula="of:=SUM([.J160:.J169])/10" office:value-type="float" office:value="0.0069597" calcext:value-type="float">
            <text:p>0,0069597</text:p>
          </table:table-cell>
          <table:table-cell table:formula="of:=SUM([.K160:.K169])/10" office:value-type="float" office:value="0.0165571" calcext:value-type="float">
            <text:p>0,0165571</text:p>
          </table:table-cell>
          <table:table-cell table:formula="of:=SUM([.L160:.L169])/10" office:value-type="float" office:value="0.0443849" calcext:value-type="float">
            <text:p>0,0443849</text:p>
          </table:table-cell>
          <table:table-cell table:formula="of:=SUM([.M160:.M169])/10" office:value-type="float" office:value="0.1132769" calcext:value-type="float">
            <text:p>0,1132769</text:p>
          </table:table-cell>
          <table:table-cell table:formula="of:=SUM([.N160:.N169])/10" office:value-type="float" office:value="0.4019435" calcext:value-type="float">
            <text:p>0,4019435</text:p>
          </table:table-cell>
          <table:table-cell table:formula="of:=SUM([.O160:.O169])/10" office:value-type="float" office:value="1.797464" calcext:value-type="float">
            <text:p>1,797464</text:p>
          </table:table-cell>
          <table:table-cell table:formula="of:=SUM([.P160:.P169])/10" office:value-type="float" office:value="6.3922702" calcext:value-type="float">
            <text:p>6,39227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60:.I169])" office:value-type="float" office:value="0.000379298416670685" calcext:value-type="float">
            <text:p>0,000379298416670685</text:p>
          </table:table-cell>
          <table:table-cell table:formula="of:=STDEV([.J160:.J169])" office:value-type="float" office:value="0.000429841585806782" calcext:value-type="float">
            <text:p>0,000429841585806782</text:p>
          </table:table-cell>
          <table:table-cell table:formula="of:=STDEV([.K160:.K169])" office:value-type="float" office:value="0.00100508080935482" calcext:value-type="float">
            <text:p>0,00100508080935482</text:p>
          </table:table-cell>
          <table:table-cell table:formula="of:=STDEV([.L160:.L169])" office:value-type="float" office:value="0.00185148219603166" calcext:value-type="float">
            <text:p>0,00185148219603166</text:p>
          </table:table-cell>
          <table:table-cell table:formula="of:=STDEV([.M160:.M169])" office:value-type="float" office:value="0.00324144814859038" calcext:value-type="float">
            <text:p>0,00324144814859038</text:p>
          </table:table-cell>
          <table:table-cell table:formula="of:=STDEV([.N160:.N169])" office:value-type="float" office:value="0.00564770764214217" calcext:value-type="float">
            <text:p>0,00564770764214217</text:p>
          </table:table-cell>
          <table:table-cell table:formula="of:=STDEV([.O160:.O169])" office:value-type="float" office:value="0.0353069215121719" calcext:value-type="float">
            <text:p>0,0353069215121719</text:p>
          </table:table-cell>
          <table:table-cell table:formula="of:=STDEV([.P160:.P169])" office:value-type="float" office:value="0.375493191017952" calcext:value-type="float">
            <text:p>0,37549319101795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71]-[.G175]*[.I172]/SQRT(10)" office:value-type="float" office:value="0.00420889098337492" calcext:value-type="float">
            <text:p>0,00420889098337492</text:p>
          </table:table-cell>
          <table:table-cell table:formula="of:=[.J171]-[.G175]*[.J172]/SQRT(10)" office:value-type="float" office:value="0.00673609869592776" calcext:value-type="float">
            <text:p>0,00673609869592776</text:p>
          </table:table-cell>
          <table:table-cell table:formula="of:=[.K171]-[.G175]*[.K172]/SQRT(10)" office:value-type="float" office:value="0.0160342623149307" calcext:value-type="float">
            <text:p>0,0160342623149307</text:p>
          </table:table-cell>
          <table:table-cell table:formula="of:=[.L171]-[.G175]*[.L172]/SQRT(10)" office:value-type="float" office:value="0.0434217688205861" calcext:value-type="float">
            <text:p>0,0434217688205861</text:p>
          </table:table-cell>
          <table:table-cell table:formula="of:=[.M171]-[.G175]*[.M172]/SQRT(10)" office:value-type="float" office:value="0.111590715933498" calcext:value-type="float">
            <text:p>0,111590715933498</text:p>
          </table:table-cell>
          <table:table-cell table:formula="of:=[.N171]-[.G175]*[.N172]/SQRT(10)" office:value-type="float" office:value="0.399005592558049" calcext:value-type="float">
            <text:p>0,399005592558049</text:p>
          </table:table-cell>
          <table:table-cell table:formula="of:=[.O171]-[.G175]*[.O172]/SQRT(10)" office:value-type="float" office:value="1.77909752743528" calcext:value-type="float">
            <text:p>1,77909752743528</text:p>
          </table:table-cell>
          <table:table-cell table:formula="of:=[.P171]-[.G175]*[.P172]/SQRT(10)" office:value-type="float" office:value="6.19694064149702" calcext:value-type="float">
            <text:p>6,196940641497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171]+[.G175]*[.I172]/SQRT(10)" office:value-type="float" office:value="0.00460350901662508" calcext:value-type="float">
            <text:p>0,00460350901662508</text:p>
          </table:table-cell>
          <table:table-cell table:formula="of:=[.J171]+[.G175]*[.J172]/SQRT(10)" office:value-type="float" office:value="0.00718330130407224" calcext:value-type="float">
            <text:p>0,00718330130407224</text:p>
          </table:table-cell>
          <table:table-cell table:formula="of:=[.K171]+[.G175]*[.K172]/SQRT(10)" office:value-type="float" office:value="0.0170799376850693" calcext:value-type="float">
            <text:p>0,0170799376850693</text:p>
          </table:table-cell>
          <table:table-cell table:formula="of:=[.L171]+[.G175]*[.L172]/SQRT(10)" office:value-type="float" office:value="0.0453480311794139" calcext:value-type="float">
            <text:p>0,0453480311794139</text:p>
          </table:table-cell>
          <table:table-cell table:formula="of:=[.M171]+[.G175]*[.M172]/SQRT(10)" office:value-type="float" office:value="0.114963084066502" calcext:value-type="float">
            <text:p>0,114963084066502</text:p>
          </table:table-cell>
          <table:table-cell table:formula="of:=[.N171]+[.G175]*[.N172]/SQRT(10)" office:value-type="float" office:value="0.404881407441951" calcext:value-type="float">
            <text:p>0,404881407441951</text:p>
          </table:table-cell>
          <table:table-cell table:formula="of:=[.O171]+[.G175]*[.O172]/SQRT(10)" office:value-type="float" office:value="1.81583047256472" calcext:value-type="float">
            <text:p>1,81583047256472</text:p>
          </table:table-cell>
          <table:table-cell table:formula="of:=[.P171]+[.G175]*[.P172]/SQRT(10)" office:value-type="float" office:value="6.58759975850298" calcext:value-type="float">
            <text:p>6,5875997585029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4456" calcext:value-type="float">
            <text:p>0,004456</text:p>
          </table:table-cell>
          <table:table-cell office:value-type="float" office:value="0.005674" calcext:value-type="float">
            <text:p>0,005674</text:p>
          </table:table-cell>
          <table:table-cell office:value-type="float" office:value="0.011515" calcext:value-type="float">
            <text:p>0,011515</text:p>
          </table:table-cell>
          <table:table-cell office:value-type="float" office:value="0.026856" calcext:value-type="float">
            <text:p>0,026856</text:p>
          </table:table-cell>
          <table:table-cell office:value-type="float" office:value="0.059724" calcext:value-type="float">
            <text:p>0,059724</text:p>
          </table:table-cell>
          <table:table-cell office:value-type="float" office:value="0.229204" calcext:value-type="float">
            <text:p>0,229204</text:p>
          </table:table-cell>
          <table:table-cell office:value-type="float" office:value="1.01534" calcext:value-type="float">
            <text:p>1,01534</text:p>
          </table:table-cell>
          <table:table-cell office:value-type="float" office:value="4.455014" calcext:value-type="float">
            <text:p>4,4550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3829" calcext:value-type="float">
            <text:p>0,003829</text:p>
          </table:table-cell>
          <table:table-cell office:value-type="float" office:value="0.005664" calcext:value-type="float">
            <text:p>0,005664</text:p>
          </table:table-cell>
          <table:table-cell office:value-type="float" office:value="0.009311" calcext:value-type="float">
            <text:p>0,009311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60941" calcext:value-type="float">
            <text:p>0,060941</text:p>
          </table:table-cell>
          <table:table-cell office:value-type="float" office:value="0.232309" calcext:value-type="float">
            <text:p>0,232309</text:p>
          </table:table-cell>
          <table:table-cell office:value-type="float" office:value="1.038429" calcext:value-type="float">
            <text:p>1,038429</text:p>
          </table:table-cell>
          <table:table-cell office:value-type="float" office:value="3.940971" calcext:value-type="float">
            <text:p>3,94097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4942" calcext:value-type="float">
            <text:p>0,004942</text:p>
          </table:table-cell>
          <table:table-cell office:value-type="float" office:value="0.005775" calcext:value-type="float">
            <text:p>0,005775</text:p>
          </table:table-cell>
          <table:table-cell office:value-type="float" office:value="0.009956" calcext:value-type="float">
            <text:p>0,009956</text:p>
          </table:table-cell>
          <table:table-cell office:value-type="float" office:value="0.022449" calcext:value-type="float">
            <text:p>0,022449</text:p>
          </table:table-cell>
          <table:table-cell office:value-type="float" office:value="0.061784" calcext:value-type="float">
            <text:p>0,061784</text:p>
          </table:table-cell>
          <table:table-cell office:value-type="float" office:value="0.261189" calcext:value-type="float">
            <text:p>0,261189</text:p>
          </table:table-cell>
          <table:table-cell office:value-type="float" office:value="1.046059" calcext:value-type="float">
            <text:p>1,046059</text:p>
          </table:table-cell>
          <table:table-cell office:value-type="float" office:value="4.205642" calcext:value-type="float">
            <text:p>4,20564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3528" calcext:value-type="float">
            <text:p>0,003528</text:p>
          </table:table-cell>
          <table:table-cell office:value-type="float" office:value="0.005913" calcext:value-type="float">
            <text:p>0,005913</text:p>
          </table:table-cell>
          <table:table-cell office:value-type="float" office:value="0.01149" calcext:value-type="float">
            <text:p>0,01149</text:p>
          </table:table-cell>
          <table:table-cell office:value-type="float" office:value="0.02718" calcext:value-type="float">
            <text:p>0,02718</text:p>
          </table:table-cell>
          <table:table-cell office:value-type="float" office:value="0.060655" calcext:value-type="float">
            <text:p>0,060655</text:p>
          </table:table-cell>
          <table:table-cell office:value-type="float" office:value="0.263759" calcext:value-type="float">
            <text:p>0,263759</text:p>
          </table:table-cell>
          <table:table-cell office:value-type="float" office:value="1.041336" calcext:value-type="float">
            <text:p>1,041336</text:p>
          </table:table-cell>
          <table:table-cell office:value-type="float" office:value="4.673001" calcext:value-type="float">
            <text:p>4,6730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4216" calcext:value-type="float">
            <text:p>0,004216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0.011905" calcext:value-type="float">
            <text:p>0,011905</text:p>
          </table:table-cell>
          <table:table-cell office:value-type="float" office:value="0.027773" calcext:value-type="float">
            <text:p>0,027773</text:p>
          </table:table-cell>
          <table:table-cell office:value-type="float" office:value="0.061304" calcext:value-type="float">
            <text:p>0,061304</text:p>
          </table:table-cell>
          <table:table-cell office:value-type="float" office:value="0.255684" calcext:value-type="float">
            <text:p>0,255684</text:p>
          </table:table-cell>
          <table:table-cell office:value-type="float" office:value="1.064669" calcext:value-type="float">
            <text:p>1,064669</text:p>
          </table:table-cell>
          <table:table-cell office:value-type="float" office:value="4.81772" calcext:value-type="float">
            <text:p>4,8177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4054" calcext:value-type="float">
            <text:p>0,004054</text:p>
          </table:table-cell>
          <table:table-cell office:value-type="float" office:value="0.005906" calcext:value-type="float">
            <text:p>0,005906</text:p>
          </table:table-cell>
          <table:table-cell office:value-type="float" office:value="0.010822" calcext:value-type="float">
            <text:p>0,010822</text:p>
          </table:table-cell>
          <table:table-cell office:value-type="float" office:value="0.025201" calcext:value-type="float">
            <text:p>0,025201</text:p>
          </table:table-cell>
          <table:table-cell office:value-type="float" office:value="0.063819" calcext:value-type="float">
            <text:p>0,063819</text:p>
          </table:table-cell>
          <table:table-cell office:value-type="float" office:value="0.267876" calcext:value-type="float">
            <text:p>0,267876</text:p>
          </table:table-cell>
          <table:table-cell office:value-type="float" office:value="1.072563" calcext:value-type="float">
            <text:p>1,072563</text:p>
          </table:table-cell>
          <table:table-cell office:value-type="float" office:value="5.066086" calcext:value-type="float">
            <text:p>5,06608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3993" calcext:value-type="float">
            <text:p>0,003993</text:p>
          </table:table-cell>
          <table:table-cell office:value-type="float" office:value="0.005779" calcext:value-type="float">
            <text:p>0,005779</text:p>
          </table:table-cell>
          <table:table-cell office:value-type="float" office:value="0.012423" calcext:value-type="float">
            <text:p>0,012423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0.062424" calcext:value-type="float">
            <text:p>0,062424</text:p>
          </table:table-cell>
          <table:table-cell office:value-type="float" office:value="0.265969" calcext:value-type="float">
            <text:p>0,265969</text:p>
          </table:table-cell>
          <table:table-cell office:value-type="float" office:value="1.110442" calcext:value-type="float">
            <text:p>1,110442</text:p>
          </table:table-cell>
          <table:table-cell office:value-type="float" office:value="4.97618" calcext:value-type="float">
            <text:p>4,9761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4266" calcext:value-type="float">
            <text:p>0,004266</text:p>
          </table:table-cell>
          <table:table-cell office:value-type="float" office:value="0.005846" calcext:value-type="float">
            <text:p>0,005846</text:p>
          </table:table-cell>
          <table:table-cell office:value-type="float" office:value="0.008502" calcext:value-type="float">
            <text:p>0,008502</text:p>
          </table:table-cell>
          <table:table-cell office:value-type="float" office:value="0.024723" calcext:value-type="float">
            <text:p>0,024723</text:p>
          </table:table-cell>
          <table:table-cell office:value-type="float" office:value="0.060014" calcext:value-type="float">
            <text:p>0,060014</text:p>
          </table:table-cell>
          <table:table-cell office:value-type="float" office:value="0.260832" calcext:value-type="float">
            <text:p>0,260832</text:p>
          </table:table-cell>
          <table:table-cell office:value-type="float" office:value="1.083867" calcext:value-type="float">
            <text:p>1,083867</text:p>
          </table:table-cell>
          <table:table-cell office:value-type="float" office:value="5.074877" calcext:value-type="float">
            <text:p>5,0748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4254" calcext:value-type="float">
            <text:p>0,004254</text:p>
          </table:table-cell>
          <table:table-cell office:value-type="float" office:value="0.005435" calcext:value-type="float">
            <text:p>0,005435</text:p>
          </table:table-cell>
          <table:table-cell office:value-type="float" office:value="0.010811" calcext:value-type="float">
            <text:p>0,010811</text:p>
          </table:table-cell>
          <table:table-cell office:value-type="float" office:value="0.029775" calcext:value-type="float">
            <text:p>0,029775</text:p>
          </table:table-cell>
          <table:table-cell office:value-type="float" office:value="0.061951" calcext:value-type="float">
            <text:p>0,061951</text:p>
          </table:table-cell>
          <table:table-cell office:value-type="float" office:value="0.267137" calcext:value-type="float">
            <text:p>0,267137</text:p>
          </table:table-cell>
          <table:table-cell office:value-type="float" office:value="1.103492" calcext:value-type="float">
            <text:p>1,103492</text:p>
          </table:table-cell>
          <table:table-cell office:value-type="float" office:value="5.073607" calcext:value-type="float">
            <text:p>5,0736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4819" calcext:value-type="float">
            <text:p>0,004819</text:p>
          </table:table-cell>
          <table:table-cell office:value-type="float" office:value="0.005886" calcext:value-type="float">
            <text:p>0,005886</text:p>
          </table:table-cell>
          <table:table-cell office:value-type="float" office:value="0.011312" calcext:value-type="float">
            <text:p>0,011312</text:p>
          </table:table-cell>
          <table:table-cell office:value-type="float" office:value="0.024645" calcext:value-type="float">
            <text:p>0,024645</text:p>
          </table:table-cell>
          <table:table-cell office:value-type="float" office:value="0.065801" calcext:value-type="float">
            <text:p>0,065801</text:p>
          </table:table-cell>
          <table:table-cell office:value-type="float" office:value="0.265836" calcext:value-type="float">
            <text:p>0,265836</text:p>
          </table:table-cell>
          <table:table-cell office:value-type="float" office:value="1.049283" calcext:value-type="float">
            <text:p>1,049283</text:p>
          </table:table-cell>
          <table:table-cell office:value-type="float" office:value="4.422336" calcext:value-type="float">
            <text:p>4,42233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79:.I188])/10" office:value-type="float" office:value="0.0042357" calcext:value-type="float">
            <text:p>0,0042357</text:p>
          </table:table-cell>
          <table:table-cell table:formula="of:=SUM([.J179:.J188])/10" office:value-type="float" office:value="0.0057628" calcext:value-type="float">
            <text:p>0,0057628</text:p>
          </table:table-cell>
          <table:table-cell table:formula="of:=SUM([.K179:.K188])/10" office:value-type="float" office:value="0.0108047" calcext:value-type="float">
            <text:p>0,0108047</text:p>
          </table:table-cell>
          <table:table-cell table:formula="of:=SUM([.L179:.L188])/10" office:value-type="float" office:value="0.0266642" calcext:value-type="float">
            <text:p>0,0266642</text:p>
          </table:table-cell>
          <table:table-cell table:formula="of:=SUM([.M179:.M188])/10" office:value-type="float" office:value="0.0618417" calcext:value-type="float">
            <text:p>0,0618417</text:p>
          </table:table-cell>
          <table:table-cell table:formula="of:=SUM([.N179:.N188])/10" office:value-type="float" office:value="0.2569795" calcext:value-type="float">
            <text:p>0,2569795</text:p>
          </table:table-cell>
          <table:table-cell table:formula="of:=SUM([.O179:.O188])/10" office:value-type="float" office:value="1.062548" calcext:value-type="float">
            <text:p>1,062548</text:p>
          </table:table-cell>
          <table:table-cell table:formula="of:=SUM([.P179:.P188])/10" office:value-type="float" office:value="4.6705434" calcext:value-type="float">
            <text:p>4,670543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79:.I188])" office:value-type="float" office:value="0.000427841364682441" calcext:value-type="float">
            <text:p>0,000427841364682441</text:p>
          </table:table-cell>
          <table:table-cell table:formula="of:=STDEV([.J179:.J188])" office:value-type="float" office:value="0.0001456180696968" calcext:value-type="float">
            <text:p>0,0001456180696968</text:p>
          </table:table-cell>
          <table:table-cell table:formula="of:=STDEV([.K179:.K188])" office:value-type="float" office:value="0.00121633639809608" calcext:value-type="float">
            <text:p>0,00121633639809608</text:p>
          </table:table-cell>
          <table:table-cell table:formula="of:=STDEV([.L179:.L188])" office:value-type="float" office:value="0.00238280949021668" calcext:value-type="float">
            <text:p>0,00238280949021668</text:p>
          </table:table-cell>
          <table:table-cell table:formula="of:=STDEV([.M179:.M188])" office:value-type="float" office:value="0.00183405743579032" calcext:value-type="float">
            <text:p>0,00183405743579032</text:p>
          </table:table-cell>
          <table:table-cell table:formula="of:=STDEV([.N179:.N188])" office:value-type="float" office:value="0.014304120534929" calcext:value-type="float">
            <text:p>0,014304120534929</text:p>
          </table:table-cell>
          <table:table-cell table:formula="of:=STDEV([.O179:.O188])" office:value-type="float" office:value="0.0302538568964539" calcext:value-type="float">
            <text:p>0,0302538568964539</text:p>
          </table:table-cell>
          <table:table-cell table:formula="of:=STDEV([.P179:.P188])" office:value-type="float" office:value="0.401932779210709" calcext:value-type="float">
            <text:p>0,401932779210709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90]-[.G194]*[.I191]/SQRT(10)" office:value-type="float" office:value="0.00401313920030566" calcext:value-type="float">
            <text:p>0,00401313920030566</text:p>
          </table:table-cell>
          <table:table-cell table:formula="of:=[.J190]-[.G194]*[.J191]/SQRT(10)" office:value-type="float" office:value="0.00568705025554572" calcext:value-type="float">
            <text:p>0,00568705025554572</text:p>
          </table:table-cell>
          <table:table-cell table:formula="of:=[.K190]-[.G194]*[.K191]/SQRT(10)" office:value-type="float" office:value="0.0101719682825829" calcext:value-type="float">
            <text:p>0,0101719682825829</text:p>
          </table:table-cell>
          <table:table-cell table:formula="of:=[.L190]-[.G194]*[.L191]/SQRT(10)" office:value-type="float" office:value="0.025424675191417" calcext:value-type="float">
            <text:p>0,025424675191417</text:p>
          </table:table-cell>
          <table:table-cell table:formula="of:=[.M190]-[.G194]*[.M191]/SQRT(10)" office:value-type="float" office:value="0.0608876330880785" calcext:value-type="float">
            <text:p>0,0608876330880785</text:p>
          </table:table-cell>
          <table:table-cell table:formula="of:=[.N190]-[.G194]*[.N191]/SQRT(10)" office:value-type="float" office:value="0.249538572665774" calcext:value-type="float">
            <text:p>0,249538572665774</text:p>
          </table:table-cell>
          <table:table-cell table:formula="of:=[.O190]-[.G194]*[.O191]/SQRT(10)" office:value-type="float" office:value="1.0468101047413" calcext:value-type="float">
            <text:p>1,0468101047413</text:p>
          </table:table-cell>
          <table:table-cell table:formula="of:=[.P190]-[.G194]*[.P191]/SQRT(10)" office:value-type="float" office:value="4.46146010850737" calcext:value-type="float">
            <text:p>4,4614601085073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190]+[.G194]*[.I191]/SQRT(10)" office:value-type="float" office:value="0.00445826079969434" calcext:value-type="float">
            <text:p>0,00445826079969434</text:p>
          </table:table-cell>
          <table:table-cell table:formula="of:=[.J190]+[.G194]*[.J191]/SQRT(10)" office:value-type="float" office:value="0.00583854974445428" calcext:value-type="float">
            <text:p>0,00583854974445428</text:p>
          </table:table-cell>
          <table:table-cell table:formula="of:=[.K190]+[.G194]*[.K191]/SQRT(10)" office:value-type="float" office:value="0.0114374317174171" calcext:value-type="float">
            <text:p>0,0114374317174171</text:p>
          </table:table-cell>
          <table:table-cell table:formula="of:=[.L190]+[.G194]*[.L191]/SQRT(10)" office:value-type="float" office:value="0.027903724808583" calcext:value-type="float">
            <text:p>0,027903724808583</text:p>
          </table:table-cell>
          <table:table-cell table:formula="of:=[.M190]+[.G194]*[.M191]/SQRT(10)" office:value-type="float" office:value="0.0627957669119215" calcext:value-type="float">
            <text:p>0,0627957669119215</text:p>
          </table:table-cell>
          <table:table-cell table:formula="of:=[.N190]+[.G194]*[.N191]/SQRT(10)" office:value-type="float" office:value="0.264420427334226" calcext:value-type="float">
            <text:p>0,264420427334226</text:p>
          </table:table-cell>
          <table:table-cell table:formula="of:=[.O190]+[.G194]*[.O191]/SQRT(10)" office:value-type="float" office:value="1.0782858952587" calcext:value-type="float">
            <text:p>1,0782858952587</text:p>
          </table:table-cell>
          <table:table-cell table:formula="of:=[.P190]+[.G194]*[.P191]/SQRT(10)" office:value-type="float" office:value="4.87962669149263" calcext:value-type="float">
            <text:p>4,8796266914926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8619" calcext:value-type="float">
            <text:p>0,008619</text:p>
          </table:table-cell>
          <table:table-cell office:value-type="float" office:value="0.008148" calcext:value-type="float">
            <text:p>0,008148</text:p>
          </table:table-cell>
          <table:table-cell office:value-type="float" office:value="0.012124" calcext:value-type="float">
            <text:p>0,012124</text:p>
          </table:table-cell>
          <table:table-cell office:value-type="float" office:value="0.026367" calcext:value-type="float">
            <text:p>0,026367</text:p>
          </table:table-cell>
          <table:table-cell office:value-type="float" office:value="0.064684" calcext:value-type="float">
            <text:p>0,064684</text:p>
          </table:table-cell>
          <table:table-cell office:value-type="float" office:value="0.224182" calcext:value-type="float">
            <text:p>0,224182</text:p>
          </table:table-cell>
          <table:table-cell office:value-type="float" office:value="0.976673" calcext:value-type="float">
            <text:p>0,976673</text:p>
          </table:table-cell>
          <table:table-cell office:value-type="float" office:value="3.550825" calcext:value-type="float">
            <text:p>3,55082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8218" calcext:value-type="float">
            <text:p>0,008218</text:p>
          </table:table-cell>
          <table:table-cell office:value-type="float" office:value="0.008066" calcext:value-type="float">
            <text:p>0,008066</text:p>
          </table:table-cell>
          <table:table-cell office:value-type="float" office:value="0.014862" calcext:value-type="float">
            <text:p>0,014862</text:p>
          </table:table-cell>
          <table:table-cell office:value-type="float" office:value="0.027728" calcext:value-type="float">
            <text:p>0,027728</text:p>
          </table:table-cell>
          <table:table-cell office:value-type="float" office:value="0.054691" calcext:value-type="float">
            <text:p>0,054691</text:p>
          </table:table-cell>
          <table:table-cell office:value-type="float" office:value="0.260807" calcext:value-type="float">
            <text:p>0,260807</text:p>
          </table:table-cell>
          <table:table-cell office:value-type="float" office:value="1.002147" calcext:value-type="float">
            <text:p>1,002147</text:p>
          </table:table-cell>
          <table:table-cell office:value-type="float" office:value="3.60215" calcext:value-type="float">
            <text:p>3,6021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7925" calcext:value-type="float">
            <text:p>0,007925</text:p>
          </table:table-cell>
          <table:table-cell office:value-type="float" office:value="0.007742" calcext:value-type="float">
            <text:p>0,007742</text:p>
          </table:table-cell>
          <table:table-cell office:value-type="float" office:value="0.012236" calcext:value-type="float">
            <text:p>0,012236</text:p>
          </table:table-cell>
          <table:table-cell office:value-type="float" office:value="0.024843" calcext:value-type="float">
            <text:p>0,024843</text:p>
          </table:table-cell>
          <table:table-cell office:value-type="float" office:value="0.061139" calcext:value-type="float">
            <text:p>0,061139</text:p>
          </table:table-cell>
          <table:table-cell office:value-type="float" office:value="0.224516" calcext:value-type="float">
            <text:p>0,224516</text:p>
          </table:table-cell>
          <table:table-cell office:value-type="float" office:value="1.009415" calcext:value-type="float">
            <text:p>1,009415</text:p>
          </table:table-cell>
          <table:table-cell office:value-type="float" office:value="2.993326" calcext:value-type="float">
            <text:p>2,99332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8802" calcext:value-type="float">
            <text:p>0,008802</text:p>
          </table:table-cell>
          <table:table-cell office:value-type="float" office:value="0.008398" calcext:value-type="float">
            <text:p>0,008398</text:p>
          </table:table-cell>
          <table:table-cell office:value-type="float" office:value="0.013553" calcext:value-type="float">
            <text:p>0,013553</text:p>
          </table:table-cell>
          <table:table-cell office:value-type="float" office:value="0.026447" calcext:value-type="float">
            <text:p>0,026447</text:p>
          </table:table-cell>
          <table:table-cell office:value-type="float" office:value="0.063198" calcext:value-type="float">
            <text:p>0,063198</text:p>
          </table:table-cell>
          <table:table-cell office:value-type="float" office:value="0.259282" calcext:value-type="float">
            <text:p>0,259282</text:p>
          </table:table-cell>
          <table:table-cell office:value-type="float" office:value="1.033963" calcext:value-type="float">
            <text:p>1,033963</text:p>
          </table:table-cell>
          <table:table-cell office:value-type="float" office:value="3.358255" calcext:value-type="float">
            <text:p>3,3582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7656" calcext:value-type="float">
            <text:p>0,007656</text:p>
          </table:table-cell>
          <table:table-cell office:value-type="float" office:value="0.008611" calcext:value-type="float">
            <text:p>0,008611</text:p>
          </table:table-cell>
          <table:table-cell office:value-type="float" office:value="0.011603" calcext:value-type="float">
            <text:p>0,011603</text:p>
          </table:table-cell>
          <table:table-cell office:value-type="float" office:value="0.025969" calcext:value-type="float">
            <text:p>0,025969</text:p>
          </table:table-cell>
          <table:table-cell office:value-type="float" office:value="0.061824" calcext:value-type="float">
            <text:p>0,061824</text:p>
          </table:table-cell>
          <table:table-cell office:value-type="float" office:value="0.257663" calcext:value-type="float">
            <text:p>0,257663</text:p>
          </table:table-cell>
          <table:table-cell office:value-type="float" office:value="1.021049" calcext:value-type="float">
            <text:p>1,021049</text:p>
          </table:table-cell>
          <table:table-cell office:value-type="float" office:value="3.704058" calcext:value-type="float">
            <text:p>3,7040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8689" calcext:value-type="float">
            <text:p>0,008689</text:p>
          </table:table-cell>
          <table:table-cell office:value-type="float" office:value="0.008217" calcext:value-type="float">
            <text:p>0,008217</text:p>
          </table:table-cell>
          <table:table-cell office:value-type="float" office:value="0.015742" calcext:value-type="float">
            <text:p>0,015742</text:p>
          </table:table-cell>
          <table:table-cell office:value-type="float" office:value="0.027285" calcext:value-type="float">
            <text:p>0,027285</text:p>
          </table:table-cell>
          <table:table-cell office:value-type="float" office:value="0.060689" calcext:value-type="float">
            <text:p>0,060689</text:p>
          </table:table-cell>
          <table:table-cell office:value-type="float" office:value="0.260982" calcext:value-type="float">
            <text:p>0,260982</text:p>
          </table:table-cell>
          <table:table-cell office:value-type="float" office:value="1.038215" calcext:value-type="float">
            <text:p>1,038215</text:p>
          </table:table-cell>
          <table:table-cell office:value-type="float" office:value="4.089784" calcext:value-type="float">
            <text:p>4,08978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7534" calcext:value-type="float">
            <text:p>0,007534</text:p>
          </table:table-cell>
          <table:table-cell office:value-type="float" office:value="0.008033" calcext:value-type="float">
            <text:p>0,008033</text:p>
          </table:table-cell>
          <table:table-cell office:value-type="float" office:value="0.010807" calcext:value-type="float">
            <text:p>0,010807</text:p>
          </table:table-cell>
          <table:table-cell office:value-type="float" office:value="0.027527" calcext:value-type="float">
            <text:p>0,027527</text:p>
          </table:table-cell>
          <table:table-cell office:value-type="float" office:value="0.06078" calcext:value-type="float">
            <text:p>0,06078</text:p>
          </table:table-cell>
          <table:table-cell office:value-type="float" office:value="0.260099" calcext:value-type="float">
            <text:p>0,260099</text:p>
          </table:table-cell>
          <table:table-cell office:value-type="float" office:value="1.044398" calcext:value-type="float">
            <text:p>1,044398</text:p>
          </table:table-cell>
          <table:table-cell office:value-type="float" office:value="4.36043" calcext:value-type="float">
            <text:p>4,360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7554" calcext:value-type="float">
            <text:p>0,007554</text:p>
          </table:table-cell>
          <table:table-cell office:value-type="float" office:value="0.008194" calcext:value-type="float">
            <text:p>0,008194</text:p>
          </table:table-cell>
          <table:table-cell office:value-type="float" office:value="0.013493" calcext:value-type="float">
            <text:p>0,013493</text:p>
          </table:table-cell>
          <table:table-cell office:value-type="float" office:value="0.030854" calcext:value-type="float">
            <text:p>0,030854</text:p>
          </table:table-cell>
          <table:table-cell office:value-type="float" office:value="0.058481" calcext:value-type="float">
            <text:p>0,058481</text:p>
          </table:table-cell>
          <table:table-cell office:value-type="float" office:value="0.262317" calcext:value-type="float">
            <text:p>0,262317</text:p>
          </table:table-cell>
          <table:table-cell office:value-type="float" office:value="1.057132" calcext:value-type="float">
            <text:p>1,057132</text:p>
          </table:table-cell>
          <table:table-cell office:value-type="float" office:value="4.1032" calcext:value-type="float">
            <text:p>4,103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7567" calcext:value-type="float">
            <text:p>0,007567</text:p>
          </table:table-cell>
          <table:table-cell office:value-type="float" office:value="0.00779" calcext:value-type="float">
            <text:p>0,00779</text:p>
          </table:table-cell>
          <table:table-cell office:value-type="float" office:value="0.01466" calcext:value-type="float">
            <text:p>0,01466</text:p>
          </table:table-cell>
          <table:table-cell office:value-type="float" office:value="0.028494" calcext:value-type="float">
            <text:p>0,028494</text:p>
          </table:table-cell>
          <table:table-cell office:value-type="float" office:value="0.059172" calcext:value-type="float">
            <text:p>0,059172</text:p>
          </table:table-cell>
          <table:table-cell office:value-type="float" office:value="0.258276" calcext:value-type="float">
            <text:p>0,258276</text:p>
          </table:table-cell>
          <table:table-cell office:value-type="float" office:value="1.052763" calcext:value-type="float">
            <text:p>1,052763</text:p>
          </table:table-cell>
          <table:table-cell office:value-type="float" office:value="4.933319" calcext:value-type="float">
            <text:p>4,93331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7812" calcext:value-type="float">
            <text:p>0,007812</text:p>
          </table:table-cell>
          <table:table-cell office:value-type="float" office:value="0.008654" calcext:value-type="float">
            <text:p>0,008654</text:p>
          </table:table-cell>
          <table:table-cell office:value-type="float" office:value="0.014667" calcext:value-type="float">
            <text:p>0,014667</text:p>
          </table:table-cell>
          <table:table-cell office:value-type="float" office:value="0.02612" calcext:value-type="float">
            <text:p>0,02612</text:p>
          </table:table-cell>
          <table:table-cell office:value-type="float" office:value="0.062656" calcext:value-type="float">
            <text:p>0,062656</text:p>
          </table:table-cell>
          <table:table-cell office:value-type="float" office:value="0.261803" calcext:value-type="float">
            <text:p>0,261803</text:p>
          </table:table-cell>
          <table:table-cell office:value-type="float" office:value="1.095601" calcext:value-type="float">
            <text:p>1,095601</text:p>
          </table:table-cell>
          <table:table-cell office:value-type="float" office:value="4.639408" calcext:value-type="float">
            <text:p>4,63940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98:.I207])/10" office:value-type="float" office:value="0.0080376" calcext:value-type="float">
            <text:p>0,0080376</text:p>
          </table:table-cell>
          <table:table-cell table:formula="of:=SUM([.J198:.J207])/10" office:value-type="float" office:value="0.0081853" calcext:value-type="float">
            <text:p>0,0081853</text:p>
          </table:table-cell>
          <table:table-cell table:formula="of:=SUM([.K198:.K207])/10" office:value-type="float" office:value="0.0133747" calcext:value-type="float">
            <text:p>0,0133747</text:p>
          </table:table-cell>
          <table:table-cell table:formula="of:=SUM([.L198:.L207])/10" office:value-type="float" office:value="0.0271634" calcext:value-type="float">
            <text:p>0,0271634</text:p>
          </table:table-cell>
          <table:table-cell table:formula="of:=SUM([.M198:.M207])/10" office:value-type="float" office:value="0.0607314" calcext:value-type="float">
            <text:p>0,0607314</text:p>
          </table:table-cell>
          <table:table-cell table:formula="of:=SUM([.N198:.N207])/10" office:value-type="float" office:value="0.2529927" calcext:value-type="float">
            <text:p>0,2529927</text:p>
          </table:table-cell>
          <table:table-cell table:formula="of:=SUM([.O198:.O207])/10" office:value-type="float" office:value="1.0331356" calcext:value-type="float">
            <text:p>1,0331356</text:p>
          </table:table-cell>
          <table:table-cell table:formula="of:=SUM([.P198:.P207])/10" office:value-type="float" office:value="3.9334755" calcext:value-type="float">
            <text:p>3,93347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98:.I207])" office:value-type="float" office:value="0.000505232443754578" calcext:value-type="float">
            <text:p>0,000505232443754578</text:p>
          </table:table-cell>
          <table:table-cell table:formula="of:=STDEV([.J198:.J207])" office:value-type="float" office:value="0.000305290044238444" calcext:value-type="float">
            <text:p>0,000305290044238444</text:p>
          </table:table-cell>
          <table:table-cell table:formula="of:=STDEV([.K198:.K207])" office:value-type="float" office:value="0.00162538488091624" calcext:value-type="float">
            <text:p>0,00162538488091624</text:p>
          </table:table-cell>
          <table:table-cell table:formula="of:=STDEV([.L198:.L207])" office:value-type="float" office:value="0.00166345698939154" calcext:value-type="float">
            <text:p>0,00166345698939154</text:p>
          </table:table-cell>
          <table:table-cell table:formula="of:=STDEV([.M198:.M207])" office:value-type="float" office:value="0.00280392146822981" calcext:value-type="float">
            <text:p>0,00280392146822981</text:p>
          </table:table-cell>
          <table:table-cell table:formula="of:=STDEV([.N198:.N207])" office:value-type="float" office:value="0.0151665376847995" calcext:value-type="float">
            <text:p>0,0151665376847995</text:p>
          </table:table-cell>
          <table:table-cell table:formula="of:=STDEV([.O198:.O207])" office:value-type="float" office:value="0.0331216379130689" calcext:value-type="float">
            <text:p>0,0331216379130689</text:p>
          </table:table-cell>
          <table:table-cell table:formula="of:=STDEV([.P198:.P207])" office:value-type="float" office:value="0.60158556282253" calcext:value-type="float">
            <text:p>0,6015855628225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09]-[.G213]*[.I210]/SQRT(10)" office:value-type="float" office:value="0.00777478077307227" calcext:value-type="float">
            <text:p>0,00777478077307227</text:p>
          </table:table-cell>
          <table:table-cell table:formula="of:=[.J209]-[.G213]*[.J210]/SQRT(10)" office:value-type="float" office:value="0.00802648974462682" calcext:value-type="float">
            <text:p>0,00802648974462682</text:p>
          </table:table-cell>
          <table:table-cell table:formula="of:=[.K209]-[.G213]*[.K210]/SQRT(10)" office:value-type="float" office:value="0.0125291834399631" calcext:value-type="float">
            <text:p>0,0125291834399631</text:p>
          </table:table-cell>
          <table:table-cell table:formula="of:=[.L209]-[.G213]*[.L210]/SQRT(10)" office:value-type="float" office:value="0.0262980785318645" calcext:value-type="float">
            <text:p>0,0262980785318645</text:p>
          </table:table-cell>
          <table:table-cell table:formula="of:=[.M209]-[.G213]*[.M210]/SQRT(10)" office:value-type="float" office:value="0.0592728149828347" calcext:value-type="float">
            <text:p>0,0592728149828347</text:p>
          </table:table-cell>
          <table:table-cell table:formula="of:=[.N209]-[.G213]*[.N210]/SQRT(10)" office:value-type="float" office:value="0.245103147856699" calcext:value-type="float">
            <text:p>0,245103147856699</text:p>
          </table:table-cell>
          <table:table-cell table:formula="of:=[.O209]-[.G213]*[.O210]/SQRT(10)" office:value-type="float" office:value="1.01590590032711" calcext:value-type="float">
            <text:p>1,01590590032711</text:p>
          </table:table-cell>
          <table:table-cell table:formula="of:=[.P209]-[.G213]*[.P210]/SQRT(10)" office:value-type="float" office:value="3.62053389360407" calcext:value-type="float">
            <text:p>3,6205338936040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209]+[.G213]*[.I210]/SQRT(10)" office:value-type="float" office:value="0.00830041922692773" calcext:value-type="float">
            <text:p>0,00830041922692773</text:p>
          </table:table-cell>
          <table:table-cell table:formula="of:=[.J209]+[.G213]*[.J210]/SQRT(10)" office:value-type="float" office:value="0.00834411025537318" calcext:value-type="float">
            <text:p>0,00834411025537318</text:p>
          </table:table-cell>
          <table:table-cell table:formula="of:=[.K209]+[.G213]*[.K210]/SQRT(10)" office:value-type="float" office:value="0.0142202165600369" calcext:value-type="float">
            <text:p>0,0142202165600369</text:p>
          </table:table-cell>
          <table:table-cell table:formula="of:=[.L209]+[.G213]*[.L210]/SQRT(10)" office:value-type="float" office:value="0.0280287214681355" calcext:value-type="float">
            <text:p>0,0280287214681355</text:p>
          </table:table-cell>
          <table:table-cell table:formula="of:=[.M209]+[.G213]*[.M210]/SQRT(10)" office:value-type="float" office:value="0.0621899850171653" calcext:value-type="float">
            <text:p>0,0621899850171653</text:p>
          </table:table-cell>
          <table:table-cell table:formula="of:=[.N209]+[.G213]*[.N210]/SQRT(10)" office:value-type="float" office:value="0.260882252143301" calcext:value-type="float">
            <text:p>0,260882252143301</text:p>
          </table:table-cell>
          <table:table-cell table:formula="of:=[.O209]+[.G213]*[.O210]/SQRT(10)" office:value-type="float" office:value="1.05036529967289" calcext:value-type="float">
            <text:p>1,05036529967289</text:p>
          </table:table-cell>
          <table:table-cell table:formula="of:=[.P209]+[.G213]*[.P210]/SQRT(10)" office:value-type="float" office:value="4.24641710639593" calcext:value-type="float">
            <text:p>4,2464171063959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14685" calcext:value-type="float">
            <text:p>0,014685</text:p>
          </table:table-cell>
          <table:table-cell office:value-type="float" office:value="0.015143" calcext:value-type="float">
            <text:p>0,015143</text:p>
          </table:table-cell>
          <table:table-cell office:value-type="float" office:value="0.017063" calcext:value-type="float">
            <text:p>0,017063</text:p>
          </table:table-cell>
          <table:table-cell office:value-type="float" office:value="0.036737" calcext:value-type="float">
            <text:p>0,036737</text:p>
          </table:table-cell>
          <table:table-cell office:value-type="float" office:value="0.077792" calcext:value-type="float">
            <text:p>0,077792</text:p>
          </table:table-cell>
          <table:table-cell office:value-type="float" office:value="0.23197" calcext:value-type="float">
            <text:p>0,23197</text:p>
          </table:table-cell>
          <table:table-cell office:value-type="float" office:value="0.969573" calcext:value-type="float">
            <text:p>0,969573</text:p>
          </table:table-cell>
          <table:table-cell office:value-type="float" office:value="3.219653" calcext:value-type="float">
            <text:p>3,21965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14376" calcext:value-type="float">
            <text:p>0,014376</text:p>
          </table:table-cell>
          <table:table-cell office:value-type="float" office:value="0.015682" calcext:value-type="float">
            <text:p>0,015682</text:p>
          </table:table-cell>
          <table:table-cell office:value-type="float" office:value="0.017949" calcext:value-type="float">
            <text:p>0,017949</text:p>
          </table:table-cell>
          <table:table-cell office:value-type="float" office:value="0.035806" calcext:value-type="float">
            <text:p>0,035806</text:p>
          </table:table-cell>
          <table:table-cell office:value-type="float" office:value="0.076862" calcext:value-type="float">
            <text:p>0,076862</text:p>
          </table:table-cell>
          <table:table-cell office:value-type="float" office:value="0.236473" calcext:value-type="float">
            <text:p>0,236473</text:p>
          </table:table-cell>
          <table:table-cell office:value-type="float" office:value="0.976735" calcext:value-type="float">
            <text:p>0,976735</text:p>
          </table:table-cell>
          <table:table-cell office:value-type="float" office:value="3.608243" calcext:value-type="float">
            <text:p>3,6082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14008" calcext:value-type="float">
            <text:p>0,014008</text:p>
          </table:table-cell>
          <table:table-cell office:value-type="float" office:value="0.015653" calcext:value-type="float">
            <text:p>0,015653</text:p>
          </table:table-cell>
          <table:table-cell office:value-type="float" office:value="0.016291" calcext:value-type="float">
            <text:p>0,016291</text:p>
          </table:table-cell>
          <table:table-cell office:value-type="float" office:value="0.040474" calcext:value-type="float">
            <text:p>0,040474</text:p>
          </table:table-cell>
          <table:table-cell office:value-type="float" office:value="0.076594" calcext:value-type="float">
            <text:p>0,076594</text:p>
          </table:table-cell>
          <table:table-cell office:value-type="float" office:value="0.256262" calcext:value-type="float">
            <text:p>0,256262</text:p>
          </table:table-cell>
          <table:table-cell office:value-type="float" office:value="1.023112" calcext:value-type="float">
            <text:p>1,023112</text:p>
          </table:table-cell>
          <table:table-cell office:value-type="float" office:value="3.286355" calcext:value-type="float">
            <text:p>3,2863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14671" calcext:value-type="float">
            <text:p>0,014671</text:p>
          </table:table-cell>
          <table:table-cell office:value-type="float" office:value="0.014924" calcext:value-type="float">
            <text:p>0,014924</text:p>
          </table:table-cell>
          <table:table-cell office:value-type="float" office:value="0.017245" calcext:value-type="float">
            <text:p>0,017245</text:p>
          </table:table-cell>
          <table:table-cell office:value-type="float" office:value="0.037922" calcext:value-type="float">
            <text:p>0,037922</text:p>
          </table:table-cell>
          <table:table-cell office:value-type="float" office:value="0.076023" calcext:value-type="float">
            <text:p>0,076023</text:p>
          </table:table-cell>
          <table:table-cell office:value-type="float" office:value="0.260525" calcext:value-type="float">
            <text:p>0,260525</text:p>
          </table:table-cell>
          <table:table-cell office:value-type="float" office:value="1.037453" calcext:value-type="float">
            <text:p>1,037453</text:p>
          </table:table-cell>
          <table:table-cell office:value-type="float" office:value="3.244967" calcext:value-type="float">
            <text:p>3,24496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15745" calcext:value-type="float">
            <text:p>0,015745</text:p>
          </table:table-cell>
          <table:table-cell office:value-type="float" office:value="0.014643" calcext:value-type="float">
            <text:p>0,014643</text:p>
          </table:table-cell>
          <table:table-cell office:value-type="float" office:value="0.017355" calcext:value-type="float">
            <text:p>0,017355</text:p>
          </table:table-cell>
          <table:table-cell office:value-type="float" office:value="0.039178" calcext:value-type="float">
            <text:p>0,039178</text:p>
          </table:table-cell>
          <table:table-cell office:value-type="float" office:value="0.081457" calcext:value-type="float">
            <text:p>0,081457</text:p>
          </table:table-cell>
          <table:table-cell office:value-type="float" office:value="0.260395" calcext:value-type="float">
            <text:p>0,260395</text:p>
          </table:table-cell>
          <table:table-cell office:value-type="float" office:value="1.103004" calcext:value-type="float">
            <text:p>1,103004</text:p>
          </table:table-cell>
          <table:table-cell office:value-type="float" office:value="3.795028" calcext:value-type="float">
            <text:p>3,7950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1477" calcext:value-type="float">
            <text:p>0,01477</text:p>
          </table:table-cell>
          <table:table-cell office:value-type="float" office:value="0.014992" calcext:value-type="float">
            <text:p>0,014992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41309" calcext:value-type="float">
            <text:p>0,041309</text:p>
          </table:table-cell>
          <table:table-cell office:value-type="float" office:value="0.074751" calcext:value-type="float">
            <text:p>0,074751</text:p>
          </table:table-cell>
          <table:table-cell office:value-type="float" office:value="0.264406" calcext:value-type="float">
            <text:p>0,264406</text:p>
          </table:table-cell>
          <table:table-cell office:value-type="float" office:value="1.064246" calcext:value-type="float">
            <text:p>1,064246</text:p>
          </table:table-cell>
          <table:table-cell office:value-type="float" office:value="3.454602" calcext:value-type="float">
            <text:p>3,4546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15144" calcext:value-type="float">
            <text:p>0,015144</text:p>
          </table:table-cell>
          <table:table-cell office:value-type="float" office:value="0.015362" calcext:value-type="float">
            <text:p>0,015362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41812" calcext:value-type="float">
            <text:p>0,041812</text:p>
          </table:table-cell>
          <table:table-cell office:value-type="float" office:value="0.076059" calcext:value-type="float">
            <text:p>0,076059</text:p>
          </table:table-cell>
          <table:table-cell office:value-type="float" office:value="0.247438" calcext:value-type="float">
            <text:p>0,247438</text:p>
          </table:table-cell>
          <table:table-cell office:value-type="float" office:value="1.079727" calcext:value-type="float">
            <text:p>1,079727</text:p>
          </table:table-cell>
          <table:table-cell office:value-type="float" office:value="3.696096" calcext:value-type="float">
            <text:p>3,69609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15212" calcext:value-type="float">
            <text:p>0,015212</text:p>
          </table:table-cell>
          <table:table-cell office:value-type="float" office:value="0.015761" calcext:value-type="float">
            <text:p>0,015761</text:p>
          </table:table-cell>
          <table:table-cell office:value-type="float" office:value="0.016319" calcext:value-type="float">
            <text:p>0,016319</text:p>
          </table:table-cell>
          <table:table-cell office:value-type="float" office:value="0.041903" calcext:value-type="float">
            <text:p>0,041903</text:p>
          </table:table-cell>
          <table:table-cell office:value-type="float" office:value="0.076079" calcext:value-type="float">
            <text:p>0,076079</text:p>
          </table:table-cell>
          <table:table-cell office:value-type="float" office:value="0.266677" calcext:value-type="float">
            <text:p>0,266677</text:p>
          </table:table-cell>
          <table:table-cell office:value-type="float" office:value="1.067446" calcext:value-type="float">
            <text:p>1,067446</text:p>
          </table:table-cell>
          <table:table-cell office:value-type="float" office:value="4.153957" calcext:value-type="float">
            <text:p>4,1539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15093" calcext:value-type="float">
            <text:p>0,015093</text:p>
          </table:table-cell>
          <table:table-cell office:value-type="float" office:value="0.015229" calcext:value-type="float">
            <text:p>0,015229</text:p>
          </table:table-cell>
          <table:table-cell office:value-type="float" office:value="0.016204" calcext:value-type="float">
            <text:p>0,016204</text:p>
          </table:table-cell>
          <table:table-cell office:value-type="float" office:value="0.041571" calcext:value-type="float">
            <text:p>0,041571</text:p>
          </table:table-cell>
          <table:table-cell office:value-type="float" office:value="0.07578" calcext:value-type="float">
            <text:p>0,07578</text:p>
          </table:table-cell>
          <table:table-cell office:value-type="float" office:value="0.235801" calcext:value-type="float">
            <text:p>0,235801</text:p>
          </table:table-cell>
          <table:table-cell office:value-type="float" office:value="1.079622" calcext:value-type="float">
            <text:p>1,079622</text:p>
          </table:table-cell>
          <table:table-cell office:value-type="float" office:value="4.371063" calcext:value-type="float">
            <text:p>4,37106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15092" calcext:value-type="float">
            <text:p>0,015092</text:p>
          </table:table-cell>
          <table:table-cell office:value-type="float" office:value="0.015137" calcext:value-type="float">
            <text:p>0,015137</text:p>
          </table:table-cell>
          <table:table-cell office:value-type="float" office:value="0.018765" calcext:value-type="float">
            <text:p>0,018765</text:p>
          </table:table-cell>
          <table:table-cell office:value-type="float" office:value="0.040815" calcext:value-type="float">
            <text:p>0,040815</text:p>
          </table:table-cell>
          <table:table-cell office:value-type="float" office:value="0.080293" calcext:value-type="float">
            <text:p>0,080293</text:p>
          </table:table-cell>
          <table:table-cell office:value-type="float" office:value="0.268018" calcext:value-type="float">
            <text:p>0,268018</text:p>
          </table:table-cell>
          <table:table-cell office:value-type="float" office:value="1.114182" calcext:value-type="float">
            <text:p>1,114182</text:p>
          </table:table-cell>
          <table:table-cell office:value-type="float" office:value="4.338758" calcext:value-type="float">
            <text:p>4,33875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17:.I226])/10" office:value-type="float" office:value="0.0148796" calcext:value-type="float">
            <text:p>0,0148796</text:p>
          </table:table-cell>
          <table:table-cell table:formula="of:=SUM([.J217:.J226])/10" office:value-type="float" office:value="0.0152526" calcext:value-type="float">
            <text:p>0,0152526</text:p>
          </table:table-cell>
          <table:table-cell table:formula="of:=SUM([.K217:.K226])/10" office:value-type="float" office:value="0.0172076" calcext:value-type="float">
            <text:p>0,0172076</text:p>
          </table:table-cell>
          <table:table-cell table:formula="of:=SUM([.L217:.L226])/10" office:value-type="float" office:value="0.0397527" calcext:value-type="float">
            <text:p>0,0397527</text:p>
          </table:table-cell>
          <table:table-cell table:formula="of:=SUM([.M217:.M226])/10" office:value-type="float" office:value="0.077169" calcext:value-type="float">
            <text:p>0,077169</text:p>
          </table:table-cell>
          <table:table-cell table:formula="of:=SUM([.N217:.N226])/10" office:value-type="float" office:value="0.2527965" calcext:value-type="float">
            <text:p>0,2527965</text:p>
          </table:table-cell>
          <table:table-cell table:formula="of:=SUM([.O217:.O226])/10" office:value-type="float" office:value="1.05151" calcext:value-type="float">
            <text:p>1,05151</text:p>
          </table:table-cell>
          <table:table-cell table:formula="of:=SUM([.P217:.P226])/10" office:value-type="float" office:value="3.7168722" calcext:value-type="float">
            <text:p>3,716872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17:.I226])" office:value-type="float" office:value="0.000486102686911132" calcext:value-type="float">
            <text:p>0,000486102686911132</text:p>
          </table:table-cell>
          <table:table-cell table:formula="of:=STDEV([.J217:.J226])" office:value-type="float" office:value="0.000363406475818287" calcext:value-type="float">
            <text:p>0,000363406475818287</text:p>
          </table:table-cell>
          <table:table-cell table:formula="of:=STDEV([.K217:.K226])" office:value-type="float" office:value="0.000936817923730231" calcext:value-type="float">
            <text:p>0,000936817923730231</text:p>
          </table:table-cell>
          <table:table-cell table:formula="of:=STDEV([.L217:.L226])" office:value-type="float" office:value="0.00222596236615886" calcext:value-type="float">
            <text:p>0,00222596236615886</text:p>
          </table:table-cell>
          <table:table-cell table:formula="of:=STDEV([.M217:.M226])" office:value-type="float" office:value="0.00212050528569647" calcext:value-type="float">
            <text:p>0,00212050528569647</text:p>
          </table:table-cell>
          <table:table-cell table:formula="of:=STDEV([.N217:.N226])" office:value-type="float" office:value="0.0137694498175409" calcext:value-type="float">
            <text:p>0,0137694498175409</text:p>
          </table:table-cell>
          <table:table-cell table:formula="of:=STDEV([.O217:.O226])" office:value-type="float" office:value="0.0493187763342838" calcext:value-type="float">
            <text:p>0,0493187763342838</text:p>
          </table:table-cell>
          <table:table-cell table:formula="of:=STDEV([.P217:.P226])" office:value-type="float" office:value="0.440724545370663" calcext:value-type="float">
            <text:p>0,44072454537066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28]-[.G232]*[.I229]/SQRT(10)" office:value-type="float" office:value="0.0146267319707181" calcext:value-type="float">
            <text:p>0,0146267319707181</text:p>
          </table:table-cell>
          <table:table-cell table:formula="of:=[.J228]-[.G232]*[.J229]/SQRT(10)" office:value-type="float" office:value="0.0150635578863833" calcext:value-type="float">
            <text:p>0,0150635578863833</text:p>
          </table:table-cell>
          <table:table-cell table:formula="of:=[.K228]-[.G232]*[.K229]/SQRT(10)" office:value-type="float" office:value="0.0167202723045395" calcext:value-type="float">
            <text:p>0,0167202723045395</text:p>
          </table:table-cell>
          <table:table-cell table:formula="of:=[.L228]-[.G232]*[.L229]/SQRT(10)" office:value-type="float" office:value="0.0385947662301563" calcext:value-type="float">
            <text:p>0,0385947662301563</text:p>
          </table:table-cell>
          <table:table-cell table:formula="of:=[.M228]-[.G232]*[.M229]/SQRT(10)" office:value-type="float" office:value="0.0760659244418642" calcext:value-type="float">
            <text:p>0,0760659244418642</text:p>
          </table:table-cell>
          <table:table-cell table:formula="of:=[.N228]-[.G232]*[.N229]/SQRT(10)" office:value-type="float" office:value="0.24563370552589" calcext:value-type="float">
            <text:p>0,24563370552589</text:p>
          </table:table-cell>
          <table:table-cell table:formula="of:=[.O228]-[.G232]*[.O229]/SQRT(10)" office:value-type="float" office:value="1.02585463516857" calcext:value-type="float">
            <text:p>1,02585463516857</text:p>
          </table:table-cell>
          <table:table-cell table:formula="of:=[.P228]-[.G232]*[.P229]/SQRT(10)" office:value-type="float" office:value="3.48760963831333" calcext:value-type="float">
            <text:p>3,4876096383133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228]+[.G232]*[.I229]/SQRT(10)" office:value-type="float" office:value="0.0151324680292819" calcext:value-type="float">
            <text:p>0,0151324680292819</text:p>
          </table:table-cell>
          <table:table-cell table:formula="of:=[.J228]+[.G232]*[.J229]/SQRT(10)" office:value-type="float" office:value="0.0154416421136167" calcext:value-type="float">
            <text:p>0,0154416421136167</text:p>
          </table:table-cell>
          <table:table-cell table:formula="of:=[.K228]+[.G232]*[.K229]/SQRT(10)" office:value-type="float" office:value="0.0176949276954606" calcext:value-type="float">
            <text:p>0,0176949276954606</text:p>
          </table:table-cell>
          <table:table-cell table:formula="of:=[.L228]+[.G232]*[.L229]/SQRT(10)" office:value-type="float" office:value="0.0409106337698437" calcext:value-type="float">
            <text:p>0,0409106337698437</text:p>
          </table:table-cell>
          <table:table-cell table:formula="of:=[.M228]+[.G232]*[.M229]/SQRT(10)" office:value-type="float" office:value="0.0782720755581358" calcext:value-type="float">
            <text:p>0,0782720755581358</text:p>
          </table:table-cell>
          <table:table-cell table:formula="of:=[.N228]+[.G232]*[.N229]/SQRT(10)" office:value-type="float" office:value="0.25995929447411" calcext:value-type="float">
            <text:p>0,25995929447411</text:p>
          </table:table-cell>
          <table:table-cell table:formula="of:=[.O228]+[.G232]*[.O229]/SQRT(10)" office:value-type="float" office:value="1.07716536483143" calcext:value-type="float">
            <text:p>1,07716536483143</text:p>
          </table:table-cell>
          <table:table-cell table:formula="of:=[.P228]+[.G232]*[.P229]/SQRT(10)" office:value-type="float" office:value="3.94613476168667" calcext:value-type="float">
            <text:p>3,9461347616866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29985" calcext:value-type="float">
            <text:p>0,029985</text:p>
          </table:table-cell>
          <table:table-cell office:value-type="float" office:value="0.028317" calcext:value-type="float">
            <text:p>0,028317</text:p>
          </table:table-cell>
          <table:table-cell office:value-type="float" office:value="0.032686" calcext:value-type="float">
            <text:p>0,032686</text:p>
          </table:table-cell>
          <table:table-cell table:style-name="ce2" office:value-type="float" office:value="0.03986" calcext:value-type="float">
            <text:p>0,03986</text:p>
          </table:table-cell>
          <table:table-cell office:value-type="float" office:value="0.072928" calcext:value-type="float">
            <text:p>0,072928</text:p>
          </table:table-cell>
          <table:table-cell office:value-type="float" office:value="0.238276" calcext:value-type="float">
            <text:p>0,238276</text:p>
          </table:table-cell>
          <table:table-cell office:value-type="float" office:value="0.945636" calcext:value-type="float">
            <text:p>0,945636</text:p>
          </table:table-cell>
          <table:table-cell office:value-type="float" office:value="3.261593" calcext:value-type="float">
            <text:p>3,2615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29079" calcext:value-type="float">
            <text:p>0,029079</text:p>
          </table:table-cell>
          <table:table-cell office:value-type="float" office:value="0.028108" calcext:value-type="float">
            <text:p>0,028108</text:p>
          </table:table-cell>
          <table:table-cell office:value-type="float" office:value="0.032263" calcext:value-type="float">
            <text:p>0,032263</text:p>
          </table:table-cell>
          <table:table-cell table:style-name="ce2" office:value-type="float" office:value="0.039232" calcext:value-type="float">
            <text:p>0,039232</text:p>
          </table:table-cell>
          <table:table-cell office:value-type="float" office:value="0.067121" calcext:value-type="float">
            <text:p>0,067121</text:p>
          </table:table-cell>
          <table:table-cell office:value-type="float" office:value="0.240066" calcext:value-type="float">
            <text:p>0,240066</text:p>
          </table:table-cell>
          <table:table-cell office:value-type="float" office:value="0.977913" calcext:value-type="float">
            <text:p>0,977913</text:p>
          </table:table-cell>
          <table:table-cell office:value-type="float" office:value="3.508214" calcext:value-type="float">
            <text:p>3,5082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2856" calcext:value-type="float">
            <text:p>0,02856</text:p>
          </table:table-cell>
          <table:table-cell office:value-type="float" office:value="0.029795" calcext:value-type="float">
            <text:p>0,029795</text:p>
          </table:table-cell>
          <table:table-cell office:value-type="float" office:value="0.034453" calcext:value-type="float">
            <text:p>0,034453</text:p>
          </table:table-cell>
          <table:table-cell table:style-name="ce2" office:value-type="float" office:value="0.037071" calcext:value-type="float">
            <text:p>0,037071</text:p>
          </table:table-cell>
          <table:table-cell office:value-type="float" office:value="0.065074" calcext:value-type="float">
            <text:p>0,065074</text:p>
          </table:table-cell>
          <table:table-cell office:value-type="float" office:value="0.268961" calcext:value-type="float">
            <text:p>0,268961</text:p>
          </table:table-cell>
          <table:table-cell office:value-type="float" office:value="0.982234" calcext:value-type="float">
            <text:p>0,982234</text:p>
          </table:table-cell>
          <table:table-cell office:value-type="float" office:value="3.071546" calcext:value-type="float">
            <text:p>3,07154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29296" calcext:value-type="float">
            <text:p>0,029296</text:p>
          </table:table-cell>
          <table:table-cell office:value-type="float" office:value="0.029961" calcext:value-type="float">
            <text:p>0,029961</text:p>
          </table:table-cell>
          <table:table-cell office:value-type="float" office:value="0.031963" calcext:value-type="float">
            <text:p>0,031963</text:p>
          </table:table-cell>
          <table:table-cell table:style-name="ce2" office:value-type="float" office:value="0.037542" calcext:value-type="float">
            <text:p>0,037542</text:p>
          </table:table-cell>
          <table:table-cell office:value-type="float" office:value="0.066606" calcext:value-type="float">
            <text:p>0,066606</text:p>
          </table:table-cell>
          <table:table-cell office:value-type="float" office:value="0.272486" calcext:value-type="float">
            <text:p>0,272486</text:p>
          </table:table-cell>
          <table:table-cell office:value-type="float" office:value="0.99589" calcext:value-type="float">
            <text:p>0,99589</text:p>
          </table:table-cell>
          <table:table-cell office:value-type="float" office:value="3.345943" calcext:value-type="float">
            <text:p>3,3459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29674" calcext:value-type="float">
            <text:p>0,029674</text:p>
          </table:table-cell>
          <table:table-cell office:value-type="float" office:value="0.029177" calcext:value-type="float">
            <text:p>0,029177</text:p>
          </table:table-cell>
          <table:table-cell office:value-type="float" office:value="0.031092" calcext:value-type="float">
            <text:p>0,031092</text:p>
          </table:table-cell>
          <table:table-cell table:style-name="ce2" office:value-type="float" office:value="0.038422" calcext:value-type="float">
            <text:p>0,038422</text:p>
          </table:table-cell>
          <table:table-cell office:value-type="float" office:value="0.067203" calcext:value-type="float">
            <text:p>0,067203</text:p>
          </table:table-cell>
          <table:table-cell office:value-type="float" office:value="0.268669" calcext:value-type="float">
            <text:p>0,268669</text:p>
          </table:table-cell>
          <table:table-cell office:value-type="float" office:value="1.000541" calcext:value-type="float">
            <text:p>1,000541</text:p>
          </table:table-cell>
          <table:table-cell office:value-type="float" office:value="3.52345" calcext:value-type="float">
            <text:p>3,5234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30453" calcext:value-type="float">
            <text:p>0,030453</text:p>
          </table:table-cell>
          <table:table-cell office:value-type="float" office:value="0.028343" calcext:value-type="float">
            <text:p>0,028343</text:p>
          </table:table-cell>
          <table:table-cell office:value-type="float" office:value="0.030561" calcext:value-type="float">
            <text:p>0,030561</text:p>
          </table:table-cell>
          <table:table-cell table:style-name="ce2" office:value-type="float" office:value="0.035768" calcext:value-type="float">
            <text:p>0,035768</text:p>
          </table:table-cell>
          <table:table-cell office:value-type="float" office:value="0.071314" calcext:value-type="float">
            <text:p>0,071314</text:p>
          </table:table-cell>
          <table:table-cell office:value-type="float" office:value="0.27012" calcext:value-type="float">
            <text:p>0,27012</text:p>
          </table:table-cell>
          <table:table-cell office:value-type="float" office:value="1.012254" calcext:value-type="float">
            <text:p>1,012254</text:p>
          </table:table-cell>
          <table:table-cell office:value-type="float" office:value="3.550447" calcext:value-type="float">
            <text:p>3,55044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29543" calcext:value-type="float">
            <text:p>0,029543</text:p>
          </table:table-cell>
          <table:table-cell office:value-type="float" office:value="0.029848" calcext:value-type="float">
            <text:p>0,029848</text:p>
          </table:table-cell>
          <table:table-cell office:value-type="float" office:value="0.034795" calcext:value-type="float">
            <text:p>0,034795</text:p>
          </table:table-cell>
          <table:table-cell table:style-name="ce2" office:value-type="float" office:value="0.040133" calcext:value-type="float">
            <text:p>0,040133</text:p>
          </table:table-cell>
          <table:table-cell office:value-type="float" office:value="0.086483" calcext:value-type="float">
            <text:p>0,086483</text:p>
          </table:table-cell>
          <table:table-cell office:value-type="float" office:value="0.277617" calcext:value-type="float">
            <text:p>0,277617</text:p>
          </table:table-cell>
          <table:table-cell office:value-type="float" office:value="1.001416" calcext:value-type="float">
            <text:p>1,001416</text:p>
          </table:table-cell>
          <table:table-cell office:value-type="float" office:value="3.723758" calcext:value-type="float">
            <text:p>3,7237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28751" calcext:value-type="float">
            <text:p>0,028751</text:p>
          </table:table-cell>
          <table:table-cell office:value-type="float" office:value="0.029075" calcext:value-type="float">
            <text:p>0,029075</text:p>
          </table:table-cell>
          <table:table-cell office:value-type="float" office:value="0.032735" calcext:value-type="float">
            <text:p>0,032735</text:p>
          </table:table-cell>
          <table:table-cell table:style-name="ce2" office:value-type="float" office:value="0.03889" calcext:value-type="float">
            <text:p>0,03889</text:p>
          </table:table-cell>
          <table:table-cell office:value-type="float" office:value="0.06558" calcext:value-type="float">
            <text:p>0,06558</text:p>
          </table:table-cell>
          <table:table-cell office:value-type="float" office:value="0.277341" calcext:value-type="float">
            <text:p>0,277341</text:p>
          </table:table-cell>
          <table:table-cell office:value-type="float" office:value="1.035158" calcext:value-type="float">
            <text:p>1,035158</text:p>
          </table:table-cell>
          <table:table-cell office:value-type="float" office:value="4.062468" calcext:value-type="float">
            <text:p>4,06246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28852" calcext:value-type="float">
            <text:p>0,028852</text:p>
          </table:table-cell>
          <table:table-cell office:value-type="float" office:value="0.028935" calcext:value-type="float">
            <text:p>0,028935</text:p>
          </table:table-cell>
          <table:table-cell office:value-type="float" office:value="0.033822" calcext:value-type="float">
            <text:p>0,033822</text:p>
          </table:table-cell>
          <table:table-cell table:style-name="ce2" office:value-type="float" office:value="0.040247" calcext:value-type="float">
            <text:p>0,040247</text:p>
          </table:table-cell>
          <table:table-cell office:value-type="float" office:value="0.066764" calcext:value-type="float">
            <text:p>0,066764</text:p>
          </table:table-cell>
          <table:table-cell office:value-type="float" office:value="0.274942" calcext:value-type="float">
            <text:p>0,274942</text:p>
          </table:table-cell>
          <table:table-cell office:value-type="float" office:value="1.025859" calcext:value-type="float">
            <text:p>1,025859</text:p>
          </table:table-cell>
          <table:table-cell office:value-type="float" office:value="3.99037" calcext:value-type="float">
            <text:p>3,9903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29826" calcext:value-type="float">
            <text:p>0,029826</text:p>
          </table:table-cell>
          <table:table-cell office:value-type="float" office:value="0.030003" calcext:value-type="float">
            <text:p>0,030003</text:p>
          </table:table-cell>
          <table:table-cell office:value-type="float" office:value="0.035904" calcext:value-type="float">
            <text:p>0,035904</text:p>
          </table:table-cell>
          <table:table-cell table:style-name="ce2" office:value-type="float" office:value="0.039622" calcext:value-type="float">
            <text:p>0,039622</text:p>
          </table:table-cell>
          <table:table-cell office:value-type="float" office:value="0.069825" calcext:value-type="float">
            <text:p>0,069825</text:p>
          </table:table-cell>
          <table:table-cell office:value-type="float" office:value="0.277132" calcext:value-type="float">
            <text:p>0,277132</text:p>
          </table:table-cell>
          <table:table-cell office:value-type="float" office:value="1.066015" calcext:value-type="float">
            <text:p>1,066015</text:p>
          </table:table-cell>
          <table:table-cell office:value-type="float" office:value="4.049344" calcext:value-type="float">
            <text:p>4,04934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36:.I245])/10" office:value-type="float" office:value="0.0294019" calcext:value-type="float">
            <text:p>0,0294019</text:p>
          </table:table-cell>
          <table:table-cell table:formula="of:=SUM([.J236:.J245])/10" office:value-type="float" office:value="0.0291562" calcext:value-type="float">
            <text:p>0,0291562</text:p>
          </table:table-cell>
          <table:table-cell table:formula="of:=SUM([.K236:.K245])/10" office:value-type="float" office:value="0.0330274" calcext:value-type="float">
            <text:p>0,0330274</text:p>
          </table:table-cell>
          <table:table-cell table:formula="of:=SUM([.L236:.L245])/10" office:value-type="float" office:value="0.0386787" calcext:value-type="float">
            <text:p>0,0386787</text:p>
          </table:table-cell>
          <table:table-cell table:formula="of:=SUM([.M236:.M245])/10" office:value-type="float" office:value="0.0698898" calcext:value-type="float">
            <text:p>0,0698898</text:p>
          </table:table-cell>
          <table:table-cell table:formula="of:=SUM([.N236:.N245])/10" office:value-type="float" office:value="0.266561" calcext:value-type="float">
            <text:p>0,266561</text:p>
          </table:table-cell>
          <table:table-cell table:formula="of:=SUM([.O236:.O245])/10" office:value-type="float" office:value="1.0042916" calcext:value-type="float">
            <text:p>1,0042916</text:p>
          </table:table-cell>
          <table:table-cell table:formula="of:=SUM([.P236:.P245])/10" office:value-type="float" office:value="3.6087133" calcext:value-type="float">
            <text:p>3,608713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36:.I245])" office:value-type="float" office:value="0.000602675599122595" calcext:value-type="float">
            <text:p>0,000602675599122595</text:p>
          </table:table-cell>
          <table:table-cell table:formula="of:=STDEV([.J236:.J245])" office:value-type="float" office:value="0.000728137319161403" calcext:value-type="float">
            <text:p>0,000728137319161403</text:p>
          </table:table-cell>
          <table:table-cell table:formula="of:=STDEV([.K236:.K245])" office:value-type="float" office:value="0.00169348983528754" calcext:value-type="float">
            <text:p>0,00169348983528754</text:p>
          </table:table-cell>
          <table:table-cell table:formula="of:=STDEV([.L236:.L245])" office:value-type="float" office:value="0.00147668856642903" calcext:value-type="float">
            <text:p>0,00147668856642903</text:p>
          </table:table-cell>
          <table:table-cell table:formula="of:=STDEV([.M236:.M245])" office:value-type="float" office:value="0.00635787273648453" calcext:value-type="float">
            <text:p>0,00635787273648453</text:p>
          </table:table-cell>
          <table:table-cell table:formula="of:=STDEV([.N236:.N245])" office:value-type="float" office:value="0.0148340178044326" calcext:value-type="float">
            <text:p>0,0148340178044326</text:p>
          </table:table-cell>
          <table:table-cell table:formula="of:=STDEV([.O236:.O245])" office:value-type="float" office:value="0.0333447246175796" calcext:value-type="float">
            <text:p>0,0333447246175796</text:p>
          </table:table-cell>
          <table:table-cell table:formula="of:=STDEV([.P236:.P245])" office:value-type="float" office:value="0.342831381289873" calcext:value-type="float">
            <text:p>0,34283138128987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47]-[.G251]*[.I248]/SQRT(10)" office:value-type="float" office:value="0.0290883913625251" calcext:value-type="float">
            <text:p>0,0290883913625251</text:p>
          </table:table-cell>
          <table:table-cell table:formula="of:=[.J247]-[.G251]*[.J248]/SQRT(10)" office:value-type="float" office:value="0.0287774268438323" calcext:value-type="float">
            <text:p>0,0287774268438323</text:p>
          </table:table-cell>
          <table:table-cell table:formula="of:=[.K247]-[.G251]*[.K248]/SQRT(10)" office:value-type="float" office:value="0.0321464556053513" calcext:value-type="float">
            <text:p>0,0321464556053513</text:p>
          </table:table-cell>
          <table:table-cell table:formula="of:=[.L247]-[.G251]*[.L248]/SQRT(10)" office:value-type="float" office:value="0.037910534470966" calcext:value-type="float">
            <text:p>0,037910534470966</text:p>
          </table:table-cell>
          <table:table-cell table:formula="of:=[.M247]-[.G251]*[.M248]/SQRT(10)" office:value-type="float" office:value="0.0665824684575319" calcext:value-type="float">
            <text:p>0,0665824684575319</text:p>
          </table:table-cell>
          <table:table-cell table:formula="of:=[.N247]-[.G251]*[.N248]/SQRT(10)" office:value-type="float" office:value="0.25884442292783" calcext:value-type="float">
            <text:p>0,25884442292783</text:p>
          </table:table-cell>
          <table:table-cell table:formula="of:=[.O247]-[.G251]*[.O248]/SQRT(10)" office:value-type="float" office:value="0.986945851811336" calcext:value-type="float">
            <text:p>0,986945851811336</text:p>
          </table:table-cell>
          <table:table-cell table:formula="of:=[.P247]-[.G251]*[.P248]/SQRT(10)" office:value-type="float" office:value="3.43037424099662" calcext:value-type="float">
            <text:p>3,4303742409966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247]+[.G251]*[.I248]/SQRT(10)" office:value-type="float" office:value="0.0297154086374749" calcext:value-type="float">
            <text:p>0,0297154086374749</text:p>
          </table:table-cell>
          <table:table-cell table:formula="of:=[.J247]+[.G251]*[.J248]/SQRT(10)" office:value-type="float" office:value="0.0295349731561677" calcext:value-type="float">
            <text:p>0,0295349731561677</text:p>
          </table:table-cell>
          <table:table-cell table:formula="of:=[.K247]+[.G251]*[.K248]/SQRT(10)" office:value-type="float" office:value="0.0339083443946487" calcext:value-type="float">
            <text:p>0,0339083443946487</text:p>
          </table:table-cell>
          <table:table-cell table:formula="of:=[.L247]+[.G251]*[.L248]/SQRT(10)" office:value-type="float" office:value="0.039446865529034" calcext:value-type="float">
            <text:p>0,039446865529034</text:p>
          </table:table-cell>
          <table:table-cell table:formula="of:=[.M247]+[.G251]*[.M248]/SQRT(10)" office:value-type="float" office:value="0.0731971315424681" calcext:value-type="float">
            <text:p>0,0731971315424681</text:p>
          </table:table-cell>
          <table:table-cell table:formula="of:=[.N247]+[.G251]*[.N248]/SQRT(10)" office:value-type="float" office:value="0.27427757707217" calcext:value-type="float">
            <text:p>0,27427757707217</text:p>
          </table:table-cell>
          <table:table-cell table:formula="of:=[.O247]+[.G251]*[.O248]/SQRT(10)" office:value-type="float" office:value="1.02163734818866" calcext:value-type="float">
            <text:p>1,02163734818866</text:p>
          </table:table-cell>
          <table:table-cell table:formula="of:=[.P247]+[.G251]*[.P248]/SQRT(10)" office:value-type="float" office:value="3.78705235900338" calcext:value-type="float">
            <text:p>3,7870523590033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3:53:39.033240397</meta:creation-date>
    <dc:date>2023-07-20T21:33:15.709622605</dc:date>
    <meta:editing-duration>PT1H22M7S</meta:editing-duration>
    <meta:editing-cycles>6</meta:editing-cycles>
    <meta:generator>LibreOffice/7.3.7.2$Linux_X86_64 LibreOffice_project/30$Build-2</meta:generator>
    <meta:document-statistic meta:table-count="1" meta:cell-count="19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27cm" svg:height="14.663cm" xlink:href=".." xlink:type="simple" chart:class="chart:line" chart:style-name="ch1">
        <chart:legend chart:legend-position="end" svg:x="19.757cm" svg:y="6.534cm" style:legend-expansion="high" chart:style-name="ch2"/>
        <chart:plot-area chart:style-name="ch3" table:cell-range-address="Planilha1.R7:Planilha1.U14" chart:data-source-has-labels="both" svg:x="0.44cm" svg:y="0.293cm" svg:width="18.877cm" svg:height="14.077cm">
          <chart:coordinate-region svg:x="1.538cm" svg:y="0.492cm" svg:width="17.024cm" svg:height="13.231cm"/>
          <chart:axis chart:dimension="x" chart:name="primary-x" chart:style-name="ch4" chartooo:axis-type="auto">
            <chartooo:date-scale/>
            <chart:categories table:cell-range-address="Planilha1.R8:Planilha1.R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S8:Planilha1.S14" chart:label-cell-address="Planilha1.S7:Planilha1.S7" chart:class="chart:line">
            <chart:data-point chart:repeated="7"/>
          </chart:series>
          <chart:series chart:style-name="ch7" chart:values-cell-range-address="Planilha1.T8:Planilha1.T14" chart:label-cell-address="Planilha1.T7:Planilha1.T7" chart:class="chart:line">
            <chart:data-point chart:repeated="7"/>
          </chart:series>
          <chart:series chart:style-name="ch8" chart:values-cell-range-address="Planilha1.U8:Planilha1.U14" chart:label-cell-address="Planilha1.U7:Planilha1.U7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Planilha1.S7:Planilha1.S7</svg:desc>
                </draw:g>
              </table:table-cell>
              <table:table-cell office:value-type="string">
                <text:p>media</text:p>
                <draw:g>
                  <svg:desc>Planilha1.T7:Planilha1.T7</svg:desc>
                </draw:g>
              </table:table-cell>
              <table:table-cell office:value-type="string">
                <text:p>max</text:p>
                <draw:g>
                  <svg:desc>Planilha1.U7:Planilha1.U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cial</text:p>
                <draw:g>
                  <svg:desc>Planilha1.R8:Planilha1.R14</svg:desc>
                </draw:g>
              </table:table-cell>
              <table:table-cell office:value-type="float" office:value="0.00201543302781052">
                <text:p>0.00201543302781052</text:p>
                <draw:g>
                  <svg:desc>Planilha1.S8:Planilha1.S14</svg:desc>
                </draw:g>
              </table:table-cell>
              <table:table-cell office:value-type="float" office:value="0.00213">
                <text:p>0.00213</text:p>
                <draw:g>
                  <svg:desc>Planilha1.T8:Planilha1.T14</svg:desc>
                </draw:g>
              </table:table-cell>
              <table:table-cell office:value-type="float" office:value="0.00221056697218948">
                <text:p>0.00221056697218948</text:p>
                <draw:g>
                  <svg:desc>Planilha1.U8:Planilha1.U14</svg:desc>
                </draw:g>
              </table:table-cell>
            </table:table-row>
            <table:table-row>
              <table:table-cell office:value-type="string">
                <text:p>OMP N1</text:p>
              </table:table-cell>
              <table:table-cell office:value-type="float" office:value="0.00211263026689542">
                <text:p>0.00211263026689542</text:p>
              </table:table-cell>
              <table:table-cell office:value-type="float" office:value="0.0021293">
                <text:p>0.0021293</text:p>
              </table:table-cell>
              <table:table-cell office:value-type="float" office:value="0.00214596973310457">
                <text:p>0.00214596973310457</text:p>
              </table:table-cell>
            </table:table-row>
            <table:table-row>
              <table:table-cell office:value-type="string">
                <text:p>OMP N2</text:p>
              </table:table-cell>
              <table:table-cell office:value-type="float" office:value="0.00127685444145559">
                <text:p>0.00127685444145559</text:p>
              </table:table-cell>
              <table:table-cell office:value-type="float" office:value="0.0013508">
                <text:p>0.0013508</text:p>
              </table:table-cell>
              <table:table-cell office:value-type="float" office:value="0.00142474555854441">
                <text:p>0.00142474555854441</text:p>
              </table:table-cell>
            </table:table-row>
            <table:table-row>
              <table:table-cell office:value-type="string">
                <text:p>OMP N4</text:p>
              </table:table-cell>
              <table:table-cell office:value-type="float" office:value="0.000899551370416905">
                <text:p>0.000899551370416905</text:p>
              </table:table-cell>
              <table:table-cell office:value-type="float" office:value="0.0009643">
                <text:p>0.0009643</text:p>
              </table:table-cell>
              <table:table-cell office:value-type="float" office:value="0.0010290486295831">
                <text:p>0.0010290486295831</text:p>
              </table:table-cell>
            </table:table-row>
            <table:table-row>
              <table:table-cell office:value-type="string">
                <text:p>OMP N8</text:p>
              </table:table-cell>
              <table:table-cell office:value-type="float" office:value="0.000919527418892399">
                <text:p>0.000919527418892399</text:p>
              </table:table-cell>
              <table:table-cell office:value-type="float" office:value="0.0009537">
                <text:p>0.0009537</text:p>
              </table:table-cell>
              <table:table-cell office:value-type="float" office:value="0.000987872581107601">
                <text:p>0.000987872581107601</text:p>
              </table:table-cell>
            </table:table-row>
            <table:table-row>
              <table:table-cell office:value-type="string">
                <text:p>OMP N16</text:p>
              </table:table-cell>
              <table:table-cell office:value-type="float" office:value="0.00609075085820521">
                <text:p>0.00609075085820521</text:p>
              </table:table-cell>
              <table:table-cell office:value-type="float" office:value="0.0064753">
                <text:p>0.0064753</text:p>
              </table:table-cell>
              <table:table-cell office:value-type="float" office:value="0.00685984914179479">
                <text:p>0.00685984914179479</text:p>
              </table:table-cell>
            </table:table-row>
            <table:table-row>
              <table:table-cell office:value-type="string">
                <text:p>OMP N32</text:p>
              </table:table-cell>
              <table:table-cell office:value-type="float" office:value="0.0133470652506326">
                <text:p>0.0133470652506326</text:p>
              </table:table-cell>
              <table:table-cell office:value-type="float" office:value="0.0138835">
                <text:p>0.0138835</text:p>
              </table:table-cell>
              <table:table-cell office:value-type="float" office:value="0.0144199347493674">
                <text:p>0.0144199347493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